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text-underline-style="none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.5pt" style:font-size-asian="10.5pt" style:font-size-complex="10.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style:text-underline-style="none" style:font-size-asian="10.5pt" style:font-size-complex="10.5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.5pt" style:font-size-asian="10.5pt" style:font-size-complex="10.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.5pt" style:text-underline-style="solid" style:text-underline-width="auto" style:text-underline-color="font-color" fo:font-weight="bold" officeooo:rsid="002d92c3" officeooo:paragraph-rsid="002d92c3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.5pt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  <style:text-properties fo:color="#000000" style:font-name="Consolas" fo:font-size="10.5pt" style:font-size-asian="10.5pt" style:font-size-complex="10.5pt"/>
    </style:style>
    <style:style style:name="P12" style:family="paragraph" style:parent-style-name="Standard">
      <style:text-properties fo:color="#000000" style:font-name="Consolas" fo:font-size="10.5pt" style:text-underline-style="solid" style:text-underline-width="auto" style:text-underline-color="font-color" officeooo:rsid="0015585d" officeooo:paragraph-rsid="0015585d" style:font-size-asian="10.5pt" style:font-size-complex="10.5pt"/>
    </style:style>
    <style:style style:name="P13" style:family="paragraph" style:parent-style-name="Standard">
      <style:text-properties fo:color="#000000" style:font-name="Consolas" fo:font-size="10.5pt" style:text-underline-style="solid" style:text-underline-width="auto" style:text-underline-color="font-color" officeooo:rsid="0019c82b" officeooo:paragraph-rsid="0019c82b" style:font-size-asian="10.5pt" style:font-size-complex="10.5pt"/>
    </style:style>
    <style:style style:name="P14" style:family="paragraph" style:parent-style-name="Standard">
      <style:text-properties fo:color="#000000" style:font-name="Consolas" fo:font-size="10.5pt" style:text-underline-style="solid" style:text-underline-width="auto" style:text-underline-color="font-color" officeooo:rsid="001b5bd0" officeooo:paragraph-rsid="0019c82b" style:font-size-asian="10.5pt" style:font-size-complex="10.5pt"/>
    </style:style>
    <style:style style:name="P15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bold" officeooo:rsid="0019c82b" officeooo:paragraph-rsid="0019c82b" style:font-size-asian="10.5pt" style:font-weight-asian="bold" style:font-size-complex="10.5pt" style:font-weight-complex="bold"/>
    </style:style>
    <style:style style:name="P16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bold" officeooo:rsid="001d857b" officeooo:paragraph-rsid="001d857b" style:font-size-asian="10.5pt" style:font-weight-asian="bold" style:font-size-complex="10.5pt" style:font-weight-complex="bold"/>
    </style:style>
    <style:style style:name="P17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bold" officeooo:rsid="00247963" officeooo:paragraph-rsid="00247963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bold" officeooo:rsid="002643ae" officeooo:paragraph-rsid="002643ae" style:font-size-asian="10.5pt" style:font-weight-asian="bold" style:font-size-complex="10.5pt" style:font-weight-complex="bold"/>
    </style:style>
    <style:style style:name="P19" style:family="paragraph" style:parent-style-name="Standard">
      <style:text-properties fo:color="#000000" style:font-name="Consolas" fo:font-size="10.5pt" style:text-underline-style="none" officeooo:rsid="0019c82b" officeooo:paragraph-rsid="0019c82b" style:font-size-asian="10.5pt" style:font-size-complex="10.5pt"/>
    </style:style>
    <style:style style:name="P20" style:family="paragraph" style:parent-style-name="Standard">
      <style:text-properties fo:color="#000000" style:font-name="Consolas" fo:font-size="10.5pt" style:text-underline-style="none" officeooo:rsid="0015585d" officeooo:paragraph-rsid="0015585d" style:font-size-asian="10.5pt" style:font-size-complex="10.5pt"/>
    </style:style>
    <style:style style:name="P21" style:family="paragraph" style:parent-style-name="Standard">
      <style:text-properties fo:color="#000000" style:font-name="Consolas" fo:font-size="10.5pt" style:text-underline-style="none" fo:font-weight="bold" officeooo:rsid="00273d83" officeooo:paragraph-rsid="00273d83" style:font-size-asian="10.5pt" style:font-weight-asian="bold" style:font-size-complex="10.5pt" style:font-weight-complex="bold"/>
    </style:style>
    <style:style style:name="P22" style:family="paragraph" style:parent-style-name="Standard">
      <style:text-properties fo:color="#000000" style:font-name="Consolas" fo:font-size="10.5pt" style:text-underline-style="none" fo:font-weight="normal" officeooo:rsid="0029f01a" officeooo:paragraph-rsid="0029f01a" style:font-size-asian="10.5pt" style:font-weight-asian="normal" style:font-size-complex="10.5pt" style:font-weight-complex="normal"/>
    </style:style>
    <style:style style:name="P23" style:family="paragraph" style:parent-style-name="Standard">
      <style:text-properties fo:font-size="10.5pt" officeooo:paragraph-rsid="00206953" style:font-size-asian="10.5pt" style:font-size-complex="10.5pt"/>
    </style:style>
    <style:style style:name="P24" style:family="paragraph" style:parent-style-name="Standard">
      <style:text-properties fo:font-size="10.5pt" officeooo:rsid="0022aa4d" officeooo:paragraph-rsid="0022aa4d" style:font-size-asian="10.5pt" style:font-size-complex="10.5pt"/>
    </style:style>
    <style:style style:name="P25" style:family="paragraph" style:parent-style-name="Standard">
      <style:text-properties fo:font-size="10.5pt" style:text-underline-style="solid" style:text-underline-width="auto" style:text-underline-color="font-color" officeooo:rsid="0015585d" officeooo:paragraph-rsid="0015585d" style:font-size-asian="10.5pt" style:font-size-complex="10.5pt"/>
    </style:style>
    <style:style style:name="P26" style:family="paragraph" style:parent-style-name="Standard">
      <style:text-properties fo:font-size="10.5pt" style:text-underline-style="solid" style:text-underline-width="auto" style:text-underline-color="font-color" fo:font-weight="bold" officeooo:rsid="0015585d" officeooo:paragraph-rsid="0015585d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size="10.5pt" style:text-underline-style="none" officeooo:rsid="0015585d" officeooo:paragraph-rsid="0015585d" style:font-size-asian="10.5pt" style:font-size-complex="10.5pt"/>
    </style:style>
    <style:style style:name="P28" style:family="paragraph" style:parent-style-name="Standard">
      <style:text-properties fo:font-size="10.5pt" style:text-underline-style="none" fo:font-weight="bold" officeooo:rsid="0015585d" officeooo:paragraph-rsid="0015585d" style:font-size-asian="10.5pt" style:font-weight-asian="bold" style:font-size-complex="10.5pt" style:font-weight-complex="bold"/>
    </style:style>
    <style:style style:name="P29" style:family="paragraph" style:parent-style-name="Standard">
      <style:text-properties fo:color="#008080" style:font-name="Consolas" fo:font-size="10.5pt" style:text-underline-style="solid" style:text-underline-width="auto" style:text-underline-color="font-color" officeooo:rsid="0015585d" officeooo:paragraph-rsid="0015585d" style:font-size-asian="10.5pt" style:font-size-complex="10.5pt"/>
    </style:style>
    <style:style style:name="P30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color="#000000" style:font-name="Consolas" fo:font-size="10.5pt" style:text-underline-style="solid" style:text-underline-width="auto" style:text-underline-color="font-color" officeooo:rsid="0015585d" officeooo:paragraph-rsid="0015585d" style:font-size-asian="10.5pt" style:font-size-complex="10.5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fo:font-weight="normal" style:font-size-asian="10pt" style:font-weight-asian="normal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border-line-width-bottom="0.0346in 0.0102in 0.0102in" fo:padding="0.0291in" fo:border-left="none" fo:border-right="none" fo:border-top="none" fo:border-bottom="4pt double #000000" style:join-border="false"/>
      <style:text-properties fo:color="#000000" style:font-name="Consolas" fo:font-size="10pt" style:text-underline-style="solid" style:text-underline-width="auto" style:text-underline-color="font-color" fo:font-weight="bold" officeooo:rsid="00273d83" style:font-size-asian="10pt" style:font-weight-asian="bold" style:font-size-complex="10.5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border-line-width-bottom="0.0346in 0.0102in 0.0102in" fo:padding="0.0291in" fo:border-left="none" fo:border-right="none" fo:border-top="none" fo:border-bottom="4pt double #000000" style:join-border="false"/>
      <style:text-properties fo:color="#000000" style:font-name="Consolas" fo:font-size="10pt" style:font-size-asian="10pt"/>
    </style:style>
    <style:style style:name="P38" style:family="paragraph" style:parent-style-name="Standard">
      <style:text-properties fo:color="#000000" style:font-name="Consolas" fo:font-size="10pt" style:text-underline-style="none" fo:font-weight="bold" officeooo:rsid="002643ae" officeooo:paragraph-rsid="002643ae" style:font-size-asian="10pt" style:font-weight-asian="bold" style:font-size-complex="10.5pt" style:font-weight-complex="bold"/>
    </style:style>
    <style:style style:name="P39" style:family="paragraph" style:parent-style-name="Standard">
      <style:text-properties fo:color="#000000" style:font-name="Consolas" fo:font-size="10pt" style:text-underline-style="none" fo:font-weight="bold" officeooo:rsid="00273d83" officeooo:paragraph-rsid="00273d83" style:font-size-asian="10pt" style:font-weight-asian="bold" style:font-size-complex="10.5pt" style:font-weight-complex="bold"/>
    </style:style>
    <style:style style:name="P40" style:family="paragraph" style:parent-style-name="Standard">
      <style:text-properties fo:color="#000000" style:font-name="Consolas" fo:font-size="10pt" style:text-underline-style="none" fo:font-weight="bold" officeooo:rsid="002c2b0a" officeooo:paragraph-rsid="002c2b0a" style:font-size-asian="10pt" style:font-weight-asian="bold" style:font-size-complex="10.5pt" style:font-weight-complex="bold"/>
    </style:style>
    <style:style style:name="P41" style:family="paragraph" style:parent-style-name="Standard">
      <style:text-properties fo:color="#000000" style:font-name="Consolas" fo:font-size="10pt" style:text-underline-style="none" fo:font-weight="bold" officeooo:rsid="0033f3a8" officeooo:paragraph-rsid="0033f3a8" style:font-size-asian="10pt" style:font-weight-asian="bold" style:font-size-complex="10.5pt" style:font-weight-complex="bold"/>
    </style:style>
    <style:style style:name="P42" style:family="paragraph" style:parent-style-name="Standard">
      <style:text-properties fo:color="#000000" style:font-name="Consolas" fo:font-size="10pt" style:text-underline-style="none" fo:font-weight="bold" officeooo:rsid="00385ef5" officeooo:paragraph-rsid="00385ef5" style:font-size-asian="10pt" style:font-weight-asian="bold" style:font-size-complex="10.5pt" style:font-weight-complex="bold"/>
    </style:style>
    <style:style style:name="P43" style:family="paragraph" style:parent-style-name="Standard">
      <style:text-properties fo:color="#000000" style:font-name="Consolas" fo:font-size="10pt" style:text-underline-style="none" fo:font-weight="bold" officeooo:rsid="003e97e6" officeooo:paragraph-rsid="003e97e6" style:font-size-asian="10pt" style:font-weight-asian="bold" style:font-size-complex="10.5pt" style:font-weight-complex="bold"/>
    </style:style>
    <style:style style:name="P44" style:family="paragraph" style:parent-style-name="Standard">
      <style:text-properties fo:color="#000000" style:font-name="Consolas" fo:font-size="10pt" style:text-underline-style="none" fo:font-weight="bold" officeooo:rsid="0040535a" officeooo:paragraph-rsid="0040535a" style:font-size-asian="10pt" style:font-weight-asian="bold" style:font-size-complex="10.5pt" style:font-weight-complex="bold"/>
    </style:style>
    <style:style style:name="P45" style:family="paragraph" style:parent-style-name="Standard">
      <style:text-properties fo:color="#000000" style:font-name="Consolas" fo:font-size="10pt" style:text-underline-style="none" fo:font-weight="bold" officeooo:rsid="00426286" officeooo:paragraph-rsid="00426286" style:font-size-asian="10pt" style:font-weight-asian="bold" style:font-size-complex="10.5pt" style:font-weight-complex="bold"/>
    </style:style>
    <style:style style:name="P46" style:family="paragraph" style:parent-style-name="Standard">
      <style:text-properties fo:color="#000000" style:font-name="Consolas" fo:font-size="10pt" style:text-underline-style="none" fo:font-weight="normal" officeooo:rsid="002d92c3" officeooo:paragraph-rsid="002d92c3" style:font-size-asian="10pt" style:font-weight-asian="normal" style:font-size-complex="10.5pt" style:font-weight-complex="normal"/>
    </style:style>
    <style:style style:name="P47" style:family="paragraph" style:parent-style-name="Standard">
      <style:text-properties fo:color="#000000" style:font-name="Consolas" fo:font-size="10pt" style:text-underline-style="none" fo:font-weight="normal" officeooo:rsid="00385ef5" officeooo:paragraph-rsid="00385ef5" style:font-size-asian="10pt" style:font-weight-asian="normal" style:font-size-complex="10.5pt" style:font-weight-complex="normal"/>
    </style:style>
    <style:style style:name="P48" style:family="paragraph" style:parent-style-name="Standard">
      <style:text-properties fo:color="#000000" style:font-name="Consolas" fo:font-size="10pt" style:text-underline-style="none" fo:font-weight="normal" officeooo:rsid="003b6799" officeooo:paragraph-rsid="003b6799" style:font-size-asian="10pt" style:font-weight-asian="normal" style:font-size-complex="10.5pt" style:font-weight-complex="normal"/>
    </style:style>
    <style:style style:name="P49" style:family="paragraph" style:parent-style-name="Standard">
      <style:text-properties fo:color="#000000" style:font-name="Consolas" fo:font-size="10pt" style:text-underline-style="none" fo:font-weight="normal" officeooo:rsid="0040535a" officeooo:paragraph-rsid="0040535a" style:font-size-asian="10pt" style:font-weight-asian="normal" style:font-size-complex="10.5pt" style:font-weight-complex="normal"/>
    </style:style>
    <style:style style:name="P50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2643ae" officeooo:paragraph-rsid="002643ae" style:font-size-asian="10pt" style:font-weight-asian="bold" style:font-size-complex="10.5pt" style:font-weight-complex="bold"/>
    </style:style>
    <style:style style:name="P51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273d83" officeooo:paragraph-rsid="00273d83" style:font-size-asian="10pt" style:font-weight-asian="bold" style:font-size-complex="10.5pt" style:font-weight-complex="bold"/>
    </style:style>
    <style:style style:name="P52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2c2b0a" officeooo:paragraph-rsid="002c2b0a" style:font-size-asian="10pt" style:font-weight-asian="bold" style:font-size-complex="10.5pt" style:font-weight-complex="bold"/>
    </style:style>
    <style:style style:name="P53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2d92c3" officeooo:paragraph-rsid="002d92c3" style:font-size-asian="10pt" style:font-weight-asian="bold" style:font-size-complex="10.5pt" style:font-weight-complex="bold"/>
    </style:style>
    <style:style style:name="P54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385ef5" officeooo:paragraph-rsid="00385ef5" style:font-size-asian="10pt" style:font-weight-asian="bold" style:font-size-complex="10.5pt" style:font-weight-complex="bold"/>
    </style:style>
    <style:style style:name="P55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3b6799" officeooo:paragraph-rsid="003b6799" style:font-size-asian="10pt" style:font-weight-asian="bold" style:font-size-complex="10.5pt" style:font-weight-complex="bold"/>
    </style:style>
    <style:style style:name="P56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40535a" officeooo:paragraph-rsid="0040535a" style:font-size-asian="10pt" style:font-weight-asian="bold" style:font-size-complex="10.5pt" style:font-weight-complex="bold"/>
    </style:style>
    <style:style style:name="P57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423388" officeooo:paragraph-rsid="00423388" style:font-size-asian="10pt" style:font-weight-asian="bold" style:font-size-complex="10.5pt" style:font-weight-complex="bold"/>
    </style:style>
    <style:style style:name="P58" style:family="paragraph" style:parent-style-name="Standard">
      <style:text-properties fo:color="#000000" style:font-name="Consolas" fo:font-size="10pt" fo:font-style="normal" style:text-underline-style="none" fo:font-weight="normal" officeooo:rsid="002d92c3" officeooo:paragraph-rsid="002d92c3" style:font-size-asian="10pt" style:font-style-asian="normal" style:font-weight-asian="normal" style:font-size-complex="10.5pt" style:font-style-complex="normal" style:font-weight-complex="normal"/>
    </style:style>
    <style:style style:name="P59" style:family="paragraph" style:parent-style-name="Standard">
      <style:text-properties fo:color="#000000" style:font-name="Consolas" fo:font-size="10.5pt" style:text-underline-style="none" fo:font-weight="normal" officeooo:rsid="00273d83" officeooo:paragraph-rsid="00273d83" style:font-size-asian="10.5pt" style:font-weight-asian="normal" style:font-size-complex="10.5pt" style:font-weight-complex="normal"/>
    </style:style>
    <style:style style:name="P60" style:family="paragraph" style:parent-style-name="Standard">
      <style:text-properties fo:color="#000000" style:font-name="Consolas" fo:font-size="10.5pt" style:text-underline-style="none" fo:font-weight="normal" officeooo:rsid="002643ae" officeooo:paragraph-rsid="002643ae" style:font-size-asian="10.5pt" style:font-weight-asian="normal" style:font-size-complex="10.5pt" style:font-weight-complex="normal"/>
    </style:style>
    <style:style style:name="P61" style:family="paragraph" style:parent-style-name="Standard">
      <style:text-properties fo:color="#000000" style:font-name="Consolas" fo:font-size="10.5pt" style:text-underline-style="none" fo:font-weight="normal" officeooo:rsid="001d857b" officeooo:paragraph-rsid="001d857b" style:font-size-asian="10.5pt" style:font-weight-asian="normal" style:font-size-complex="10.5pt" style:font-weight-complex="normal"/>
    </style:style>
    <style:style style:name="P62" style:family="paragraph" style:parent-style-name="Standard">
      <style:text-properties fo:color="#000000" style:font-name="Consolas" fo:font-size="10.5pt" style:text-underline-style="none" officeooo:rsid="0019c82b" officeooo:paragraph-rsid="0019c82b" style:font-size-asian="10.5pt" style:font-size-complex="10.5pt"/>
    </style:style>
    <style:style style:name="P63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normal" officeooo:rsid="002643ae" officeooo:paragraph-rsid="002643ae" style:font-size-asian="10.5pt" style:font-weight-asian="normal" style:font-size-complex="10.5pt" style:font-weight-complex="normal"/>
    </style:style>
    <style:style style:name="P64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normal" officeooo:rsid="001d857b" officeooo:paragraph-rsid="001d857b" style:font-size-asian="10.5pt" style:font-weight-asian="normal" style:font-size-complex="10.5pt" style:font-weight-complex="normal"/>
    </style:style>
    <style:style style:name="P65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bold" officeooo:rsid="00247963" officeooo:paragraph-rsid="00247963" style:font-size-asian="10.5pt" style:font-weight-asian="bold" style:font-size-complex="10.5pt" style:font-weight-complex="bold"/>
    </style:style>
    <style:style style:name="P66" style:family="paragraph" style:parent-style-name="Standard">
      <style:text-properties fo:color="#000000" style:text-line-through-style="none" style:text-line-through-type="none" style:font-name="Consolas" fo:font-size="10pt" style:text-underline-style="none" fo:font-weight="normal" officeooo:rsid="00423388" officeooo:paragraph-rsid="00423388" style:font-size-asian="10pt" style:font-weight-asian="normal" style:font-size-complex="10.5pt" style:font-weight-complex="normal"/>
    </style:style>
    <style:style style:name="P67" style:family="paragraph" style:parent-style-name="Standard">
      <style:text-properties style:font-name="Consolas" fo:font-size="10.5pt" fo:font-weight="normal" officeooo:paragraph-rsid="001d857b" style:font-size-asian="10.5pt" style:font-weight-asian="normal" style:font-weight-complex="normal"/>
    </style:style>
    <style:style style:name="P68" style:family="paragraph" style:parent-style-name="Standard">
      <style:text-properties fo:font-size="10.5pt" style:text-underline-style="solid" style:text-underline-width="auto" style:text-underline-color="font-color" fo:font-weight="bold" officeooo:rsid="0015585d" officeooo:paragraph-rsid="0015585d" style:font-size-asian="10.5pt" style:font-weight-asian="bold" style:font-size-complex="10.5pt" style:font-weight-complex="bold"/>
    </style:style>
    <style:style style:name="P69" style:family="paragraph" style:parent-style-name="Standard">
      <style:text-properties officeooo:paragraph-rsid="00385ef5"/>
    </style:style>
    <style:style style:name="P70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color="#000000" style:font-name="Consolas" fo:font-size="10pt" style:text-underline-style="solid" style:text-underline-width="auto" style:text-underline-color="font-color" fo:font-weight="bold" officeooo:rsid="002643ae" officeooo:paragraph-rsid="002643ae" style:font-size-asian="10pt" style:font-weight-asian="bold" style:font-size-complex="10.5pt" style:font-weight-complex="bold"/>
    </style:style>
    <style:style style:name="P71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color="#000000" style:font-name="Consolas" fo:font-size="10pt" style:text-underline-style="solid" style:text-underline-width="auto" style:text-underline-color="font-color" fo:font-weight="bold" officeooo:rsid="002d92c3" officeooo:paragraph-rsid="002d92c3" style:font-size-asian="10pt" style:font-weight-asian="bold" style:font-size-complex="10.5pt" style:font-weight-complex="bold"/>
    </style:style>
    <style:style style:name="P72" style:family="paragraph" style:parent-style-name="Standard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fo:color="#000000" style:font-name="Consolas" fo:font-size="10pt" style:text-underline-style="solid" style:text-underline-width="auto" style:text-underline-color="font-color" fo:font-weight="bold" officeooo:rsid="00385ef5" officeooo:paragraph-rsid="00385ef5" style:font-size-asian="10pt" style:font-weight-asian="bold" style:font-size-complex="10.5pt" style:font-weight-complex="bold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text-underline-style="none" fo:font-weight="normal" style:font-size-asian="10pt" style:font-weight-asian="normal" style:font-weight-complex="normal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text-underline-style="solid" style:text-underline-width="auto" style:text-underline-color="font-color" fo:font-weight="bold" officeooo:rsid="00385ef5" style:font-size-asian="10pt" style:font-weight-asian="bold" style:font-size-complex="10.5pt" style:font-weight-complex="bold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style:border-line-width-bottom="0.0346in 0.0102in 0.0102in" fo:padding="0.0291in" fo:border-left="none" fo:border-right="none" fo:border-top="none" fo:border-bottom="4pt double #000000" style:join-border="false"/>
    </style:style>
    <style:style style:name="T1" style:family="text">
      <style:text-properties fo:color="#7f0055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style:font-size-asian="10pt" style:font-weight-asian="bold"/>
    </style:style>
    <style:style style:name="T4" style:family="text">
      <style:text-properties fo:color="#7f0055" style:font-name="Consolas" fo:font-weight="bold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7f0055" fo:font-weight="bold" style:font-weight-asian="bold"/>
    </style:style>
    <style:style style:name="T7" style:family="text">
      <style:text-properties fo:color="#7f0055" fo:font-size="10pt" style:font-size-asian="10pt"/>
    </style:style>
    <style:style style:name="T8" style:family="text">
      <style:text-properties fo:color="#7f0055" fo:font-size="10pt" style:text-underline-style="none" officeooo:rsid="001d857b" style:font-size-asian="10pt" style:font-size-complex="10.5pt"/>
    </style:style>
    <style:style style:name="T9" style:family="text">
      <style:text-properties fo:color="#7f0055"/>
    </style:style>
    <style:style style:name="T10" style:family="text">
      <style:text-properties fo:color="#000000" style:font-name="Consolas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Consolas" fo:font-size="10pt" fo:font-style="italic" style:font-size-asian="10pt" style:font-style-asian="italic"/>
    </style:style>
    <style:style style:name="T16" style:family="text">
      <style:text-properties fo:color="#000000" style:font-name="Consolas" fo:font-size="10pt" fo:font-style="italic" style:font-size-asian="10pt" style:font-style-asian="italic"/>
    </style:style>
    <style:style style:name="T17" style:family="text">
      <style:text-properties fo:color="#000000" style:font-name="Consolas" fo:font-size="10pt" style:text-underline-style="none" fo:font-weight="bold" officeooo:rsid="00385ef5" style:font-size-asian="10pt" style:font-weight-asian="bold" style:font-size-complex="10.5pt" style:font-weight-complex="bold"/>
    </style:style>
    <style:style style:name="T18" style:family="text">
      <style:text-properties fo:color="#000000" style:font-name="Consolas" fo:font-size="10pt" style:text-underline-style="none" style:font-size-asian="10pt"/>
    </style:style>
    <style:style style:name="T19" style:family="text">
      <style:text-properties fo:color="#000000" style:font-name="Consolas" style:text-underline-style="solid" style:text-underline-width="auto" style:text-underline-color="font-color"/>
    </style:style>
    <style:style style:name="T20" style:family="text">
      <style:text-properties fo:color="#000000" style:font-name="Consolas" style:text-underline-style="none"/>
    </style:style>
    <style:style style:name="T21" style:family="text">
      <style:text-properties fo:color="#000000" style:font-name="Consolas" style:text-underline-style="none" officeooo:rsid="001b5bd0"/>
    </style:style>
    <style:style style:name="T22" style:family="text">
      <style:text-properties fo:color="#000000" style:font-name="Consolas" officeooo:rsid="002049bf"/>
    </style:style>
    <style:style style:name="T23" style:family="text">
      <style:text-properties fo:color="#000000" style:text-line-through-style="solid" style:text-line-through-type="single" style:font-name="Consolas" style:text-underline-style="solid" style:text-underline-width="auto" style:text-underline-color="font-color"/>
    </style:style>
    <style:style style:name="T24" style:family="text">
      <style:text-properties fo:color="#000000" style:text-line-through-style="solid" style:text-line-through-type="single" style:font-name="Consolas" style:text-underline-style="none"/>
    </style:style>
    <style:style style:name="T25" style:family="text">
      <style:text-properties fo:color="#000000" fo:font-size="10pt" style:text-underline-style="none" officeooo:rsid="001d857b" style:font-size-asian="10pt" style:font-size-complex="10.5pt"/>
    </style:style>
    <style:style style:name="T26" style:family="text">
      <style:text-properties fo:color="#0000c0" style:font-name="Consolas"/>
    </style:style>
    <style:style style:name="T27" style:family="text">
      <style:text-properties fo:color="#0000c0" style:font-name="Consolas" fo:font-size="10pt" style:font-size-asian="10pt"/>
    </style:style>
    <style:style style:name="T28" style:family="text">
      <style:text-properties fo:color="#0000c0" style:font-name="Consolas" fo:font-size="10pt" style:font-size-asian="10pt"/>
    </style:style>
    <style:style style:name="T2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0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Consolas" fo:font-size="10pt" fo:font-style="italic" style:font-size-asian="10pt" style:font-style-asian="italic"/>
    </style:style>
    <style:style style:name="T32" style:family="text">
      <style:text-properties fo:color="#0000c0" style:font-name="Consolas" fo:font-size="10pt" fo:font-style="italic" style:font-size-asian="10pt" style:font-style-asian="italic"/>
    </style:style>
    <style:style style:name="T33" style:family="text">
      <style:text-properties fo:color="#0000c0" style:font-name="Consolas" fo:font-style="italic" fo:font-weight="bold" style:font-style-asian="italic" style:font-weight-asian="bold"/>
    </style:style>
    <style:style style:name="T34" style:family="text">
      <style:text-properties fo:color="#6a3e3e" style:font-name="Consolas"/>
    </style:style>
    <style:style style:name="T35" style:family="text">
      <style:text-properties fo:color="#6a3e3e" style:font-name="Consolas" fo:font-size="10pt" style:font-size-asian="10pt"/>
    </style:style>
    <style:style style:name="T36" style:family="text">
      <style:text-properties fo:color="#6a3e3e" style:font-name="Consolas" fo:font-size="10pt" style:font-size-asian="10pt"/>
    </style:style>
    <style:style style:name="T37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8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39" style:family="text">
      <style:text-properties fo:color="#008080"/>
    </style:style>
    <style:style style:name="T40" style:family="text">
      <style:text-properties fo:color="#008080" style:font-name="Consolas"/>
    </style:style>
    <style:style style:name="T41" style:family="text">
      <style:text-properties fo:color="#008080" style:font-name="Consolas" fo:font-size="10pt" style:font-size-asian="10pt"/>
    </style:style>
    <style:style style:name="T42" style:family="text">
      <style:text-properties fo:color="#008080" style:font-name="Consolas" fo:font-size="10pt" style:font-size-asian="10pt"/>
    </style:style>
    <style:style style:name="T43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44" style:family="text">
      <style:text-properties fo:color="#008080" style:font-name="Consolas" fo:font-size="10pt" style:text-underline-style="none" style:font-size-asian="10pt"/>
    </style:style>
    <style:style style:name="T45" style:family="text">
      <style:text-properties fo:color="#008080" fo:font-size="10pt" style:font-size-asian="10pt"/>
    </style:style>
    <style:style style:name="T46" style:family="text">
      <style:text-properties fo:color="#008080" fo:font-size="10pt" style:text-underline-style="none" style:font-size-asian="10pt"/>
    </style:style>
    <style:style style:name="T47" style:family="text">
      <style:text-properties fo:color="#008080" style:text-underline-style="none"/>
    </style:style>
    <style:style style:name="T48" style:family="text">
      <style:text-properties fo:color="#008080"/>
    </style:style>
    <style:style style:name="T49" style:family="text">
      <style:text-properties fo:color="#3f7f7f"/>
    </style:style>
    <style:style style:name="T50" style:family="text">
      <style:text-properties fo:color="#3f7f7f" style:font-name="Consolas"/>
    </style:style>
    <style:style style:name="T51" style:family="text">
      <style:text-properties fo:color="#3f7f7f" style:font-name="Consolas" fo:font-size="10pt" style:font-size-asian="10pt"/>
    </style:style>
    <style:style style:name="T52" style:family="text">
      <style:text-properties fo:color="#3f7f7f" style:font-name="Consolas" fo:font-size="10pt" style:font-size-asian="10pt"/>
    </style:style>
    <style:style style:name="T53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54" style:family="text">
      <style:text-properties fo:color="#3f7f7f" style:font-name="Consolas" fo:font-size="10pt" style:text-underline-style="none" style:font-size-asian="10pt"/>
    </style:style>
    <style:style style:name="T55" style:family="text">
      <style:text-properties fo:color="#3f7f7f" fo:font-size="10pt" style:font-size-asian="10pt"/>
    </style:style>
    <style:style style:name="T56" style:family="text">
      <style:text-properties fo:color="#3f7f7f" fo:font-size="10pt" style:text-underline-style="none" style:font-size-asian="10pt"/>
    </style:style>
    <style:style style:name="T57" style:family="text">
      <style:text-properties fo:color="#3f7f7f" style:text-underline-style="none"/>
    </style:style>
    <style:style style:name="T58" style:family="text">
      <style:text-properties fo:color="#3f7f7f"/>
    </style:style>
    <style:style style:name="T59" style:family="text">
      <style:text-properties style:font-name="Consolas"/>
    </style:style>
    <style:style style:name="T60" style:family="text">
      <style:text-properties style:font-name="Consolas" fo:font-size="10pt" style:font-size-asian="10pt"/>
    </style:style>
    <style:style style:name="T61" style:family="text">
      <style:text-properties style:font-name="Consolas" fo:font-size="10pt" style:text-underline-style="none" style:font-size-asian="10pt"/>
    </style:style>
    <style:style style:name="T62" style:family="text">
      <style:text-properties style:font-name="Consolas" style:text-underline-style="none"/>
    </style:style>
    <style:style style:name="T63" style:family="text">
      <style:text-properties style:font-name="Consolas" style:text-underline-style="none" officeooo:rsid="001b5bd0"/>
    </style:style>
    <style:style style:name="T64" style:family="text">
      <style:text-properties fo:color="#7f007f"/>
    </style:style>
    <style:style style:name="T65" style:family="text">
      <style:text-properties fo:color="#7f007f" style:font-name="Consolas"/>
    </style:style>
    <style:style style:name="T66" style:family="text">
      <style:text-properties fo:color="#7f007f" style:font-name="Consolas" fo:font-size="10pt" style:font-size-asian="10pt"/>
    </style:style>
    <style:style style:name="T67" style:family="text">
      <style:text-properties fo:color="#7f007f" style:font-name="Consolas" fo:font-size="10pt" style:font-size-asian="10pt"/>
    </style:style>
    <style:style style:name="T68" style:family="text">
      <style:text-properties fo:color="#7f007f" fo:font-size="10pt" style:font-size-asian="10pt"/>
    </style:style>
    <style:style style:name="T69" style:family="text">
      <style:text-properties fo:color="#7f007f"/>
    </style:style>
    <style:style style:name="T70" style:family="text">
      <style:text-properties fo:color="#2a00ff" style:font-name="Consolas"/>
    </style:style>
    <style:style style:name="T71" style:family="text">
      <style:text-properties fo:color="#2a00ff" style:font-name="Consolas" fo:font-size="10pt" fo:font-style="italic" style:font-size-asian="10pt" style:font-style-asian="italic"/>
    </style:style>
    <style:style style:name="T72" style:family="text">
      <style:text-properties fo:color="#2a00ff" style:font-name="Consolas" fo:font-size="10pt" fo:font-style="italic" style:font-size-asian="10pt" style:font-style-asian="italic"/>
    </style:style>
    <style:style style:name="T73" style:family="text">
      <style:text-properties fo:color="#2a00ff" style:font-name="Consolas" fo:font-size="10pt" style:font-size-asian="10pt"/>
    </style:style>
    <style:style style:name="T74" style:family="text">
      <style:text-properties fo:color="#2a00ff" style:font-name="Consolas" fo:font-size="10pt" style:font-size-asian="10pt"/>
    </style:style>
    <style:style style:name="T75" style:family="text">
      <style:text-properties fo:color="#2a00ff" style:font-name="Consolas" fo:font-style="italic" style:font-style-asian="italic"/>
    </style:style>
    <style:style style:name="T76" style:family="text">
      <style:text-properties fo:color="#2a00ff" fo:font-style="italic" style:font-style-asian="italic"/>
    </style:style>
    <style:style style:name="T77" style:family="text">
      <style:text-properties fo:color="#2a00ff" fo:font-style="italic" style:font-style-asian="italic"/>
    </style:style>
    <style:style style:name="T78" style:family="text">
      <style:text-properties fo:color="#2a00ff" fo:font-size="10pt" fo:font-style="italic" style:font-size-asian="10pt" style:font-style-asian="italic"/>
    </style:style>
    <style:style style:name="T79" style:family="text">
      <style:text-properties fo:color="#2a00ff"/>
    </style:style>
    <style:style style:name="T80" style:family="text">
      <style:text-properties fo:color="#808080" style:font-name="Consolas"/>
    </style:style>
    <style:style style:name="T81" style:family="text">
      <style:text-properties fo:color="#808080" style:font-name="Consolas" fo:font-size="10pt" style:font-size-asian="10pt"/>
    </style:style>
    <style:style style:name="T82" style:family="text">
      <style:text-properties fo:color="#808080" style:font-name="Consolas" fo:font-size="10pt" style:font-size-asian="10pt"/>
    </style:style>
    <style:style style:name="T83" style:family="text">
      <style:text-properties fo:color="#3f7f5f" style:font-name="Consolas"/>
    </style:style>
    <style:style style:name="T84" style:family="text">
      <style:text-properties fo:color="#3f7f5f" style:font-name="Consolas" fo:font-size="10pt" style:font-size-asian="10pt"/>
    </style:style>
    <style:style style:name="T85" style:family="text">
      <style:text-properties fo:color="#3f7f5f" style:font-name="Consolas" fo:font-size="10pt" style:font-size-asian="10pt"/>
    </style:style>
    <style:style style:name="T86" style:family="text">
      <style:text-properties fo:color="#7f9fbf" style:font-name="Consolas" fo:font-weight="bold" style:font-weight-asian="bold"/>
    </style:style>
    <style:style style:name="T87" style:family="text">
      <style:text-properties fo:color="#7f9fbf" style:font-name="Consolas" fo:font-size="10pt" fo:font-weight="bold" style:font-size-asian="10pt" style:font-weight-asian="bold"/>
    </style:style>
    <style:style style:name="T88" style:family="text">
      <style:text-properties officeooo:rsid="001b5bd0"/>
    </style:style>
    <style:style style:name="T89" style:family="text">
      <style:text-properties officeooo:rsid="001cd162"/>
    </style:style>
    <style:style style:name="T90" style:family="text">
      <style:text-properties fo:font-size="10pt" style:font-size-asian="10pt"/>
    </style:style>
    <style:style style:name="T91" style:family="text">
      <style:text-properties fo:font-size="10pt" officeooo:rsid="00281ee6" style:font-size-asian="10pt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fo:background-color="#e8f2fe"/>
    </style:style>
    <style:style style:name="T9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6" style:family="text">
      <style:text-properties fo:color="#646464" style:font-name="Consolas" fo:font-size="10pt" style:font-size-asian="10pt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background-color="#e8f2fe"/>
    </style:style>
    <style:style style:name="T99" style:family="text">
      <style:text-properties officeooo:rsid="00372a3c"/>
    </style:style>
    <style:style style:name="T100" style:family="text">
      <style:text-properties officeooo:rsid="00385ef5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040535a"/>
    </style:style>
    <style:style style:name="T105" style:family="text">
      <style:text-properties officeooo:rsid="004233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1.</text:p>
      <text:p text:style-name="P28"><text:span text:style-name="T89">Employee</text:span>.java</text:p>
      <text:p text:style-name="P25"/>
      <text:p text:style-name="P27"><text:span text:style-name="T40">&lt;?</text:span><text:span text:style-name="T50">xml</text:span><text:span text:style-name="T59"> </text:span><text:span text:style-name="T65">version</text:span><text:span text:style-name="T10">=</text:span><text:span text:style-name="T75">"1.0"</text:span><text:span text:style-name="T59"> </text:span><text:span text:style-name="T65">encoding</text:span><text:span text:style-name="T10">=</text:span><text:span text:style-name="T75">"UTF-8"</text:span><text:span text:style-name="T40">?&gt;</text:span></text:p>
      <text:p text:style-name="P5"><text:span text:style-name="T40">&lt;!</text:span><text:span text:style-name="T50">DOCTYPE</text:span><text:span text:style-name="T59"> </text:span><text:span text:style-name="T40">hibernate-mapping</text:span><text:span text:style-name="T59"> </text:span><text:span text:style-name="T80">PUBLIC</text:span><text:span text:style-name="T59"> <text:s/></text:span></text:p>
      <text:p text:style-name="P5"><text:span text:style-name="T59"><text:s/></text:span><text:span text:style-name="T40">"-//Hibernate/Hibernate Mapping DTD 3.0//EN"</text:span><text:span text:style-name="T59"> <text:s text:c="2"/></text:span></text:p>
      <text:p text:style-name="P5"><text:span text:style-name="T59"><text:s/></text:span><text:span text:style-name="T83">"http://hibernate.sourceforge.net/hibernate-mapping-3.0.dtd"</text:span><text:span text:style-name="T40">&gt;</text:span><text:span text:style-name="T10"> <text:s/></text:span></text:p>
      <text:p text:style-name="P7"><text:s text:c="2"/></text:p>
      <text:p text:style-name="P5"><text:span text:style-name="T10"><text:s/></text:span><text:span text:style-name="T40">&lt;</text:span><text:span text:style-name="T50">hibernate-mapping</text:span><text:span text:style-name="T40">&gt;</text:span><text:span text:style-name="T10"> <text:s text:c="2"/></text:span></text:p>
      <text:p text:style-name="P5"><text:span text:style-name="T10"><text:s/></text:span><text:span text:style-name="T40">&lt;</text:span><text:span text:style-name="T50">class</text:span><text:span text:style-name="T59"> </text:span><text:span text:style-name="T65">name</text:span><text:span text:style-name="T10">=</text:span><text:span text:style-name="T75">"com.dsrc.bean.Employee"</text:span><text:span text:style-name="T59"> </text:span><text:span text:style-name="T65">table</text:span><text:span text:style-name="T10">=</text:span><text:span text:style-name="T75">"Employee"</text:span><text:span text:style-name="T40">&gt;</text:span><text:span text:style-name="T10"> <text:s/></text:span></text:p>
      <text:p text:style-name="P5"><text:span text:style-name="T10"><text:s text:c="4"/></text:span><text:span text:style-name="T40">&lt;</text:span><text:span text:style-name="T50">id</text:span><text:span text:style-name="T59"> </text:span><text:span text:style-name="T65">name</text:span><text:span text:style-name="T10">=</text:span><text:span text:style-name="T75">"empno"</text:span><text:span text:style-name="T59"> </text:span><text:span text:style-name="T65">type</text:span><text:span text:style-name="T59"> </text:span><text:span text:style-name="T10">=</text:span><text:span text:style-name="T59"> </text:span><text:span text:style-name="T75">"int"</text:span><text:span text:style-name="T59"> </text:span><text:span text:style-name="T65">column</text:span><text:span text:style-name="T59"> </text:span><text:span text:style-name="T10">=</text:span><text:span text:style-name="T59"> </text:span><text:span text:style-name="T75">"EmpNO"</text:span><text:span text:style-name="T40">&gt;</text:span><text:span text:style-name="T10"> <text:s/></text:span></text:p>
      <text:p text:style-name="P5"><text:span text:style-name="T10"><text:s text:c="5"/></text:span><text:span text:style-name="T40">&lt;</text:span><text:span text:style-name="T50">generator</text:span><text:span text:style-name="T59"> </text:span><text:span text:style-name="T65">class</text:span><text:span text:style-name="T10">=</text:span><text:span text:style-name="T75">"assigned"</text:span><text:span text:style-name="T40">&gt;&lt;/</text:span><text:span text:style-name="T50">generator</text:span><text:span text:style-name="T40">&gt;</text:span><text:span text:style-name="T10"> <text:s/></text:span></text:p>
      <text:p text:style-name="P5"><text:span text:style-name="T10"><text:s text:c="4"/></text:span><text:span text:style-name="T40">&lt;/</text:span><text:span text:style-name="T50">id</text:span><text:span text:style-name="T40">&gt;</text:span><text:span text:style-name="T10"> <text:s text:c="13"/></text:span></text:p>
      <text:p text:style-name="P5"><text:span text:style-name="T10"><text:s text:c="4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name"</text:span><text:span text:style-name="T59"> </text:span><text:span text:style-name="T65">column</text:span><text:span text:style-name="T10">=</text:span><text:span text:style-name="T75">"Name"</text:span><text:span text:style-name="T59"> </text:span><text:span text:style-name="T65">type</text:span><text:span text:style-name="T10">=</text:span><text:span text:style-name="T75">"string"</text:span><text:span text:style-name="T40">&gt;&lt;/</text:span><text:span text:style-name="T50">property</text:span><text:span text:style-name="T40">&gt;</text:span><text:span text:style-name="T10"> <text:s/></text:span></text:p>
      <text:p text:style-name="P5"><text:span text:style-name="T10"><text:s text:c="4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ity"</text:span><text:span text:style-name="T59"> </text:span><text:span text:style-name="T65">column</text:span><text:span text:style-name="T10">=</text:span><text:span text:style-name="T75">"City"</text:span><text:span text:style-name="T59"> </text:span><text:span text:style-name="T65">type</text:span><text:span text:style-name="T10">=</text:span><text:span text:style-name="T75">"string"</text:span><text:span text:style-name="T40">&gt;&lt;/</text:span><text:span text:style-name="T50">property</text:span><text:span text:style-name="T40">&gt;</text:span><text:span text:style-name="T10"> <text:s/></text:span></text:p>
      <text:p text:style-name="P5"><text:span text:style-name="T10"><text:s text:c="2"/></text:span><text:span text:style-name="T40">&lt;/</text:span><text:span text:style-name="T50">class</text:span><text:span text:style-name="T40">&gt;</text:span><text:span text:style-name="T10"> <text:s text:c="7"/></text:span></text:p>
      <text:p text:style-name="P5"><text:span text:style-name="T10"><text:s/></text:span><text:span text:style-name="T40">&lt;/</text:span><text:span text:style-name="T50">hibernate-mapping</text:span><text:span text:style-name="T40">&gt;</text:span><text:span text:style-name="T10"> <text:s/></text:span></text:p>
      <text:p text:style-name="P3"/>
      <text:p text:style-name="P29"/>
      <text:p text:style-name="P26">hibernate.cfg.xml</text:p>
      <text:p text:style-name="P26"/>
      <text:p text:style-name="P27"><text:span text:style-name="T40">&lt;?</text:span><text:span text:style-name="T50">xml</text:span><text:span text:style-name="T59"> </text:span><text:span text:style-name="T65">version</text:span><text:span text:style-name="T10">=</text:span><text:span text:style-name="T75">"1.0"</text:span><text:span text:style-name="T59"> </text:span><text:span text:style-name="T65">encoding</text:span><text:span text:style-name="T10">=</text:span><text:span text:style-name="T75">"UTF-8"</text:span><text:span text:style-name="T40">?&gt;</text:span></text:p>
      <text:p text:style-name="P5"><text:span text:style-name="T40">&lt;!</text:span><text:span text:style-name="T50">DOCTYPE</text:span><text:span text:style-name="T59"> </text:span><text:span text:style-name="T40">hibernate-configuration</text:span><text:span text:style-name="T59"> </text:span><text:span text:style-name="T80">PUBLIC</text:span><text:span text:style-name="T59"> <text:s/></text:span></text:p>
      <text:p text:style-name="P5"><text:span text:style-name="T59"><text:s text:c="10"/></text:span><text:span text:style-name="T40">"-//Hibernate/Hibernate Configuration DTD 3.0//EN"</text:span><text:span text:style-name="T59"> <text:s/></text:span></text:p>
      <text:p text:style-name="P5"><text:span text:style-name="T59"><text:s text:c="10"/></text:span><text:span text:style-name="T83">"http://hibernate.sourceforge.net/hibernate-configuration-3.0.dtd"</text:span><text:span text:style-name="T40">&gt;</text:span><text:span text:style-name="T10"> <text:s/></text:span></text:p>
      <text:p text:style-name="P5"><text:span text:style-name="T10"><text:s/></text:span><text:span text:style-name="T40">&lt;</text:span><text:span text:style-name="T50">hibernate-configuration</text:span><text:span text:style-name="T40">&gt;</text:span><text:span text:style-name="T10"> <text:s/></text:span></text:p>
      <text:p text:style-name="P5"><text:span text:style-name="T10"><text:s text:c="5"/></text:span><text:span text:style-name="T40">&lt;</text:span><text:span text:style-name="T50">session-factor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hbm2ddl.auto"</text:span><text:span text:style-name="T40">&gt;</text:span><text:span text:style-name="T10">update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dialect"</text:span><text:span text:style-name="T40">&gt;</text:span><text:span text:style-name="T10">org.hibernate.dialect.MySQLDialect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url"</text:span><text:span text:style-name="T40">&gt;</text:span><text:span text:style-name="T10">jdbc:mysql://</text:span><text:span text:style-name="T19">localhost</text:span><text:span text:style-name="T10">:3306/</text:span><text:span text:style-name="T19">myhibernate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username"</text:span><text:span text:style-name="T40">&gt;</text:span><text:span text:style-name="T10">root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password"</text:span><text:span text:style-name="T40">&gt;</text:span><text:span text:style-name="T19">dsrc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driver_class"</text:span><text:span text:style-name="T40">&gt;</text:span><text:span text:style-name="T10">com.mysql.jdbc.Driver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5"/></text:span><text:span text:style-name="T40">&lt;</text:span><text:span text:style-name="T50">mapping</text:span><text:span text:style-name="T59"> </text:span><text:span text:style-name="T65">resource</text:span><text:span text:style-name="T10">=</text:span><text:span text:style-name="T75">"employee.hbm.xml"</text:span><text:span text:style-name="T40">/&gt;</text:span><text:span text:style-name="T10"> <text:s text:c="2"/></text:span></text:p>
      <text:p text:style-name="P5"><text:span text:style-name="T10"><text:s text:c="6"/></text:span><text:span text:style-name="T40">&lt;/</text:span><text:span text:style-name="T50">session-factory</text:span><text:span text:style-name="T40">&gt;</text:span><text:span text:style-name="T10"> <text:s/></text:span></text:p>
      <text:p text:style-name="P27"><text:span text:style-name="T10"><text:s/></text:span><text:span text:style-name="T40">&lt;/</text:span><text:span text:style-name="T50">hibernate-configuration</text:span><text:span text:style-name="T40">&gt;</text:span><text:span text:style-name="T10"> </text:span></text:p>
      <text:p text:style-name="P12"/>
      <text:p text:style-name="P26">MainClass.java</text:p>
      <text:p text:style-name="P25"/>
      <text:p text:style-name="P20"><text:span text:style-name="T5">package</text:span> com.dsrc.bean;</text:p>
      <text:p text:style-name="P5"><text:span text:style-name="T4">import</text:span><text:span text:style-name="T10"> org.hibernate.Session;</text:span></text:p>
      <text:p text:style-name="P5"><text:span text:style-name="T4">import</text:span><text:span text:style-name="T10"> org.hibernate.SessionFactory;</text:span></text:p>
      <text:p text:style-name="P5"><text:span text:style-name="T4">import</text:span><text:span text:style-name="T10"> org.hibernate.Transaction;</text:span></text:p>
      <text:p text:style-name="P5"><text:span text:style-name="T4">import</text:span><text:span text:style-name="T10"> org.hibernate.cfg.Configuration;</text:span></text:p>
      <text:p text:style-name="P3"/>
      <text:p text:style-name="P5"><text:span text:style-name="T4">public</text:span><text:span text:style-name="T10"> </text:span><text:span text:style-name="T4">class</text:span><text:span text:style-name="T10"> MyMain {</text:span></text:p>
      <text:p text:style-name="P7"><text:tab/></text:p>
      <text:p text:style-name="P5"><text:span text:style-name="T10"><text:tab/></text:span><text:span text:style-name="T4">public</text:span><text:span text:style-name="T10"> </text:span><text:span text:style-name="T4">static</text:span><text:span text:style-name="T10"> </text:span><text:span text:style-name="T4">void</text:span><text:span text:style-name="T10"> main(String[] </text:span><text:span text:style-name="T34">args</text:span><text:span text:style-name="T10">) {</text:span></text:p>
      <text:p text:style-name="P3"/>
      <text:p text:style-name="P5"><text:span text:style-name="T10">SessionFactory </text:span><text:span text:style-name="T34">sf</text:span><text:span text:style-name="T10">=</text:span><text:span text:style-name="T4">new</text:span><text:span text:style-name="T10"> Configuration().configure().</text:span><text:span text:style-name="T23">buildSessionFactory</text:span><text:span text:style-name="T19">()</text:span><text:span text:style-name="T10">;</text:span></text:p>
      <text:p text:style-name="P7"><text:tab/><text:tab/></text:p>
      <text:p text:style-name="P5"><text:span text:style-name="T10"><text:tab/><text:tab/>Session </text:span><text:span text:style-name="T34">s</text:span><text:span text:style-name="T10">=</text:span><text:span text:style-name="T34">sf</text:span><text:span text:style-name="T10">.openSession();</text:span></text:p>
      <text:p text:style-name="P5"><text:span text:style-name="T10"><text:tab/><text:tab/>Employee </text:span><text:span text:style-name="T34">c</text:span><text:span text:style-name="T10">=</text:span><text:span text:style-name="T4">new</text:span><text:span text:style-name="T10"> Employee(100,</text:span><text:span text:style-name="T70">"Fathi"</text:span><text:span text:style-name="T10">,</text:span><text:span text:style-name="T70">"Chennai"</text:span><text:span text:style-name="T10">);</text:span></text:p>
      <text:p text:style-name="P7"><text:tab/><text:tab/></text:p>
      <text:p text:style-name="P5"><text:soft-page-break/><text:span text:style-name="T10"><text:tab/><text:tab/>Transaction </text:span><text:span text:style-name="T34">tc</text:span><text:span text:style-name="T10">=</text:span><text:span text:style-name="T34">s</text:span><text:span text:style-name="T10">.beginTransaction();</text:span></text:p>
      <text:p text:style-name="P5"><text:span text:style-name="T10"><text:tab/><text:tab/></text:span><text:span text:style-name="T34">s</text:span><text:span text:style-name="T10">.save(</text:span><text:span text:style-name="T34">c</text:span><text:span text:style-name="T10">);</text:span></text:p>
      <text:p text:style-name="P5"><text:span text:style-name="T10"><text:tab/><text:tab/></text:span><text:span text:style-name="T34">tc</text:span><text:span text:style-name="T10">.commit();</text:span></text:p>
      <text:p text:style-name="P7"><text:tab/><text:tab/></text:p>
      <text:p text:style-name="P5"><text:span text:style-name="T10"><text:tab/><text:tab/>System.</text:span><text:span text:style-name="T33">out</text:span><text:span text:style-name="T10">.println(</text:span><text:span text:style-name="T70">"Done..."</text:span><text:span text:style-name="T10">)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void</text:span><text:span text:style-name="T10"> saveEmployee(Employee </text:span><text:span text:style-name="T34">eb</text:span><text:span text:style-name="T10">) {</text:span></text:p>
      <text:p text:style-name="P5"><text:span text:style-name="T10"><text:tab/><text:tab/></text:span><text:span text:style-name="T83">// </text:span><text:span text:style-name="T86">TODO</text:span><text:span text:style-name="T83"> Auto-generated method stub</text:span></text:p>
      <text:p text:style-name="P7"><text:tab/>}</text:p>
      <text:p text:style-name="P7">}</text:p>
      <text:p text:style-name="P30"/>
      <text:p text:style-name="P12"/>
      <text:p text:style-name="P12"/>
      <text:p text:style-name="P13">2.</text:p>
      <text:p text:style-name="P13"/>
      <text:p text:style-name="P15">Department.java</text:p>
      <text:p text:style-name="P13"/>
      <text:p text:style-name="P19"><text:span text:style-name="T5">package</text:span> com.dsrc.bean;</text:p>
      <text:p text:style-name="P3"/>
      <text:p text:style-name="P5"><text:span text:style-name="T4">public</text:span><text:span text:style-name="T10"> </text:span><text:span text:style-name="T4">class</text:span><text:span text:style-name="T10"> Department {</text:span></text:p>
      <text:p text:style-name="P5"><text:span text:style-name="T10"><text:tab/></text:span><text:span text:style-name="T4">public</text:span><text:span text:style-name="T10"> </text:span><text:span text:style-name="T4">int</text:span><text:span text:style-name="T10"> </text:span><text:span text:style-name="T26">deptno</text:span><text:span text:style-name="T10">;</text:span></text:p>
      <text:p text:style-name="P5"><text:span text:style-name="T10"><text:tab/></text:span><text:span text:style-name="T4">public</text:span><text:span text:style-name="T10"> String </text:span><text:span text:style-name="T26">deptname</text:span><text:span text:style-name="T10">;</text:span></text:p>
      <text:p text:style-name="P5"><text:span text:style-name="T10"><text:tab/></text:span><text:span text:style-name="T4">public</text:span><text:span text:style-name="T10"> String </text:span><text:span text:style-name="T26">location</text:span><text:span text:style-name="T10">;</text:span></text:p>
      <text:p text:style-name="P5"><text:span text:style-name="T10"><text:tab/></text:span><text:span text:style-name="T4">public</text:span><text:span text:style-name="T10"> Department(</text:span><text:span text:style-name="T4">int</text:span><text:span text:style-name="T10"> </text:span><text:span text:style-name="T34">deptno</text:span><text:span text:style-name="T10">, String </text:span><text:span text:style-name="T34">deptname</text:span><text:span text:style-name="T10">, String </text:span><text:span text:style-name="T34">location</text:span><text:span text:style-name="T10">) {</text:span></text:p>
      <text:p text:style-name="P5"><text:span text:style-name="T10"><text:tab/><text:tab/></text:span><text:span text:style-name="T4">this</text:span><text:span text:style-name="T10">.</text:span><text:span text:style-name="T26">deptno</text:span><text:span text:style-name="T10">=</text:span><text:span text:style-name="T34">deptno</text:span><text:span text:style-name="T10">;</text:span></text:p>
      <text:p text:style-name="P5"><text:span text:style-name="T10"><text:tab/><text:tab/></text:span><text:span text:style-name="T4">this</text:span><text:span text:style-name="T10">.</text:span><text:span text:style-name="T26">deptname</text:span><text:span text:style-name="T10">=</text:span><text:span text:style-name="T34">deptname</text:span><text:span text:style-name="T10">;</text:span></text:p>
      <text:p text:style-name="P5"><text:span text:style-name="T10"><text:tab/><text:tab/></text:span><text:span text:style-name="T4">this</text:span><text:span text:style-name="T10">.</text:span><text:span text:style-name="T26">location</text:span><text:span text:style-name="T10">=</text:span><text:span text:style-name="T34">location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int</text:span><text:span text:style-name="T10"> getDeptno() {</text:span></text:p>
      <text:p text:style-name="P5"><text:span text:style-name="T10"><text:tab/><text:tab/></text:span><text:span text:style-name="T4">return</text:span><text:span text:style-name="T10"> </text:span><text:span text:style-name="T26">deptno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void</text:span><text:span text:style-name="T10"> setDeptno(</text:span><text:span text:style-name="T4">int</text:span><text:span text:style-name="T10"> </text:span><text:span text:style-name="T34">deptno</text:span><text:span text:style-name="T10">) {</text:span></text:p>
      <text:p text:style-name="P5"><text:span text:style-name="T10"><text:tab/><text:tab/></text:span><text:span text:style-name="T4">this</text:span><text:span text:style-name="T10">.</text:span><text:span text:style-name="T26">deptno</text:span><text:span text:style-name="T10"> = </text:span><text:span text:style-name="T34">deptno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String getDeptname() {</text:span></text:p>
      <text:p text:style-name="P5"><text:span text:style-name="T10"><text:tab/><text:tab/></text:span><text:span text:style-name="T4">return</text:span><text:span text:style-name="T10"> </text:span><text:span text:style-name="T26">deptname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void</text:span><text:span text:style-name="T10"> setDeptname(String </text:span><text:span text:style-name="T34">deptname</text:span><text:span text:style-name="T10">) {</text:span></text:p>
      <text:p text:style-name="P5"><text:span text:style-name="T10"><text:tab/><text:tab/></text:span><text:span text:style-name="T4">this</text:span><text:span text:style-name="T10">.</text:span><text:span text:style-name="T26">deptname</text:span><text:span text:style-name="T10"> = </text:span><text:span text:style-name="T34">deptname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String getLocation() {</text:span></text:p>
      <text:p text:style-name="P5"><text:span text:style-name="T10"><text:tab/><text:tab/></text:span><text:span text:style-name="T4">return</text:span><text:span text:style-name="T10"> </text:span><text:span text:style-name="T26">location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void</text:span><text:span text:style-name="T10"> setLocation(String </text:span><text:span text:style-name="T34">location</text:span><text:span text:style-name="T10">) {</text:span></text:p>
      <text:p text:style-name="P5"><text:span text:style-name="T10"><text:tab/><text:tab/></text:span><text:span text:style-name="T4">this</text:span><text:span text:style-name="T10">.</text:span><text:span text:style-name="T26">location</text:span><text:span text:style-name="T10"> = </text:span><text:span text:style-name="T34">location</text:span><text:span text:style-name="T10">;</text:span></text:p>
      <text:p text:style-name="P7"><text:tab/>}</text:p>
      <text:p text:style-name="P7"><text:tab/></text:p>
      <text:p text:style-name="P7"><text:tab/>}</text:p>
      <text:p text:style-name="P13"/>
      <text:p text:style-name="P13"/>
      <text:p text:style-name="P15">department.hbm.xml</text:p>
      <text:p text:style-name="P13"/>
      <text:p text:style-name="P19"><text:span text:style-name="T39">&lt;?</text:span><text:span text:style-name="T49">xml</text:span> <text:span text:style-name="T64">version</text:span>=<text:span text:style-name="T76">"1.0"</text:span> <text:span text:style-name="T64">encoding</text:span>=<text:span text:style-name="T76">"UTF-8"</text:span><text:span text:style-name="T39">?&gt;</text:span></text:p>
      <text:p text:style-name="P5"><text:span text:style-name="T40">&lt;!</text:span><text:span text:style-name="T50">DOCTYPE</text:span><text:span text:style-name="T59"> </text:span><text:span text:style-name="T40">hibernate-mapping</text:span><text:span text:style-name="T59"> </text:span><text:span text:style-name="T80">PUBLIC</text:span><text:span text:style-name="T59"> <text:s/></text:span></text:p>
      <text:p text:style-name="P5"><text:soft-page-break/><text:span text:style-name="T59"><text:s/></text:span><text:span text:style-name="T40">"-//Hibernate/Hibernate Mapping DTD 3.0//EN"</text:span><text:span text:style-name="T59"> <text:s/></text:span></text:p>
      <text:p text:style-name="P5"><text:span text:style-name="T59"><text:s/></text:span><text:span text:style-name="T83">"http://hibernate.sourceforge.net/hibernate-mapping-3.0.dtd"</text:span><text:span text:style-name="T40">&gt;</text:span><text:span text:style-name="T10"> <text:s/></text:span></text:p>
      <text:p text:style-name="P7"><text:s text:c="2"/></text:p>
      <text:p text:style-name="P5"><text:span text:style-name="T10"><text:s/></text:span><text:span text:style-name="T40">&lt;</text:span><text:span text:style-name="T50">hibernate-mapping</text:span><text:span text:style-name="T40">&gt;</text:span><text:span text:style-name="T10"> <text:s/></text:span></text:p>
      <text:p text:style-name="P5"><text:span text:style-name="T10"><text:s text:c="2"/></text:span><text:span text:style-name="T40">&lt;</text:span><text:span text:style-name="T50">class</text:span><text:span text:style-name="T59"> </text:span><text:span text:style-name="T65">name</text:span><text:span text:style-name="T10">=</text:span><text:span text:style-name="T75">"com.dsrc.bean.Department"</text:span><text:span text:style-name="T59"> </text:span><text:span text:style-name="T65">table</text:span><text:span text:style-name="T10">=</text:span><text:span text:style-name="T75">"Department"</text:span><text:span text:style-name="T40">&gt;</text:span><text:span text:style-name="T10"> <text:s/></text:span></text:p>
      <text:p text:style-name="P5"><text:span text:style-name="T10"><text:s text:c="4"/></text:span><text:span text:style-name="T40">&lt;</text:span><text:span text:style-name="T50">id</text:span><text:span text:style-name="T59"> </text:span><text:span text:style-name="T65">name</text:span><text:span text:style-name="T10">=</text:span><text:span text:style-name="T75">"deptno"</text:span><text:span text:style-name="T59"> </text:span><text:span text:style-name="T65">type</text:span><text:span text:style-name="T59"> </text:span><text:span text:style-name="T10">=</text:span><text:span text:style-name="T59"> </text:span><text:span text:style-name="T75">"int"</text:span><text:span text:style-name="T59"> </text:span><text:span text:style-name="T65">column</text:span><text:span text:style-name="T59"> </text:span><text:span text:style-name="T10">=</text:span><text:span text:style-name="T59"> </text:span><text:span text:style-name="T75">"DeptNo"</text:span><text:span text:style-name="T40">&gt;</text:span><text:span text:style-name="T10"> <text:s/></text:span></text:p>
      <text:p text:style-name="P5"><text:span text:style-name="T10"><text:s text:c="5"/></text:span><text:span text:style-name="T40">&lt;</text:span><text:span text:style-name="T50">generator</text:span><text:span text:style-name="T59"> </text:span><text:span text:style-name="T65">class</text:span><text:span text:style-name="T10">=</text:span><text:span text:style-name="T75">"assigned"</text:span><text:span text:style-name="T40">&gt;&lt;/</text:span><text:span text:style-name="T50">generator</text:span><text:span text:style-name="T40">&gt;</text:span><text:span text:style-name="T10"> <text:s/></text:span></text:p>
      <text:p text:style-name="P5"><text:span text:style-name="T10"><text:s text:c="4"/></text:span><text:span text:style-name="T40">&lt;/</text:span><text:span text:style-name="T50">id</text:span><text:span text:style-name="T40">&gt;</text:span><text:span text:style-name="T10"> <text:s text:c="13"/></text:span></text:p>
      <text:p text:style-name="P5"><text:span text:style-name="T10"><text:s text:c="4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deptname"</text:span><text:span text:style-name="T59"> </text:span><text:span text:style-name="T65">column</text:span><text:span text:style-name="T10">=</text:span><text:span text:style-name="T75">"DeptName"</text:span><text:span text:style-name="T59"> </text:span><text:span text:style-name="T65">type</text:span><text:span text:style-name="T10">=</text:span><text:span text:style-name="T75">"string"</text:span><text:span text:style-name="T40">&gt;&lt;/</text:span><text:span text:style-name="T50">property</text:span><text:span text:style-name="T40">&gt;</text:span><text:span text:style-name="T10"> <text:s/></text:span></text:p>
      <text:p text:style-name="P5"><text:span text:style-name="T10"><text:s text:c="4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location"</text:span><text:span text:style-name="T59"> </text:span><text:span text:style-name="T65">column</text:span><text:span text:style-name="T10">=</text:span><text:span text:style-name="T75">"Location"</text:span><text:span text:style-name="T59"> </text:span><text:span text:style-name="T65">type</text:span><text:span text:style-name="T10">=</text:span><text:span text:style-name="T75">"string"</text:span><text:span text:style-name="T40">&gt;&lt;/</text:span><text:span text:style-name="T50">property</text:span><text:span text:style-name="T40">&gt;</text:span><text:span text:style-name="T10"> <text:s/></text:span></text:p>
      <text:p text:style-name="P5"><text:span text:style-name="T10"><text:s text:c="2"/></text:span><text:span text:style-name="T40">&lt;/</text:span><text:span text:style-name="T50">class</text:span><text:span text:style-name="T40">&gt;</text:span><text:span text:style-name="T10"> <text:s text:c="7"/></text:span></text:p>
      <text:p text:style-name="P5"><text:span text:style-name="T10"><text:s/></text:span><text:span text:style-name="T40">&lt;/</text:span><text:span text:style-name="T50">hibernate-mapping</text:span><text:span text:style-name="T40">&gt;</text:span><text:span text:style-name="T10"> <text:s/></text:span></text:p>
      <text:p text:style-name="P13"/>
      <text:p text:style-name="P13"/>
      <text:p text:style-name="P15">hiberbate.cfg.xml</text:p>
      <text:p text:style-name="P13"/>
      <text:p text:style-name="P19"><text:span text:style-name="T39">&lt;?</text:span><text:span text:style-name="T49">xml</text:span> <text:span text:style-name="T64">version</text:span>=<text:span text:style-name="T76">"1.0"</text:span> <text:span text:style-name="T64">encoding</text:span>=<text:span text:style-name="T76">"UTF-8"</text:span><text:span text:style-name="T39">?&gt;</text:span></text:p>
      <text:p text:style-name="P5"><text:span text:style-name="T40">&lt;!</text:span><text:span text:style-name="T50">DOCTYPE</text:span><text:span text:style-name="T59"> </text:span><text:span text:style-name="T40">hibernate-configuration</text:span><text:span text:style-name="T59"> </text:span><text:span text:style-name="T80">PUBLIC</text:span><text:span text:style-name="T59"> <text:s/></text:span></text:p>
      <text:p text:style-name="P5"><text:span text:style-name="T59"><text:s text:c="10"/></text:span><text:span text:style-name="T40">"-//Hibernate/Hibernate Configuration DTD 3.0//EN"</text:span><text:span text:style-name="T59"> <text:s/></text:span></text:p>
      <text:p text:style-name="P5"><text:span text:style-name="T59"><text:s text:c="10"/></text:span><text:span text:style-name="T83">"http://hibernate.sourceforge.net/hibernate-configuration-3.0.dtd"</text:span><text:span text:style-name="T40">&gt;</text:span><text:span text:style-name="T10"> <text:s/></text:span></text:p>
      <text:p text:style-name="P5"><text:span text:style-name="T10"><text:s/></text:span><text:span text:style-name="T40">&lt;</text:span><text:span text:style-name="T50">hibernate-configuration</text:span><text:span text:style-name="T40">&gt;</text:span><text:span text:style-name="T10"> <text:s/></text:span></text:p>
      <text:p text:style-name="P5"><text:span text:style-name="T10"><text:s text:c="5"/></text:span><text:span text:style-name="T40">&lt;</text:span><text:span text:style-name="T50">session-factor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hbm2ddl.auto"</text:span><text:span text:style-name="T40">&gt;</text:span><text:span text:style-name="T10">update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dialect"</text:span><text:span text:style-name="T40">&gt;</text:span><text:span text:style-name="T10">org.hibernate.dialect.MySQLDialect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url"</text:span><text:span text:style-name="T40">&gt;</text:span><text:span text:style-name="T10">jdbc:mysql://</text:span><text:span text:style-name="T19">localhost</text:span><text:span text:style-name="T10">:3306/</text:span><text:span text:style-name="T19">myhibernate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username"</text:span><text:span text:style-name="T40">&gt;</text:span><text:span text:style-name="T10">root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password"</text:span><text:span text:style-name="T40">&gt;</text:span><text:span text:style-name="T19">dsrc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driver_class"</text:span><text:span text:style-name="T40">&gt;</text:span><text:span text:style-name="T10">com.mysql.jdbc.Driver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5"/></text:span><text:span text:style-name="T40">&lt;</text:span><text:span text:style-name="T50">mapping</text:span><text:span text:style-name="T59"> </text:span><text:span text:style-name="T65">resource</text:span><text:span text:style-name="T10">=</text:span><text:span text:style-name="T75">"department.hbm.xml"</text:span><text:span text:style-name="T40">/&gt;</text:span><text:span text:style-name="T10"> <text:s text:c="2"/></text:span></text:p>
      <text:p text:style-name="P5"><text:span text:style-name="T10"><text:s text:c="6"/></text:span><text:span text:style-name="T40">&lt;/</text:span><text:span text:style-name="T50">session-factory</text:span><text:span text:style-name="T40">&gt;</text:span><text:span text:style-name="T10"> <text:s/></text:span></text:p>
      <text:p text:style-name="P5"><text:span text:style-name="T10"><text:s/></text:span><text:span text:style-name="T40">&lt;/</text:span><text:span text:style-name="T50">hibernate-configuration</text:span><text:span text:style-name="T40">&gt;</text:span><text:span text:style-name="T10"> </text:span></text:p>
      <text:p text:style-name="P13"/>
      <text:p text:style-name="P13"/>
      <text:p text:style-name="P15">MyMain.java</text:p>
      <text:p text:style-name="P13"/>
      <text:p text:style-name="P19"><text:span text:style-name="T5">package</text:span> com.dsrc;</text:p>
      <text:p text:style-name="P3"/>
      <text:p text:style-name="P5"><text:span text:style-name="T4">import</text:span><text:span text:style-name="T10"> org.hibernate.Session;</text:span></text:p>
      <text:p text:style-name="P5"><text:span text:style-name="T4">import</text:span><text:span text:style-name="T10"> org.hibernate.SessionFactory;</text:span></text:p>
      <text:p text:style-name="P5"><text:span text:style-name="T4">import</text:span><text:span text:style-name="T10"> org.hibernate.Transaction;</text:span></text:p>
      <text:p text:style-name="P5"><text:span text:style-name="T4">import</text:span><text:span text:style-name="T10"> org.hibernate.cfg.Configuration;</text:span></text:p>
      <text:p text:style-name="P3"/>
      <text:p text:style-name="P5"><text:span text:style-name="T4">import</text:span><text:span text:style-name="T10"> com.dsrc.bean.Department;</text:span></text:p>
      <text:p text:style-name="P3"/>
      <text:p text:style-name="P5"><text:span text:style-name="T4">public</text:span><text:span text:style-name="T10"> </text:span><text:span text:style-name="T4">class</text:span><text:span text:style-name="T10"> MyMain {</text:span></text:p>
      <text:p text:style-name="P7"><text:tab/></text:p>
      <text:p text:style-name="P5"><text:span text:style-name="T10"><text:tab/><text:tab/></text:span><text:span text:style-name="T4">public</text:span><text:span text:style-name="T10"> </text:span><text:span text:style-name="T4">static</text:span><text:span text:style-name="T10"> </text:span><text:span text:style-name="T4">void</text:span><text:span text:style-name="T10"> main(String[] </text:span><text:span text:style-name="T34">args</text:span><text:span text:style-name="T10">) {</text:span></text:p>
      <text:p text:style-name="P3"/>
      <text:p text:style-name="P5"><text:span text:style-name="T10"><text:tab/>SessionFactory </text:span><text:span text:style-name="T34">sf</text:span><text:span text:style-name="T10">=</text:span><text:span text:style-name="T4">new</text:span><text:span text:style-name="T10"> Configuration().configure().</text:span><text:span text:style-name="T24">buildSessionFactory</text:span><text:span text:style-name="T20">();</text:span></text:p>
      <text:p text:style-name="P7"><text:tab/><text:tab/><text:tab/></text:p>
      <text:p text:style-name="P5"><text:span text:style-name="T10"><text:tab/><text:tab/><text:tab/>Session </text:span><text:span text:style-name="T34">s</text:span><text:span text:style-name="T10">=</text:span><text:span text:style-name="T34">sf</text:span><text:span text:style-name="T10">.openSession();</text:span></text:p>
      <text:p text:style-name="P5"><text:span text:style-name="T10"><text:tab/><text:tab/><text:tab/>Department </text:span><text:span text:style-name="T34">c</text:span><text:span text:style-name="T10">=</text:span><text:span text:style-name="T4">new</text:span><text:span text:style-name="T10"> Department(100,</text:span><text:span text:style-name="T70">"Fathi"</text:span><text:span text:style-name="T10">,</text:span><text:span text:style-name="T70">"Chennai"</text:span><text:span text:style-name="T10">);</text:span></text:p>
      <text:p text:style-name="P7"><text:tab/><text:tab/><text:tab/></text:p>
      <text:p text:style-name="P5"><text:span text:style-name="T10"><text:tab/><text:tab/><text:tab/>Transaction </text:span><text:span text:style-name="T34">tc</text:span><text:span text:style-name="T10">=</text:span><text:span text:style-name="T34">s</text:span><text:span text:style-name="T10">.beginTransaction();</text:span></text:p>
      <text:p text:style-name="P5"><text:soft-page-break/><text:span text:style-name="T10"><text:tab/><text:tab/><text:tab/></text:span><text:span text:style-name="T34">s</text:span><text:span text:style-name="T10">.save(</text:span><text:span text:style-name="T34">c</text:span><text:span text:style-name="T10">);</text:span></text:p>
      <text:p text:style-name="P5"><text:span text:style-name="T10"><text:tab/><text:tab/><text:tab/></text:span><text:span text:style-name="T34">tc</text:span><text:span text:style-name="T10">.commit();</text:span></text:p>
      <text:p text:style-name="P7"><text:tab/><text:tab/><text:tab/></text:p>
      <text:p text:style-name="P5"><text:span text:style-name="T10"><text:tab/><text:tab/><text:tab/>System.</text:span><text:span text:style-name="T33">out</text:span><text:span text:style-name="T10">.println(</text:span><text:span text:style-name="T70">"Done..."</text:span><text:span text:style-name="T10">);</text:span></text:p>
      <text:p text:style-name="P7"><text:tab/><text:tab/>}</text:p>
      <text:p text:style-name="P5"><text:span text:style-name="T10"><text:tab/><text:tab/></text:span><text:span text:style-name="T4">public</text:span><text:span text:style-name="T10"> </text:span><text:span text:style-name="T4">void</text:span><text:span text:style-name="T10"> saveEmployee(Department </text:span><text:span text:style-name="T34">eb</text:span><text:span text:style-name="T10">) {</text:span></text:p>
      <text:p text:style-name="P5"><text:span text:style-name="T10"><text:tab/><text:tab/><text:tab/></text:span><text:span text:style-name="T83">// </text:span><text:span text:style-name="T86">TODO</text:span><text:span text:style-name="T83"> Auto-generated method stub</text:span></text:p>
      <text:p text:style-name="P7"><text:tab/><text:tab/>}</text:p>
      <text:p text:style-name="P11"><text:tab/>}</text:p>
      <text:p text:style-name="P23"><text:span text:style-name="T21">3.</text:span><text:span text:style-name="T63">Create a </text:span><text:span text:style-name="T20">hibernate</text:span><text:span text:style-name="T62"> </text:span><text:span text:style-name="T59">application persist the employee details accepting from the user.</text:span></text:p>
      <text:p text:style-name="P3"/>
      <text:p text:style-name="P3">Task:</text:p>
      <text:p text:style-name="P3"><text:tab/><text:tab/>Read EmpoyeeID , Name and City from the user using scanner and save to database.</text:p>
      <text:p text:style-name="P3"><text:tab/><text:tab/></text:p>
      <text:p text:style-name="P3">The MainMenu Should look like the following</text:p>
      <text:p text:style-name="P3"/>
      <text:p text:style-name="P3">EMPLOYEE MGMT</text:p>
      <text:p text:style-name="P3">-------------</text:p>
      <text:p text:style-name="P3">1. Enter Data</text:p>
      <text:p text:style-name="P3">2. Exit</text:p>
      <text:p text:style-name="P3">Enter your choice(1/2):</text:p>
      <text:p text:style-name="P3"/>
      <text:p text:style-name="P3">If 1 is entered </text:p>
      <text:p text:style-name="P3"/>
      <text:p text:style-name="P3">Enter EmpNo: 101</text:p>
      <text:p text:style-name="P5"><text:span text:style-name="T59">Enter Name : </text:span><text:span text:style-name="T20">Aneesh</text:span></text:p>
      <text:p text:style-name="P6"><text:span text:style-name="T59">Enter City :</text:span><text:span text:style-name="T10">Kollam</text:span></text:p>
      <text:p text:style-name="P3"/>
      <text:p text:style-name="P3">..Data Saved ...</text:p>
      <text:p text:style-name="P3">Enter your choice(1/2):</text:p>
      <text:p text:style-name="P3"/>
      <text:p text:style-name="P19">if 2 end the appication.<text:tab/><text:tab/></text:p>
      <text:p text:style-name="P14"/>
      <text:p text:style-name="P16"><text:span text:style-name="T88">E</text:span>mployee.java</text:p>
      <text:p text:style-name="P64"/>
      <text:p text:style-name="P61"><text:span text:style-name="T1">package</text:span> com.dsrc.bean;</text:p>
      <text:p text:style-name="P3"/>
      <text:p text:style-name="P5"><text:span text:style-name="T4">public</text:span><text:span text:style-name="T10"> </text:span><text:span text:style-name="T4">class</text:span><text:span text:style-name="T10"> Employee {</text:span></text:p>
      <text:p text:style-name="P5"><text:span text:style-name="T10"><text:tab/></text:span><text:span text:style-name="T4">private</text:span><text:span text:style-name="T10"> </text:span><text:span text:style-name="T4">int</text:span><text:span text:style-name="T10"> </text:span><text:span text:style-name="T26">empno</text:span><text:span text:style-name="T10">;</text:span></text:p>
      <text:p text:style-name="P5"><text:span text:style-name="T10"><text:tab/></text:span><text:span text:style-name="T4">private</text:span><text:span text:style-name="T10"> String </text:span><text:span text:style-name="T26">name</text:span><text:span text:style-name="T10">;</text:span></text:p>
      <text:p text:style-name="P5"><text:span text:style-name="T10"><text:tab/></text:span><text:span text:style-name="T4">private</text:span><text:span text:style-name="T10"> String </text:span><text:span text:style-name="T26">city</text:span><text:span text:style-name="T10">;</text:span></text:p>
      <text:p text:style-name="P5"><text:span text:style-name="T10"><text:tab/></text:span><text:span text:style-name="T4">public</text:span><text:span text:style-name="T10"> </text:span><text:span text:style-name="T4">int</text:span><text:span text:style-name="T10"> getEmpno() {</text:span></text:p>
      <text:p text:style-name="P5"><text:span text:style-name="T10"><text:tab/><text:tab/></text:span><text:span text:style-name="T4">return</text:span><text:span text:style-name="T10"> </text:span><text:span text:style-name="T26">empno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void</text:span><text:span text:style-name="T10"> setEmpno(</text:span><text:span text:style-name="T4">int</text:span><text:span text:style-name="T10"> </text:span><text:span text:style-name="T34">empno</text:span><text:span text:style-name="T10">) {</text:span></text:p>
      <text:p text:style-name="P5"><text:span text:style-name="T10"><text:tab/><text:tab/></text:span><text:span text:style-name="T4">this</text:span><text:span text:style-name="T10">.</text:span><text:span text:style-name="T26">empno</text:span><text:span text:style-name="T10"> = </text:span><text:span text:style-name="T34">empno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String getName() {</text:span></text:p>
      <text:p text:style-name="P5"><text:span text:style-name="T10"><text:tab/><text:tab/></text:span><text:span text:style-name="T4">return</text:span><text:span text:style-name="T10"> </text:span><text:span text:style-name="T26">name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void</text:span><text:span text:style-name="T10"> setName(String </text:span><text:span text:style-name="T34">name</text:span><text:span text:style-name="T10">) { </text:span></text:p>
      <text:p text:style-name="P5"><text:span text:style-name="T10"><text:tab/><text:tab/></text:span><text:span text:style-name="T4">this</text:span><text:span text:style-name="T10">.</text:span><text:span text:style-name="T26">name</text:span><text:span text:style-name="T10"> = </text:span><text:span text:style-name="T34">name</text:span><text:span text:style-name="T10">;</text:span></text:p>
      <text:p text:style-name="P7"><text:tab/>}</text:p>
      <text:p text:style-name="P5"><text:soft-page-break/><text:span text:style-name="T10"><text:tab/></text:span><text:span text:style-name="T4">public</text:span><text:span text:style-name="T10"> String getCity() {</text:span></text:p>
      <text:p text:style-name="P5"><text:span text:style-name="T10"><text:tab/><text:tab/></text:span><text:span text:style-name="T4">return</text:span><text:span text:style-name="T10"> </text:span><text:span text:style-name="T26">city</text:span><text:span text:style-name="T10">;</text:span></text:p>
      <text:p text:style-name="P7"><text:tab/>}</text:p>
      <text:p text:style-name="P5"><text:span text:style-name="T10"><text:tab/></text:span><text:span text:style-name="T4">public</text:span><text:span text:style-name="T10"> </text:span><text:span text:style-name="T4">void</text:span><text:span text:style-name="T10"> setCity(String </text:span><text:span text:style-name="T34">city</text:span><text:span text:style-name="T10">) {</text:span></text:p>
      <text:p text:style-name="P5"><text:span text:style-name="T10"><text:tab/><text:tab/></text:span><text:span text:style-name="T4">this</text:span><text:span text:style-name="T10">.</text:span><text:span text:style-name="T26">city</text:span><text:span text:style-name="T10"> = </text:span><text:span text:style-name="T34">city</text:span><text:span text:style-name="T10">;</text:span></text:p>
      <text:p text:style-name="P7"><text:tab/>}</text:p>
      <text:p text:style-name="P5"><text:span text:style-name="T10"><text:tab/></text:span><text:span text:style-name="T22">}</text:span></text:p>
      <text:p text:style-name="P16"/>
      <text:p text:style-name="P16">employee.hbm.xml</text:p>
      <text:p text:style-name="P16"/>
      <text:p text:style-name="P61"><text:span text:style-name="T39">&lt;?</text:span><text:span text:style-name="T49">xml</text:span> <text:span text:style-name="T64">version</text:span> = <text:span text:style-name="T76">"1.0"</text:span> <text:span text:style-name="T64">encoding</text:span> = <text:span text:style-name="T76">"utf-8"</text:span><text:span text:style-name="T39">?&gt;</text:span></text:p>
      <text:p text:style-name="P5"><text:span text:style-name="T40">&lt;!</text:span><text:span text:style-name="T50">DOCTYPE</text:span><text:span text:style-name="T59"> </text:span><text:span text:style-name="T40">hibernate-mapping</text:span><text:span text:style-name="T59"> </text:span><text:span text:style-name="T80">PUBLIC</text:span><text:span text:style-name="T59"> </text:span></text:p>
      <text:p text:style-name="P9">"-//Hibernate/Hibernate Mapping DTD//EN"</text:p>
      <text:p text:style-name="P5"><text:span text:style-name="T83">"http://www.hibernate.org/dtd/hibernate-mapping-3.0.dtd"</text:span><text:span text:style-name="T40">&gt;</text:span><text:span text:style-name="T10"> </text:span></text:p>
      <text:p text:style-name="P5"><text:span text:style-name="T40">&lt;</text:span><text:span text:style-name="T50">hibernate-mapping</text:span><text:span text:style-name="T40">&gt;</text:span></text:p>
      <text:p text:style-name="P5"><text:span text:style-name="T10"><text:s text:c="3"/></text:span><text:span text:style-name="T40">&lt;</text:span><text:span text:style-name="T50">class</text:span><text:span text:style-name="T59"> </text:span><text:span text:style-name="T65">name</text:span><text:span text:style-name="T59"> </text:span><text:span text:style-name="T10">=</text:span><text:span text:style-name="T59"> </text:span><text:span text:style-name="T75">"com.dsrc.bean.Employee"</text:span><text:span text:style-name="T59"> </text:span><text:span text:style-name="T65">table</text:span><text:span text:style-name="T59"> </text:span><text:span text:style-name="T10">=</text:span><text:span text:style-name="T59"> </text:span><text:span text:style-name="T75">"Employee"</text:span><text:span text:style-name="T40">&gt;</text:span><text:span text:style-name="T10"> </text:span></text:p>
      <text:p text:style-name="P5"><text:span text:style-name="T10"><text:s text:c="6"/></text:span><text:span text:style-name="T40">&lt;</text:span><text:span text:style-name="T50">meta</text:span><text:span text:style-name="T59"> </text:span><text:span text:style-name="T65">attribute</text:span><text:span text:style-name="T59"> </text:span><text:span text:style-name="T10">=</text:span><text:span text:style-name="T59"> </text:span><text:span text:style-name="T75">"class-description"</text:span><text:span text:style-name="T40">&gt;</text:span></text:p>
      <text:p text:style-name="P7"><text:s text:c="9"/>This class contains the employee detail. </text:p>
      <text:p text:style-name="P5"><text:span text:style-name="T10"><text:s text:c="6"/></text:span><text:span text:style-name="T40">&lt;/</text:span><text:span text:style-name="T50">meta</text:span><text:span text:style-name="T40">&gt;</text:span></text:p>
      <text:p text:style-name="P5"><text:span text:style-name="T10"><text:s text:c="6"/></text:span><text:span text:style-name="T40">&lt;</text:span><text:span text:style-name="T50">id</text:span><text:span text:style-name="T59"> </text:span><text:span text:style-name="T65">name</text:span><text:span text:style-name="T59"> </text:span><text:span text:style-name="T10">=</text:span><text:span text:style-name="T59"> </text:span><text:span text:style-name="T75">"empno"</text:span><text:span text:style-name="T59"> </text:span><text:span text:style-name="T65">type</text:span><text:span text:style-name="T59"> </text:span><text:span text:style-name="T10">=</text:span><text:span text:style-name="T59"> </text:span><text:span text:style-name="T75">"int"</text:span><text:span text:style-name="T59"> </text:span><text:span text:style-name="T65">column</text:span><text:span text:style-name="T59"> </text:span><text:span text:style-name="T10">=</text:span><text:span text:style-name="T59"> </text:span><text:span text:style-name="T75">"EmpNO"</text:span><text:span text:style-name="T40">&gt;</text:span></text:p>
      <text:p text:style-name="P5"><text:span text:style-name="T10"><text:s text:c="9"/></text:span><text:span text:style-name="T40">&lt;</text:span><text:span text:style-name="T50">generator</text:span><text:span text:style-name="T59"> </text:span><text:span text:style-name="T65">class</text:span><text:span text:style-name="T10">=</text:span><text:span text:style-name="T75">"assigned"</text:span><text:span text:style-name="T40">/&gt;</text:span></text:p>
      <text:p text:style-name="P5"><text:span text:style-name="T10"><text:s text:c="6"/></text:span><text:span text:style-name="T40">&lt;/</text:span><text:span text:style-name="T50">id</text:span><text:span text:style-name="T40">&gt;</text:span></text:p>
      <text:p text:style-name="P5"><text:span text:style-name="T10"><text:s text:c="6"/></text:span><text:span text:style-name="T40">&lt;</text:span><text:span text:style-name="T50">property</text:span><text:span text:style-name="T59"> </text:span><text:span text:style-name="T65">name</text:span><text:span text:style-name="T59"> </text:span><text:span text:style-name="T10">=</text:span><text:span text:style-name="T59"> </text:span><text:span text:style-name="T75">"name"</text:span><text:span text:style-name="T59"> </text:span><text:span text:style-name="T65">column</text:span><text:span text:style-name="T59"> </text:span><text:span text:style-name="T10">=</text:span><text:span text:style-name="T59"> </text:span><text:span text:style-name="T75">"Name"</text:span><text:span text:style-name="T59"> </text:span><text:span text:style-name="T65">type</text:span><text:span text:style-name="T59"> </text:span><text:span text:style-name="T10">=</text:span><text:span text:style-name="T59"> </text:span><text:span text:style-name="T75">"string"</text:span><text:span text:style-name="T40">/&gt;</text:span></text:p>
      <text:p text:style-name="P5"><text:span text:style-name="T10"><text:s text:c="6"/></text:span><text:span text:style-name="T40">&lt;</text:span><text:span text:style-name="T50">property</text:span><text:span text:style-name="T59"> </text:span><text:span text:style-name="T65">name</text:span><text:span text:style-name="T59"> </text:span><text:span text:style-name="T10">=</text:span><text:span text:style-name="T59"> </text:span><text:span text:style-name="T75">"city"</text:span><text:span text:style-name="T59"> </text:span><text:span text:style-name="T65">column</text:span><text:span text:style-name="T59"> </text:span><text:span text:style-name="T10">=</text:span><text:span text:style-name="T59"> </text:span><text:span text:style-name="T75">"City"</text:span><text:span text:style-name="T59"> </text:span><text:span text:style-name="T65">type</text:span><text:span text:style-name="T59"> </text:span><text:span text:style-name="T10">=</text:span><text:span text:style-name="T59"> </text:span><text:span text:style-name="T75">"string"</text:span><text:span text:style-name="T40">/&gt;</text:span></text:p>
      <text:p text:style-name="P5"><text:span text:style-name="T10"><text:s text:c="3"/></text:span><text:span text:style-name="T40">&lt;/</text:span><text:span text:style-name="T50">class</text:span><text:span text:style-name="T40">&gt;</text:span></text:p>
      <text:p text:style-name="P64"><text:span text:style-name="T47">&lt;/</text:span><text:span text:style-name="T57">hibernate-mapping</text:span><text:span text:style-name="T47">&gt;</text:span></text:p>
      <text:p text:style-name="P16"/>
      <text:p text:style-name="P16">hibernate.cfg.xml</text:p>
      <text:p text:style-name="P16"/>
      <text:p text:style-name="P61"><text:span text:style-name="T39">?</text:span><text:span text:style-name="T49">xml</text:span> <text:span text:style-name="T64">version</text:span>=<text:span text:style-name="T76">"1.0"</text:span> <text:span text:style-name="T64">encoding</text:span>=<text:span text:style-name="T76">"UTF-8"</text:span><text:span text:style-name="T39">?&gt;</text:span></text:p>
      <text:p text:style-name="P5"><text:span text:style-name="T40">&lt;!</text:span><text:span text:style-name="T50">DOCTYPE</text:span><text:span text:style-name="T59"> </text:span><text:span text:style-name="T40">hibernate-configuration</text:span><text:span text:style-name="T59"> </text:span><text:span text:style-name="T80">PUBLIC</text:span><text:span text:style-name="T59"> <text:s/></text:span></text:p>
      <text:p text:style-name="P5"><text:span text:style-name="T59"><text:s text:c="10"/></text:span><text:span text:style-name="T40">"-//Hibernate/Hibernate Configuration DTD 3.0//EN"</text:span><text:span text:style-name="T59"> <text:s/></text:span></text:p>
      <text:p text:style-name="P5"><text:span text:style-name="T59"><text:s text:c="10"/></text:span><text:span text:style-name="T83">"http://hibernate.sourceforge.net/hibernate-configuration-3.0.dtd"</text:span><text:span text:style-name="T40">&gt;</text:span><text:span text:style-name="T10"> <text:s/></text:span></text:p>
      <text:p text:style-name="P5"><text:span text:style-name="T40">&lt;</text:span><text:span text:style-name="T50">hibernate-configuration</text:span><text:span text:style-name="T40">&gt;</text:span><text:span text:style-name="T10"> <text:s/></text:span></text:p>
      <text:p text:style-name="P5"><text:span text:style-name="T10"><text:s text:c="4"/></text:span><text:span text:style-name="T40">&lt;</text:span><text:span text:style-name="T50">session-factor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hbm2ddl.auto"</text:span><text:span text:style-name="T40">&gt;</text:span><text:span text:style-name="T10">update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dialect"</text:span><text:span text:style-name="T40">&gt;</text:span><text:span text:style-name="T10">org.hibernate.dialect.MySQLDialect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url"</text:span><text:span text:style-name="T40">&gt;</text:span><text:span text:style-name="T10">jdbc:mysql://</text:span><text:span text:style-name="T19">localhost</text:span><text:span text:style-name="T10">:3306/</text:span><text:span text:style-name="T19">myhibernate</text:span><text:span text:style-name="T40">&lt;/</text:span><text:span text:style-name="T50">property</text:span><text:span text:style-name="T40">&gt;</text:span><text:span text:style-name="T10"> <text:s text:c="8"/></text:span></text:p>
      <text:p text:style-name="P5"><text:span text:style-name="T10"><text:s text:c="2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username"</text:span><text:span text:style-name="T40">&gt;</text:span><text:span text:style-name="T10">root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password"</text:span><text:span text:style-name="T40">&gt;</text:span><text:span text:style-name="T19">dsrc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8"/></text:span><text:span text:style-name="T40">&lt;</text:span><text:span text:style-name="T50">property</text:span><text:span text:style-name="T59"> </text:span><text:span text:style-name="T65">name</text:span><text:span text:style-name="T10">=</text:span><text:span text:style-name="T75">"connection.driver_class"</text:span><text:span text:style-name="T40">&gt;</text:span><text:span text:style-name="T10">com.mysql.jdbc.Driver</text:span><text:span text:style-name="T40">&lt;/</text:span><text:span text:style-name="T50">property</text:span><text:span text:style-name="T40">&gt;</text:span><text:span text:style-name="T10"> <text:s/></text:span></text:p>
      <text:p text:style-name="P5"><text:span text:style-name="T10"><text:s text:c="5"/><text:tab/></text:span><text:span text:style-name="T40">&lt;</text:span><text:span text:style-name="T50">mapping</text:span><text:span text:style-name="T59"> </text:span><text:span text:style-name="T65">resource</text:span><text:span text:style-name="T10">=</text:span><text:span text:style-name="T75">"employee.hbm.xml"</text:span><text:span text:style-name="T40">&gt;&lt;/</text:span><text:span text:style-name="T50">mapping</text:span><text:span text:style-name="T40">&gt;</text:span><text:span text:style-name="T10"> <text:s text:c="2"/></text:span></text:p>
      <text:p text:style-name="P5"><text:span text:style-name="T10"><text:s text:c="6"/></text:span><text:span text:style-name="T40">&lt;/</text:span><text:span text:style-name="T50">session-factory</text:span><text:span text:style-name="T40">&gt;</text:span><text:span text:style-name="T10"> <text:s/></text:span></text:p>
      <text:p text:style-name="P61"><text:span text:style-name="T39">&lt;/</text:span><text:span text:style-name="T49">hibernate-configuration</text:span><text:span text:style-name="T39">&gt;</text:span></text:p>
      <text:p text:style-name="P16"/>
      <text:p text:style-name="P16">MyMain.java</text:p>
      <text:p text:style-name="P16"/>
      <text:p text:style-name="P67"><text:span text:style-name="T8">import</text:span><text:span text:style-name="T25"> java.util.Scanner;</text:span></text:p>
      <text:p text:style-name="P4"><text:span text:style-name="T2">import</text:span><text:span text:style-name="T11"> org.hibernate.Session;</text:span></text:p>
      <text:p text:style-name="P4"><text:span text:style-name="T2">import</text:span><text:span text:style-name="T11"> org.hibernate.SessionFactory;</text:span></text:p>
      <text:p text:style-name="P4"><text:span text:style-name="T2">import</text:span><text:span text:style-name="T11"> org.hibernate.Transaction;</text:span></text:p>
      <text:p text:style-name="P4"><text:span text:style-name="T2">import</text:span><text:span text:style-name="T11"> org.hibernate.cfg.Configuration;</text:span></text:p>
      <text:p text:style-name="P1"/>
      <text:p text:style-name="P1"/>
      <text:p text:style-name="P4"><text:span text:style-name="T2">import</text:span><text:span text:style-name="T11"> com.dsrc.bean.Employee;</text:span></text:p>
      <text:p text:style-name="P1"><text:soft-page-break/></text:p>
      <text:p text:style-name="P1"/>
      <text:p text:style-name="P4"><text:span text:style-name="T2">public</text:span><text:span text:style-name="T11"> </text:span><text:span text:style-name="T2">class</text:span><text:span text:style-name="T11"> MyMain {</text:span></text:p>
      <text:p text:style-name="P4"><text:span text:style-name="T11"><text:tab/></text:span><text:span text:style-name="T2">private</text:span><text:span text:style-name="T11"> </text:span><text:span text:style-name="T2">static</text:span><text:span text:style-name="T11"> </text:span><text:span text:style-name="T2">int</text:span><text:span text:style-name="T11"> </text:span><text:span text:style-name="T31">choice</text:span><text:span text:style-name="T11">;</text:span></text:p>
      <text:p text:style-name="P4"><text:span text:style-name="T11"><text:tab/></text:span><text:span text:style-name="T2">public</text:span><text:span text:style-name="T11"> </text:span><text:span text:style-name="T2">static</text:span><text:span text:style-name="T11"> </text:span><text:span text:style-name="T2">void</text:span><text:span text:style-name="T11"> main(String[] </text:span><text:span text:style-name="T35">args</text:span><text:span text:style-name="T11">) {</text:span></text:p>
      <text:p text:style-name="P4"><text:span text:style-name="T11"><text:tab/><text:tab/>Employee </text:span><text:span text:style-name="T35">e1</text:span><text:span text:style-name="T11"> = </text:span><text:span text:style-name="T2">new</text:span><text:span text:style-name="T11"> Employee();</text:span></text:p>
      <text:p text:style-name="P4"><text:span text:style-name="T11"><text:s text:c="12"/>System.</text:span><text:span text:style-name="T29">out</text:span><text:span text:style-name="T11">.println(</text:span><text:span text:style-name="T73">"1. Insert "</text:span><text:span text:style-name="T11">);</text:span></text:p>
      <text:p text:style-name="P4"><text:span text:style-name="T11"><text:s text:c="12"/>System.</text:span><text:span text:style-name="T29">out</text:span><text:span text:style-name="T11">.println(</text:span><text:span text:style-name="T73">"3. Exit "</text:span><text:span text:style-name="T11">);</text:span></text:p>
      <text:p text:style-name="P4"><text:span text:style-name="T11"><text:s text:c="12"/>System.</text:span><text:span text:style-name="T29">out</text:span><text:span text:style-name="T11">.println(</text:span><text:span text:style-name="T73">"Enter your choice "</text:span><text:span text:style-name="T11">);</text:span></text:p>
      <text:p text:style-name="P4"><text:span text:style-name="T11"><text:s text:c="12"/>Scanner </text:span><text:span text:style-name="T37">sc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12"/></text:span><text:span text:style-name="T31">choice</text:span><text:span text:style-name="T11"> = </text:span><text:span text:style-name="T35">sc</text:span><text:span text:style-name="T11">.nextInt();</text:span></text:p>
      <text:p text:style-name="P4"><text:span text:style-name="T11"><text:s text:c="12"/></text:span><text:span text:style-name="T2">switch</text:span><text:span text:style-name="T11"> (</text:span><text:span text:style-name="T31">choice</text:span><text:span text:style-name="T11">) {</text:span></text:p>
      <text:p text:style-name="P4"><text:span text:style-name="T11"><text:s text:c="16"/></text:span><text:span text:style-name="T2">case</text:span><text:span text:style-name="T11"> 1:</text:span></text:p>
      <text:p text:style-name="P4"><text:span text:style-name="T11"><text:s text:c="20"/>System.</text:span><text:span text:style-name="T29">out</text:span><text:span text:style-name="T11">.println(</text:span><text:span text:style-name="T73">"Enter the employee Number "</text:span><text:span text:style-name="T11">);</text:span></text:p>
      <text:p text:style-name="P4"><text:span text:style-name="T11"><text:s text:c="20"/>Scanner </text:span><text:span text:style-name="T35">sc1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20"/></text:span><text:span text:style-name="T2">int</text:span><text:span text:style-name="T11"> </text:span><text:span text:style-name="T35">empno</text:span><text:span text:style-name="T11"> = </text:span><text:span text:style-name="T35">sc1</text:span><text:span text:style-name="T11">.nextInt();</text:span></text:p>
      <text:p text:style-name="P4"><text:span text:style-name="T11"><text:s text:c="20"/>System.</text:span><text:span text:style-name="T29">out</text:span><text:span text:style-name="T11">.println(</text:span><text:span text:style-name="T73">"Enter the employee Name "</text:span><text:span text:style-name="T11">);</text:span></text:p>
      <text:p text:style-name="P4"><text:span text:style-name="T11"><text:s text:c="20"/>Scanner </text:span><text:span text:style-name="T35">sc2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20"/>String </text:span><text:span text:style-name="T35">name</text:span><text:span text:style-name="T11"> = </text:span><text:span text:style-name="T35">sc2</text:span><text:span text:style-name="T11">.nextLine();</text:span></text:p>
      <text:p text:style-name="P4"><text:span text:style-name="T11"><text:s text:c="20"/>System.</text:span><text:span text:style-name="T29">out</text:span><text:span text:style-name="T11">.println(</text:span><text:span text:style-name="T73">"Enter the City "</text:span><text:span text:style-name="T11">);</text:span></text:p>
      <text:p text:style-name="P4"><text:span text:style-name="T11"><text:s text:c="20"/>Scanner </text:span><text:span text:style-name="T35">sc3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19"/>String </text:span><text:span text:style-name="T35">city</text:span><text:span text:style-name="T11"> = </text:span><text:span text:style-name="T35">sc3</text:span><text:span text:style-name="T11">.nextLine();</text:span></text:p>
      <text:p text:style-name="P4"><text:span text:style-name="T11"><text:s text:c="20"/></text:span><text:span text:style-name="T35">e1</text:span><text:span text:style-name="T11">.setEmpno(</text:span><text:span text:style-name="T35">empno</text:span><text:span text:style-name="T11">);</text:span></text:p>
      <text:p text:style-name="P4"><text:span text:style-name="T11"><text:s text:c="20"/></text:span><text:span text:style-name="T35">e1</text:span><text:span text:style-name="T11">.setName(</text:span><text:span text:style-name="T35">name</text:span><text:span text:style-name="T11">);</text:span></text:p>
      <text:p text:style-name="P4"><text:span text:style-name="T11"><text:s text:c="20"/></text:span><text:span text:style-name="T35">e1</text:span><text:span text:style-name="T11">.setCity(</text:span><text:span text:style-name="T35">city</text:span><text:span text:style-name="T11">);<text:tab/></text:span></text:p>
      <text:p text:style-name="P31"><text:s text:c="20"/></text:p>
      <text:p text:style-name="P4"><text:span text:style-name="T11"><text:s text:c="16"/><text:tab/>SessionFactory </text:span><text:span text:style-name="T35">sf</text:span><text:span text:style-name="T11">=</text:span><text:span text:style-name="T2">new </text:span><text:span text:style-name="T11">Configuration().configure().buildSessionFactory();</text:span></text:p>
      <text:p text:style-name="P4"><text:span text:style-name="T11"><text:s text:c="16"/><text:tab/><text:tab/>Session </text:span><text:span text:style-name="T35">s</text:span><text:span text:style-name="T11">=</text:span><text:span text:style-name="T35">sf</text:span><text:span text:style-name="T11">.openSession();</text:span></text:p>
      <text:p text:style-name="P4"><text:span text:style-name="T11"><text:s text:c="16"/><text:tab/><text:tab/>Transaction </text:span><text:span text:style-name="T35">tc</text:span><text:span text:style-name="T11">=</text:span><text:span text:style-name="T35">s</text:span><text:span text:style-name="T11">.beginTransaction();</text:span></text:p>
      <text:p text:style-name="P4"><text:span text:style-name="T11"><text:s text:c="16"/><text:tab/><text:tab/></text:span><text:span text:style-name="T35">s</text:span><text:span text:style-name="T11">.save(</text:span><text:span text:style-name="T35">e1</text:span><text:span text:style-name="T11">);</text:span></text:p>
      <text:p text:style-name="P4"><text:span text:style-name="T11"><text:s text:c="16"/><text:tab/><text:tab/></text:span><text:span text:style-name="T35">tc</text:span><text:span text:style-name="T11">.commit();</text:span></text:p>
      <text:p text:style-name="P4"><text:span text:style-name="T11"><text:s text:c="16"/><text:tab/><text:tab/>System.</text:span><text:span text:style-name="T29">out</text:span><text:span text:style-name="T11">.println(</text:span><text:span text:style-name="T73">"Done..."</text:span><text:span text:style-name="T11">);</text:span></text:p>
      <text:p text:style-name="P4"><text:span text:style-name="T11"><text:s text:c="24"/></text:span><text:span text:style-name="T2">break</text:span><text:span text:style-name="T11">;</text:span></text:p>
      <text:p text:style-name="P4"><text:span text:style-name="T11"><text:s text:c="12"/></text:span><text:span text:style-name="T2">case</text:span><text:span text:style-name="T11"> 2:</text:span></text:p>
      <text:p text:style-name="P4"><text:span text:style-name="T11"><text:s text:c="14"/>System.</text:span><text:span text:style-name="T15">exit</text:span><text:span text:style-name="T11">(0);</text:span></text:p>
      <text:p text:style-name="P4"><text:span text:style-name="T11"><text:s text:c="14"/></text:span><text:span text:style-name="T2">break</text:span><text:span text:style-name="T11">;</text:span></text:p>
      <text:p text:style-name="P31"><text:tab/><text:tab/><text:tab/>}</text:p>
      <text:p text:style-name="P1"/>
      <text:p text:style-name="P31">}</text:p>
      <text:p text:style-name="P37">}</text:p>
      <text:p text:style-name="P17">4.</text:p>
      <text:p text:style-name="P17"/>
      <text:p text:style-name="P17"/>
      <text:p text:style-name="P18">Department.java</text:p>
      <text:p text:style-name="P18"/>
      <text:p text:style-name="P60"><text:span text:style-name="T7">package</text:span><text:span text:style-name="T90"> com.dsrc.bean;</text:span></text:p>
      <text:p text:style-name="P1"/>
      <text:p text:style-name="P4"><text:span text:style-name="T2">public</text:span><text:span text:style-name="T11"> </text:span><text:span text:style-name="T2">class</text:span><text:span text:style-name="T11"> Department {</text:span></text:p>
      <text:p text:style-name="P4"><text:span text:style-name="T11"><text:tab/></text:span><text:span text:style-name="T2">private</text:span><text:span text:style-name="T11"> </text:span><text:span text:style-name="T2">int</text:span><text:span text:style-name="T11"> </text:span><text:span text:style-name="T27">deptno</text:span><text:span text:style-name="T11">;</text:span></text:p>
      <text:p text:style-name="P4"><text:span text:style-name="T11"><text:tab/></text:span><text:span text:style-name="T2">private</text:span><text:span text:style-name="T11"> String </text:span><text:span text:style-name="T27">deptname</text:span><text:span text:style-name="T11">;</text:span></text:p>
      <text:p text:style-name="P4"><text:span text:style-name="T11"><text:tab/></text:span><text:span text:style-name="T2">private</text:span><text:span text:style-name="T11"> String </text:span><text:span text:style-name="T27">location</text:span><text:span text:style-name="T11">;</text:span></text:p>
      <text:p text:style-name="P4"><text:span text:style-name="T11"><text:tab/></text:span><text:span text:style-name="T2">public</text:span><text:span text:style-name="T11"> </text:span><text:span text:style-name="T2">int</text:span><text:span text:style-name="T11"> getDeptno() {</text:span></text:p>
      <text:p text:style-name="P4"><text:span text:style-name="T11"><text:tab/><text:tab/></text:span><text:span text:style-name="T2">return</text:span><text:span text:style-name="T11"> </text:span><text:span text:style-name="T27">deptno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Deptno(</text:span><text:span text:style-name="T2">int</text:span><text:span text:style-name="T11"> </text:span><text:span text:style-name="T35">deptno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deptno</text:span><text:span text:style-name="T11"> = </text:span><text:span text:style-name="T35">deptno</text:span><text:span text:style-name="T11">;</text:span></text:p>
      <text:p text:style-name="P31"><text:soft-page-break/><text:tab/>}</text:p>
      <text:p text:style-name="P4"><text:span text:style-name="T11"><text:tab/></text:span><text:span text:style-name="T2">public</text:span><text:span text:style-name="T11"> String getDeptname() {</text:span></text:p>
      <text:p text:style-name="P4"><text:span text:style-name="T11"><text:tab/><text:tab/></text:span><text:span text:style-name="T2">return</text:span><text:span text:style-name="T11"> </text:span><text:span text:style-name="T27">deptname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Deptname(String </text:span><text:span text:style-name="T35">deptname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deptname</text:span><text:span text:style-name="T11"> = </text:span><text:span text:style-name="T35">deptname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String getLocation() {</text:span></text:p>
      <text:p text:style-name="P4"><text:span text:style-name="T11"><text:tab/><text:tab/></text:span><text:span text:style-name="T2">return</text:span><text:span text:style-name="T11"> </text:span><text:span text:style-name="T27">location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Location(String </text:span><text:span text:style-name="T35">location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location</text:span><text:span text:style-name="T11"> = </text:span><text:span text:style-name="T35">location</text:span><text:span text:style-name="T11">;</text:span></text:p>
      <text:p text:style-name="P31"><text:tab/>}</text:p>
      <text:p text:style-name="P31"><text:tab/></text:p>
      <text:p text:style-name="P31">}</text:p>
      <text:p text:style-name="P18"/>
      <text:p text:style-name="P18"/>
      <text:p text:style-name="P18">department.hbm.xml</text:p>
      <text:p text:style-name="P18"/>
      <text:p text:style-name="P60"><text:span text:style-name="T45">&lt;?</text:span><text:span text:style-name="T55">xml</text:span><text:span text:style-name="T90"> </text:span><text:span text:style-name="T68">version</text:span><text:span text:style-name="T90"> = </text:span><text:span text:style-name="T78">"1.0"</text:span><text:span text:style-name="T90"> </text:span><text:span text:style-name="T68">encoding</text:span><text:span text:style-name="T90"> = </text:span><text:span text:style-name="T78">"utf-8"</text:span><text:span text:style-name="T45">?&gt;</text:span></text:p>
      <text:p text:style-name="P4"><text:span text:style-name="T41">&lt;!</text:span><text:span text:style-name="T51">DOCTYPE</text:span><text:span text:style-name="T60"> </text:span><text:span text:style-name="T41">hibernate-mapping</text:span><text:span text:style-name="T60"> </text:span><text:span text:style-name="T81">PUBLIC</text:span><text:span text:style-name="T60"> </text:span></text:p>
      <text:p text:style-name="P32">"-//Hibernate/Hibernate Mapping DTD//EN"</text:p>
      <text:p text:style-name="P4"><text:span text:style-name="T84">"http://www.hibernate.org/dtd/hibernate-mapping-3.0.dtd"</text:span><text:span text:style-name="T41">&gt;</text:span><text:span text:style-name="T11"> </text:span></text:p>
      <text:p text:style-name="P4"><text:span text:style-name="T41">&lt;</text:span><text:span text:style-name="T51">hibernate-mapping</text:span><text:span text:style-name="T41">&gt;</text:span></text:p>
      <text:p text:style-name="P4"><text:span text:style-name="T11"><text:s text:c="3"/></text:span><text:span text:style-name="T41">&lt;</text:span><text:span text:style-name="T51">class</text:span><text:span text:style-name="T60"> </text:span><text:span text:style-name="T66">name</text:span><text:span text:style-name="T60"> </text:span><text:span text:style-name="T11">=</text:span><text:span text:style-name="T60"> </text:span><text:span text:style-name="T71">"com.dsrc.bean.Department"</text:span><text:span text:style-name="T60"> </text:span><text:span text:style-name="T66">table</text:span><text:span text:style-name="T60"> </text:span><text:span text:style-name="T11">=</text:span><text:span text:style-name="T60"> </text:span><text:span text:style-name="T71">"Department"</text:span><text:span text:style-name="T41">&gt;</text:span><text:span text:style-name="T11"> </text:span></text:p>
      <text:p text:style-name="P4"><text:span text:style-name="T11"><text:s text:c="6"/></text:span><text:span text:style-name="T41">&lt;</text:span><text:span text:style-name="T51">meta</text:span><text:span text:style-name="T60"> </text:span><text:span text:style-name="T66">attribute</text:span><text:span text:style-name="T60"> </text:span><text:span text:style-name="T11">=</text:span><text:span text:style-name="T60"> </text:span><text:span text:style-name="T71">"class-description"</text:span><text:span text:style-name="T41">&gt;</text:span></text:p>
      <text:p text:style-name="P31"><text:s text:c="9"/>This class contains the employee detail. </text:p>
      <text:p text:style-name="P4"><text:span text:style-name="T11"><text:s text:c="6"/></text:span><text:span text:style-name="T41">&lt;/</text:span><text:span text:style-name="T51">meta</text:span><text:span text:style-name="T41">&gt;</text:span></text:p>
      <text:p text:style-name="P4"><text:span text:style-name="T11"><text:s text:c="6"/></text:span><text:span text:style-name="T41">&lt;</text:span><text:span text:style-name="T51">id</text:span><text:span text:style-name="T60"> </text:span><text:span text:style-name="T66">name</text:span><text:span text:style-name="T60"> </text:span><text:span text:style-name="T11">=</text:span><text:span text:style-name="T60"> </text:span><text:span text:style-name="T71">"deptno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int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DeptNo"</text:span><text:span text:style-name="T41">&gt;</text:span></text:p>
      <text:p text:style-name="P4"><text:span text:style-name="T11"><text:s text:c="9"/></text:span><text:span text:style-name="T41">&lt;</text:span><text:span text:style-name="T51">generator</text:span><text:span text:style-name="T60"> </text:span><text:span text:style-name="T66">class</text:span><text:span text:style-name="T11">=</text:span><text:span text:style-name="T71">"assigned"</text:span><text:span text:style-name="T41">/&gt;</text:span></text:p>
      <text:p text:style-name="P4"><text:span text:style-name="T11"><text:s text:c="6"/></text:span><text:span text:style-name="T41">&lt;/</text:span><text:span text:style-name="T51">id</text:span><text:span text:style-name="T41">&gt;</text:span></text:p>
      <text:p text:style-name="P4"><text:span text:style-name="T11"><text:s text:c="6"/></text:span><text:span text:style-name="T41">&lt;</text:span><text:span text:style-name="T51">property</text:span><text:span text:style-name="T60"> </text:span><text:span text:style-name="T66">name</text:span><text:span text:style-name="T60"> </text:span><text:span text:style-name="T11">=</text:span><text:span text:style-name="T60"> </text:span><text:span text:style-name="T71">"deptname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DeptName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string"</text:span><text:span text:style-name="T41">/&gt;</text:span></text:p>
      <text:p text:style-name="P4"><text:span text:style-name="T11"><text:s text:c="6"/></text:span><text:span text:style-name="T41">&lt;</text:span><text:span text:style-name="T51">property</text:span><text:span text:style-name="T60"> </text:span><text:span text:style-name="T66">name</text:span><text:span text:style-name="T60"> </text:span><text:span text:style-name="T11">=</text:span><text:span text:style-name="T60"> </text:span><text:span text:style-name="T71">"location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Location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string"</text:span><text:span text:style-name="T41">/&gt;</text:span></text:p>
      <text:p text:style-name="P4"><text:span text:style-name="T11"><text:s text:c="3"/></text:span><text:span text:style-name="T41">&lt;/</text:span><text:span text:style-name="T51">class</text:span><text:span text:style-name="T41">&gt;</text:span></text:p>
      <text:p text:style-name="P63"><text:span text:style-name="T46">&lt;/</text:span><text:span text:style-name="T56">hibernate-mapping</text:span><text:span text:style-name="T46">&gt;</text:span></text:p>
      <text:p text:style-name="P18"/>
      <text:p text:style-name="P18">hibernaye.cfg.xml</text:p>
      <text:p text:style-name="P63"/>
      <text:p text:style-name="P60"><text:span text:style-name="T45">&lt;?</text:span><text:span text:style-name="T55">xml</text:span><text:span text:style-name="T90"> </text:span><text:span text:style-name="T68">version</text:span><text:span text:style-name="T90">=</text:span><text:span text:style-name="T78">"1.0"</text:span><text:span text:style-name="T90"> </text:span><text:span text:style-name="T68">encoding</text:span><text:span text:style-name="T90">=</text:span><text:span text:style-name="T78">"UTF-8"</text:span><text:span text:style-name="T45">?&gt;</text:span></text:p>
      <text:p text:style-name="P4"><text:span text:style-name="T41">&lt;!</text:span><text:span text:style-name="T51">DOCTYPE</text:span><text:span text:style-name="T60"> </text:span><text:span text:style-name="T41">hibernate-configuration</text:span><text:span text:style-name="T60"> </text:span><text:span text:style-name="T81">PUBLIC</text:span><text:span text:style-name="T60"> <text:s/></text:span></text:p>
      <text:p text:style-name="P4"><text:span text:style-name="T60"><text:s text:c="10"/></text:span><text:span text:style-name="T41">"-//Hibernate/Hibernate Configuration DTD 3.0//EN"</text:span><text:span text:style-name="T60"> <text:s/></text:span></text:p>
      <text:p text:style-name="P4"><text:span text:style-name="T60"><text:s text:c="10"/></text:span><text:span text:style-name="T84">"http://hibernate.sourceforge.net/hibernate-configuration-3.0.dtd"</text:span><text:span text:style-name="T41">&gt;</text:span><text:span text:style-name="T11"> <text:s/></text:span></text:p>
      <text:p text:style-name="P4"><text:span text:style-name="T41">&lt;</text:span><text:span text:style-name="T51">hibernate-configuration</text:span><text:span text:style-name="T41">&gt;</text:span><text:span text:style-name="T11"> <text:s/></text:span></text:p>
      <text:p text:style-name="P4"><text:span text:style-name="T11"><text:s text:c="4"/></text:span><text:span text:style-name="T41">&lt;</text:span><text:span text:style-name="T51">session-factor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hbm2ddl.auto"</text:span><text:span text:style-name="T41">&gt;</text:span><text:span text:style-name="T11">update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dialect"</text:span><text:span text:style-name="T41">&gt;</text:span><text:span text:style-name="T11">org.hibernate.dialect.MySQLDialec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rl"</text:span><text:span text:style-name="T41">&gt;</text:span><text:span text:style-name="T11">jdbc:mysql://</text:span><text:span text:style-name="T13">localhost</text:span><text:span text:style-name="T11">:3306/</text:span><text:span text:style-name="T13">myhibernate</text:span><text:span text:style-name="T41">&lt;/</text:span><text:span text:style-name="T51">property</text:span><text:span text:style-name="T41">&gt;</text:span><text:span text:style-name="T11"> <text:s text:c="8"/></text:span></text:p>
      <text:p text:style-name="P4"><text:span text:style-name="T11"><text:s text:c="2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sername"</text:span><text:span text:style-name="T41">&gt;</text:span><text:span text:style-name="T11">roo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password"</text:span><text:span text:style-name="T41">&gt;</text:span><text:span text:style-name="T13">dsrc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driver_class"</text:span><text:span text:style-name="T41">&gt;</text:span><text:span text:style-name="T11">com.mysql.jdbc.Driver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5"/><text:tab/></text:span><text:span text:style-name="T41">&lt;</text:span><text:span text:style-name="T51">mapping</text:span><text:span text:style-name="T60"> </text:span><text:span text:style-name="T66">resource</text:span><text:span text:style-name="T11">=</text:span><text:span text:style-name="T71">"department.hbm.xml"</text:span><text:span text:style-name="T41">&gt;&lt;/</text:span><text:span text:style-name="T51">mapping</text:span><text:span text:style-name="T41">&gt;</text:span><text:span text:style-name="T11"> <text:s text:c="2"/></text:span></text:p>
      <text:p text:style-name="P4"><text:span text:style-name="T11"><text:s text:c="6"/></text:span><text:span text:style-name="T41">&lt;/</text:span><text:span text:style-name="T51">session-factory</text:span><text:span text:style-name="T41">&gt;</text:span><text:span text:style-name="T11"> <text:s/></text:span></text:p>
      <text:p text:style-name="P60"><text:span text:style-name="T45">&lt;/</text:span><text:span text:style-name="T55">hibernate-configuration</text:span><text:span text:style-name="T45">&gt;</text:span></text:p>
      <text:p text:style-name="P18"/>
      <text:p text:style-name="P18">UserCode.java</text:p>
      <text:p text:style-name="P18"/>
      <text:p text:style-name="P60"><text:span text:style-name="T7">package</text:span><text:span text:style-name="T90"> com.dsrc.util;</text:span></text:p>
      <text:p text:style-name="P2"><text:soft-page-break/></text:p>
      <text:p text:style-name="P4"><text:span text:style-name="T2">import</text:span><text:span text:style-name="T11"> org.hibernate.Session;</text:span></text:p>
      <text:p text:style-name="P4"><text:span text:style-name="T2">import</text:span><text:span text:style-name="T11"> org.hibernate.SessionFactory;</text:span></text:p>
      <text:p text:style-name="P4"><text:span text:style-name="T2">import</text:span><text:span text:style-name="T11"> org.hibernate.Transaction;</text:span></text:p>
      <text:p text:style-name="P4"><text:span text:style-name="T2">import</text:span><text:span text:style-name="T11"> org.hibernate.cfg.Configuration;</text:span></text:p>
      <text:p text:style-name="P1"/>
      <text:p text:style-name="P4"><text:span text:style-name="T2">import</text:span><text:span text:style-name="T11"> com.dsrc.bean.Department;</text:span></text:p>
      <text:p text:style-name="P1"/>
      <text:p text:style-name="P4"><text:span text:style-name="T2">public</text:span><text:span text:style-name="T11"> </text:span><text:span text:style-name="T2">class</text:span><text:span text:style-name="T11"> UserCode {</text:span></text:p>
      <text:p text:style-name="P31"><text:tab/></text:p>
      <text:p text:style-name="P4"><text:span text:style-name="T11"><text:tab/></text:span><text:span text:style-name="T2">public</text:span><text:span text:style-name="T11"> </text:span><text:span text:style-name="T2">boolean</text:span><text:span text:style-name="T11"> saveDepartment(Department </text:span><text:span text:style-name="T35">d</text:span><text:span text:style-name="T11">)</text:span></text:p>
      <text:p text:style-name="P31"><text:tab/>{</text:p>
      <text:p text:style-name="P4"><text:span text:style-name="T11"><text:tab/><text:tab/>SessionFactory </text:span><text:span text:style-name="T35">sf</text:span><text:span text:style-name="T11">=</text:span><text:span text:style-name="T2">new</text:span><text:span text:style-name="T11"> Configuration().configure().buildSessionFactory();</text:span></text:p>
      <text:p text:style-name="P4"><text:span text:style-name="T11"><text:tab/><text:tab/>Session </text:span><text:span text:style-name="T35">s</text:span><text:span text:style-name="T11">=</text:span><text:span text:style-name="T35">sf</text:span><text:span text:style-name="T11">.openSession();</text:span></text:p>
      <text:p text:style-name="P4"><text:span text:style-name="T11"><text:tab/><text:tab/>Transaction </text:span><text:span text:style-name="T35">tc</text:span><text:span text:style-name="T11">=</text:span><text:span text:style-name="T35">s</text:span><text:span text:style-name="T11">.beginTransaction();</text:span></text:p>
      <text:p text:style-name="P4"><text:span text:style-name="T11"><text:tab/><text:tab/></text:span><text:span text:style-name="T35">s</text:span><text:span text:style-name="T11">.save(</text:span><text:span text:style-name="T35">d</text:span><text:span text:style-name="T11">);</text:span></text:p>
      <text:p text:style-name="P4"><text:span text:style-name="T11"><text:tab/><text:tab/></text:span><text:span text:style-name="T35">tc</text:span><text:span text:style-name="T11">.commit();</text:span></text:p>
      <text:p text:style-name="P4"><text:span text:style-name="T11"><text:tab/><text:tab/>System.</text:span><text:span text:style-name="T29">out</text:span><text:span text:style-name="T11">.println(</text:span><text:span text:style-name="T73">"Done..."</text:span><text:span text:style-name="T11">);</text:span></text:p>
      <text:p text:style-name="P31"><text:tab/><text:tab/></text:p>
      <text:p text:style-name="P4"><text:span text:style-name="T11"><text:tab/><text:tab/></text:span><text:span text:style-name="T2">return</text:span><text:span text:style-name="T11"> </text:span><text:span text:style-name="T2">false</text:span><text:span text:style-name="T11">;</text:span></text:p>
      <text:p text:style-name="P31"><text:tab/>}</text:p>
      <text:p text:style-name="P31">}</text:p>
      <text:p text:style-name="P31"/>
      <text:p text:style-name="P18"/>
      <text:p text:style-name="P18">MyMain.java</text:p>
      <text:p text:style-name="P18"/>
      <text:p text:style-name="P60"><text:span text:style-name="T7">import</text:span><text:span text:style-name="T90"> java.util.Scanner;</text:span></text:p>
      <text:p text:style-name="P2"/>
      <text:p text:style-name="P10"><text:span text:style-name="T2">import</text:span><text:span text:style-name="T11"> org.hibernate.Session;</text:span></text:p>
      <text:p text:style-name="P10"><text:span text:style-name="T2">import</text:span><text:span text:style-name="T11"> org.hibernate.SessionFactory;</text:span></text:p>
      <text:p text:style-name="P10"><text:span text:style-name="T2">import</text:span><text:span text:style-name="T11"> org.hibernate.Transaction;</text:span></text:p>
      <text:p text:style-name="P10"><text:span text:style-name="T2">import</text:span><text:span text:style-name="T11"> org.hibernate.cfg.Configuration;</text:span></text:p>
      <text:p text:style-name="P1"/>
      <text:p text:style-name="P4"><text:span text:style-name="T2">import</text:span><text:span text:style-name="T11"> com.dsrc.bean.Department;</text:span></text:p>
      <text:p text:style-name="P4"><text:span text:style-name="T2">import</text:span><text:span text:style-name="T11"> com.dsrc.util.UserCode;</text:span></text:p>
      <text:p text:style-name="P1"/>
      <text:p text:style-name="P4"><text:span text:style-name="T2">public</text:span><text:span text:style-name="T11"> </text:span><text:span text:style-name="T2">class</text:span><text:span text:style-name="T11"> MyMain {</text:span></text:p>
      <text:p text:style-name="P4"><text:span text:style-name="T11"><text:tab/></text:span><text:span text:style-name="T2">private</text:span><text:span text:style-name="T11"> </text:span><text:span text:style-name="T2">static</text:span><text:span text:style-name="T11"> </text:span><text:span text:style-name="T2">int</text:span><text:span text:style-name="T11"> </text:span><text:span text:style-name="T31">choice</text:span><text:span text:style-name="T11">;</text:span></text:p>
      <text:p text:style-name="P4"><text:span text:style-name="T11"><text:tab/></text:span><text:span text:style-name="T2">public</text:span><text:span text:style-name="T11"> </text:span><text:span text:style-name="T2">static</text:span><text:span text:style-name="T11"> </text:span><text:span text:style-name="T2">void</text:span><text:span text:style-name="T11"> main(String[] </text:span><text:span text:style-name="T35">args</text:span><text:span text:style-name="T11">) {</text:span></text:p>
      <text:p text:style-name="P1"/>
      <text:p text:style-name="P4"><text:span text:style-name="T11"><text:tab/><text:tab/>Department </text:span><text:span text:style-name="T35">d1</text:span><text:span text:style-name="T11"> = </text:span><text:span text:style-name="T2">new</text:span><text:span text:style-name="T11"> Department();</text:span></text:p>
      <text:p text:style-name="P4"><text:span text:style-name="T11"><text:s text:c="8"/>System.</text:span><text:span text:style-name="T29">out</text:span><text:span text:style-name="T11">.println(</text:span><text:span text:style-name="T73">"1. Insert "</text:span><text:span text:style-name="T11">);</text:span></text:p>
      <text:p text:style-name="P4"><text:span text:style-name="T11"><text:s text:c="8"/>System.</text:span><text:span text:style-name="T29">out</text:span><text:span text:style-name="T11">.println(</text:span><text:span text:style-name="T73">"3. Exit "</text:span><text:span text:style-name="T11">);</text:span></text:p>
      <text:p text:style-name="P4"><text:span text:style-name="T11"><text:s text:c="8"/>System.</text:span><text:span text:style-name="T29">out</text:span><text:span text:style-name="T11">.println(</text:span><text:span text:style-name="T73">"Enter your choice "</text:span><text:span text:style-name="T11">);</text:span></text:p>
      <text:p text:style-name="P4"><text:span text:style-name="T11"><text:s text:c="8"/>Scanner </text:span><text:span text:style-name="T37">sc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8"/></text:span><text:span text:style-name="T31">choice</text:span><text:span text:style-name="T11"> = </text:span><text:span text:style-name="T35">sc</text:span><text:span text:style-name="T11">.nextInt();</text:span></text:p>
      <text:p text:style-name="P4"><text:span text:style-name="T11"><text:s text:c="8"/></text:span><text:span text:style-name="T2">switch</text:span><text:span text:style-name="T11"> (</text:span><text:span text:style-name="T31">choice</text:span><text:span text:style-name="T11">) {</text:span></text:p>
      <text:p text:style-name="P4"><text:span text:style-name="T11"><text:s text:c="12"/></text:span><text:span text:style-name="T2">case</text:span><text:span text:style-name="T11"> 1:</text:span></text:p>
      <text:p text:style-name="P4"><text:span text:style-name="T11"><text:s text:c="16"/>System.</text:span><text:span text:style-name="T29">out</text:span><text:span text:style-name="T11">.println(</text:span><text:span text:style-name="T73">"Enter the employee Number "</text:span><text:span text:style-name="T11">);</text:span></text:p>
      <text:p text:style-name="P4"><text:span text:style-name="T11"><text:s text:c="16"/>Scanner </text:span><text:span text:style-name="T35">sc1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16"/></text:span><text:span text:style-name="T2">int</text:span><text:span text:style-name="T11"> </text:span><text:span text:style-name="T35">deptno</text:span><text:span text:style-name="T11"> = </text:span><text:span text:style-name="T35">sc1</text:span><text:span text:style-name="T11">.nextInt();</text:span></text:p>
      <text:p text:style-name="P4"><text:span text:style-name="T11"><text:s text:c="16"/>System.</text:span><text:span text:style-name="T29">out</text:span><text:span text:style-name="T11">.println(</text:span><text:span text:style-name="T73">"Enter the employee Name "</text:span><text:span text:style-name="T11">);</text:span></text:p>
      <text:p text:style-name="P4"><text:span text:style-name="T11"><text:s text:c="16"/>Scanner </text:span><text:span text:style-name="T35">sc2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16"/>String </text:span><text:span text:style-name="T35">name</text:span><text:span text:style-name="T11"> = </text:span><text:span text:style-name="T35">sc2</text:span><text:span text:style-name="T11">.nextLine();</text:span></text:p>
      <text:p text:style-name="P4"><text:span text:style-name="T11"><text:s text:c="16"/>System.</text:span><text:span text:style-name="T29">out</text:span><text:span text:style-name="T11">.println(</text:span><text:span text:style-name="T73">"Enter the City "</text:span><text:span text:style-name="T11">);</text:span></text:p>
      <text:p text:style-name="P4"><text:span text:style-name="T11"><text:s text:c="16"/>Scanner </text:span><text:span text:style-name="T35">sc3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15"/>String </text:span><text:span text:style-name="T35">location</text:span><text:span text:style-name="T11"> = </text:span><text:span text:style-name="T35">sc3</text:span><text:span text:style-name="T11">.nextLine();</text:span></text:p>
      <text:p text:style-name="P4"><text:soft-page-break/><text:span text:style-name="T11"><text:s text:c="16"/></text:span><text:span text:style-name="T35">d1</text:span><text:span text:style-name="T11">.setDeptno(</text:span><text:span text:style-name="T35">deptno</text:span><text:span text:style-name="T11">);</text:span></text:p>
      <text:p text:style-name="P4"><text:span text:style-name="T11"><text:s text:c="16"/></text:span><text:span text:style-name="T35">d1</text:span><text:span text:style-name="T11">.setDeptname(</text:span><text:span text:style-name="T35">name</text:span><text:span text:style-name="T11">);</text:span></text:p>
      <text:p text:style-name="P4"><text:span text:style-name="T11"><text:s text:c="16"/></text:span><text:span text:style-name="T35">d1</text:span><text:span text:style-name="T11">.setLocation(</text:span><text:span text:style-name="T35">location</text:span><text:span text:style-name="T11">);<text:tab/></text:span></text:p>
      <text:p text:style-name="P31"><text:s text:c="16"/></text:p>
      <text:p text:style-name="P4"><text:span text:style-name="T11"><text:s text:c="12"/><text:tab/></text:span><text:span text:style-name="T2">new</text:span><text:span text:style-name="T11"> UserCode().saveDepartment(</text:span><text:span text:style-name="T35">d1</text:span><text:span text:style-name="T11">);</text:span></text:p>
      <text:p text:style-name="P4"><text:span text:style-name="T11"><text:s text:c="20"/></text:span><text:span text:style-name="T2">break</text:span><text:span text:style-name="T11">;</text:span></text:p>
      <text:p text:style-name="P4"><text:span text:style-name="T11"><text:s text:c="8"/></text:span><text:span text:style-name="T2">case</text:span><text:span text:style-name="T11"> 2:</text:span></text:p>
      <text:p text:style-name="P4"><text:span text:style-name="T11"><text:s text:c="10"/>System.</text:span><text:span text:style-name="T15">exit</text:span><text:span text:style-name="T11">(0);</text:span></text:p>
      <text:p text:style-name="P4"><text:span text:style-name="T11"><text:s text:c="10"/></text:span><text:span text:style-name="T2">break</text:span><text:span text:style-name="T11">;</text:span></text:p>
      <text:p text:style-name="P31"><text:tab/><text:tab/>}</text:p>
      <text:p text:style-name="P1"/>
      <text:p text:style-name="P31">}</text:p>
      <text:p text:style-name="P38">}</text:p>
      <text:p text:style-name="P70"/>
      <text:p text:style-name="P50"/>
      <text:p text:style-name="P21"><text:span text:style-name="T90">5.</text:span><text:span text:style-name="T91">update</text:span></text:p>
      <text:p text:style-name="P51"/>
      <text:p text:style-name="P51">Employee.java</text:p>
      <text:p text:style-name="P51"/>
      <text:p text:style-name="P59"><text:span text:style-name="T7">package</text:span><text:span text:style-name="T90"> com.dsrc.bean;</text:span></text:p>
      <text:p text:style-name="P33"/>
      <text:p text:style-name="P4"><text:span text:style-name="T2">public</text:span><text:span text:style-name="T11"> </text:span><text:span text:style-name="T2">class</text:span><text:span text:style-name="T11"> Employee {</text:span></text:p>
      <text:p text:style-name="P4"><text:span text:style-name="T11"><text:tab/></text:span><text:span text:style-name="T2">private</text:span><text:span text:style-name="T11"> </text:span><text:span text:style-name="T2">int</text:span><text:span text:style-name="T11"> </text:span><text:span text:style-name="T27">empno</text:span><text:span text:style-name="T11">;</text:span></text:p>
      <text:p text:style-name="P4"><text:span text:style-name="T11"><text:tab/></text:span><text:span text:style-name="T2">private</text:span><text:span text:style-name="T11"> String </text:span><text:span text:style-name="T27">name</text:span><text:span text:style-name="T11">;</text:span></text:p>
      <text:p text:style-name="P4"><text:span text:style-name="T11"><text:tab/></text:span><text:span text:style-name="T2">private</text:span><text:span text:style-name="T11"> String </text:span><text:span text:style-name="T27">city</text:span><text:span text:style-name="T11">;</text:span></text:p>
      <text:p text:style-name="P4"><text:span text:style-name="T11"><text:tab/></text:span><text:span text:style-name="T2">public</text:span><text:span text:style-name="T11"> </text:span><text:span text:style-name="T2">int</text:span><text:span text:style-name="T11"> getEmpno() {</text:span></text:p>
      <text:p text:style-name="P4"><text:span text:style-name="T11"><text:tab/><text:tab/></text:span><text:span text:style-name="T2">return</text:span><text:span text:style-name="T11"> </text:span><text:span text:style-name="T27">empno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Empno(</text:span><text:span text:style-name="T2">int</text:span><text:span text:style-name="T11"> </text:span><text:span text:style-name="T35">empno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empno</text:span><text:span text:style-name="T11"> = </text:span><text:span text:style-name="T35">empno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String getName() {</text:span></text:p>
      <text:p text:style-name="P4"><text:span text:style-name="T11"><text:tab/><text:tab/></text:span><text:span text:style-name="T2">return</text:span><text:span text:style-name="T11"> </text:span><text:span text:style-name="T27">name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Name(String </text:span><text:span text:style-name="T35">name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name</text:span><text:span text:style-name="T11"> = </text:span><text:span text:style-name="T35">name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String getCity() {</text:span></text:p>
      <text:p text:style-name="P4"><text:span text:style-name="T11"><text:tab/><text:tab/></text:span><text:span text:style-name="T2">return</text:span><text:span text:style-name="T11"> </text:span><text:span text:style-name="T27">city</text:span><text:span text:style-name="T11">;</text:span></text:p>
      <text:p text:style-name="P31"><text:tab/>}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City(String </text:span><text:span text:style-name="T35">city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city</text:span><text:span text:style-name="T11"> = </text:span><text:span text:style-name="T35">city</text:span><text:span text:style-name="T11">;</text:span></text:p>
      <text:p text:style-name="P31"><text:tab/>}</text:p>
      <text:p text:style-name="P31"><text:tab/></text:p>
      <text:p text:style-name="P31">}</text:p>
      <text:p text:style-name="P51"/>
      <text:p text:style-name="P51"/>
      <text:p text:style-name="P51">employee.hbm.xml</text:p>
      <text:p text:style-name="P51"/>
      <text:p text:style-name="P21"><text:span text:style-name="T45">&lt;?</text:span><text:span text:style-name="T55">xml</text:span><text:span text:style-name="T90"> </text:span><text:span text:style-name="T68">version</text:span><text:span text:style-name="T90"> = </text:span><text:span text:style-name="T78">"1.0"</text:span><text:span text:style-name="T90"> </text:span><text:span text:style-name="T68">encoding</text:span><text:span text:style-name="T90"> = </text:span><text:span text:style-name="T78">"utf-8"</text:span><text:span text:style-name="T45">?&gt;</text:span></text:p>
      <text:p text:style-name="P4"><text:span text:style-name="T41">&lt;!</text:span><text:span text:style-name="T51">DOCTYPE</text:span><text:span text:style-name="T60"> </text:span><text:span text:style-name="T41">hibernate-mapping</text:span><text:span text:style-name="T60"> </text:span><text:span text:style-name="T81">PUBLIC</text:span><text:span text:style-name="T60"> </text:span></text:p>
      <text:p text:style-name="P32">"-//Hibernate/Hibernate Mapping DTD//EN"</text:p>
      <text:p text:style-name="P4"><text:span text:style-name="T84">"http://www.hibernate.org/dtd/hibernate-mapping-3.0.dtd"</text:span><text:span text:style-name="T41">&gt;</text:span><text:span text:style-name="T11"> </text:span></text:p>
      <text:p text:style-name="P4"><text:span text:style-name="T41">&lt;</text:span><text:span text:style-name="T51">hibernate-mapping</text:span><text:span text:style-name="T41">&gt;</text:span></text:p>
      <text:p text:style-name="P4"><text:span text:style-name="T11"><text:s text:c="3"/></text:span><text:span text:style-name="T41">&lt;</text:span><text:span text:style-name="T51">class</text:span><text:span text:style-name="T60"> </text:span><text:span text:style-name="T66">name</text:span><text:span text:style-name="T60"> </text:span><text:span text:style-name="T11">=</text:span><text:span text:style-name="T60"> </text:span><text:span text:style-name="T71">"com.dsrc.bean.Employee"</text:span><text:span text:style-name="T60"> </text:span><text:span text:style-name="T66">table</text:span><text:span text:style-name="T60"> </text:span><text:span text:style-name="T11">=</text:span><text:span text:style-name="T60"> </text:span><text:span text:style-name="T71">"Employee"</text:span><text:span text:style-name="T41">&gt;</text:span><text:span text:style-name="T11"> </text:span></text:p>
      <text:p text:style-name="P4"><text:span text:style-name="T11"><text:s text:c="6"/></text:span><text:span text:style-name="T41">&lt;</text:span><text:span text:style-name="T51">meta</text:span><text:span text:style-name="T60"> </text:span><text:span text:style-name="T66">attribute</text:span><text:span text:style-name="T60"> </text:span><text:span text:style-name="T11">=</text:span><text:span text:style-name="T60"> </text:span><text:span text:style-name="T71">"class-description"</text:span><text:span text:style-name="T41">&gt;</text:span></text:p>
      <text:p text:style-name="P31"><text:s text:c="9"/>This class contains the employee detail. </text:p>
      <text:p text:style-name="P4"><text:soft-page-break/><text:span text:style-name="T11"><text:s text:c="6"/></text:span><text:span text:style-name="T41">&lt;/</text:span><text:span text:style-name="T51">meta</text:span><text:span text:style-name="T41">&gt;</text:span></text:p>
      <text:p text:style-name="P4"><text:span text:style-name="T11"><text:s text:c="6"/></text:span><text:span text:style-name="T41">&lt;</text:span><text:span text:style-name="T51">id</text:span><text:span text:style-name="T60"> </text:span><text:span text:style-name="T66">name</text:span><text:span text:style-name="T60"> </text:span><text:span text:style-name="T11">=</text:span><text:span text:style-name="T60"> </text:span><text:span text:style-name="T71">"empno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int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EmpNO"</text:span><text:span text:style-name="T41">&gt;</text:span></text:p>
      <text:p text:style-name="P4"><text:span text:style-name="T11"><text:s text:c="9"/></text:span><text:span text:style-name="T41">&lt;</text:span><text:span text:style-name="T51">generator</text:span><text:span text:style-name="T60"> </text:span><text:span text:style-name="T66">class</text:span><text:span text:style-name="T11">=</text:span><text:span text:style-name="T71">"assigned"</text:span><text:span text:style-name="T41">/&gt;</text:span></text:p>
      <text:p text:style-name="P4"><text:span text:style-name="T11"><text:s text:c="6"/></text:span><text:span text:style-name="T41">&lt;/</text:span><text:span text:style-name="T51">id</text:span><text:span text:style-name="T41">&gt;</text:span></text:p>
      <text:p text:style-name="P4"><text:span text:style-name="T11"><text:s text:c="6"/></text:span><text:span text:style-name="T41">&lt;</text:span><text:span text:style-name="T51">property</text:span><text:span text:style-name="T60"> </text:span><text:span text:style-name="T66">name</text:span><text:span text:style-name="T60"> </text:span><text:span text:style-name="T11">=</text:span><text:span text:style-name="T60"> </text:span><text:span text:style-name="T71">"name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Name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string"</text:span><text:span text:style-name="T41">/&gt;</text:span></text:p>
      <text:p text:style-name="P4"><text:span text:style-name="T11"><text:s text:c="6"/></text:span><text:span text:style-name="T41">&lt;</text:span><text:span text:style-name="T51">property</text:span><text:span text:style-name="T60"> </text:span><text:span text:style-name="T66">name</text:span><text:span text:style-name="T60"> </text:span><text:span text:style-name="T11">=</text:span><text:span text:style-name="T60"> </text:span><text:span text:style-name="T71">"city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City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string"</text:span><text:span text:style-name="T41">/&gt;</text:span></text:p>
      <text:p text:style-name="P4"><text:span text:style-name="T11"><text:s text:c="3"/></text:span><text:span text:style-name="T41">&lt;/</text:span><text:span text:style-name="T51">class</text:span><text:span text:style-name="T41">&gt;</text:span></text:p>
      <text:p text:style-name="P21"><text:span text:style-name="T45">&lt;/</text:span><text:span text:style-name="T55">hibernate-mapping</text:span><text:span text:style-name="T45">&gt;</text:span><text:span text:style-name="T90"> <text:s/></text:span></text:p>
      <text:p text:style-name="P39"/>
      <text:p text:style-name="P51">hibernate.cfg.xml</text:p>
      <text:p text:style-name="P51"/>
      <text:p text:style-name="P21"><text:span text:style-name="T45">&lt;?</text:span><text:span text:style-name="T55">xml</text:span><text:span text:style-name="T90"> </text:span><text:span text:style-name="T68">version</text:span><text:span text:style-name="T90">=</text:span><text:span text:style-name="T78">"1.0"</text:span><text:span text:style-name="T90"> </text:span><text:span text:style-name="T68">encoding</text:span><text:span text:style-name="T90">=</text:span><text:span text:style-name="T78">"UTF-8"</text:span><text:span text:style-name="T45">?&gt;</text:span></text:p>
      <text:p text:style-name="P4"><text:span text:style-name="T41">&lt;!</text:span><text:span text:style-name="T51">DOCTYPE</text:span><text:span text:style-name="T60"> </text:span><text:span text:style-name="T41">hibernate-configuration</text:span><text:span text:style-name="T60"> </text:span><text:span text:style-name="T81">PUBLIC</text:span><text:span text:style-name="T60"> <text:s/></text:span></text:p>
      <text:p text:style-name="P4"><text:span text:style-name="T60"><text:s text:c="10"/></text:span><text:span text:style-name="T41">"-//Hibernate/Hibernate Configuration DTD 3.0//EN"</text:span><text:span text:style-name="T60"> <text:s/></text:span></text:p>
      <text:p text:style-name="P4"><text:span text:style-name="T60"><text:s text:c="10"/></text:span><text:span text:style-name="T84">"http://hibernate.sourceforge.net/hibernate-configuration-3.0.dtd"</text:span><text:span text:style-name="T41">&gt;</text:span><text:span text:style-name="T11"> <text:s/></text:span></text:p>
      <text:p text:style-name="P4"><text:span text:style-name="T41">&lt;</text:span><text:span text:style-name="T51">hibernate-configuration</text:span><text:span text:style-name="T41">&gt;</text:span><text:span text:style-name="T11"> <text:s/></text:span></text:p>
      <text:p text:style-name="P4"><text:span text:style-name="T11"><text:s text:c="4"/></text:span><text:span text:style-name="T41">&lt;</text:span><text:span text:style-name="T51">session-factor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hbm2ddl.auto"</text:span><text:span text:style-name="T41">&gt;</text:span><text:span text:style-name="T11">update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dialect"</text:span><text:span text:style-name="T41">&gt;</text:span><text:span text:style-name="T11">org.hibernate.dialect.MySQLDialec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rl"</text:span><text:span text:style-name="T41">&gt;</text:span><text:span text:style-name="T11">jdbc:mysql://</text:span><text:span text:style-name="T13">localhost</text:span><text:span text:style-name="T11">:3306/</text:span><text:span text:style-name="T13">myhibernate</text:span><text:span text:style-name="T41">&lt;/</text:span><text:span text:style-name="T51">property</text:span><text:span text:style-name="T41">&gt;</text:span><text:span text:style-name="T11"> <text:s text:c="8"/></text:span></text:p>
      <text:p text:style-name="P4"><text:span text:style-name="T11"><text:s text:c="2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sername"</text:span><text:span text:style-name="T41">&gt;</text:span><text:span text:style-name="T11">roo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password"</text:span><text:span text:style-name="T41">&gt;</text:span><text:span text:style-name="T13">dsrc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driver_class"</text:span><text:span text:style-name="T41">&gt;</text:span><text:span text:style-name="T11">com.mysql.jdbc.Driver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5"/><text:tab/></text:span><text:span text:style-name="T41">&lt;</text:span><text:span text:style-name="T51">mapping</text:span><text:span text:style-name="T60"> </text:span><text:span text:style-name="T66">resource</text:span><text:span text:style-name="T11">=</text:span><text:span text:style-name="T71">"employee.hbm.xml"</text:span><text:span text:style-name="T41">&gt;&lt;/</text:span><text:span text:style-name="T51">mapping</text:span><text:span text:style-name="T41">&gt;</text:span><text:span text:style-name="T11"> <text:s text:c="2"/></text:span></text:p>
      <text:p text:style-name="P4"><text:span text:style-name="T11"><text:s text:c="6"/></text:span><text:span text:style-name="T41">&lt;/</text:span><text:span text:style-name="T51">session-factory</text:span><text:span text:style-name="T41">&gt;</text:span><text:span text:style-name="T11"> <text:s/></text:span></text:p>
      <text:p text:style-name="P21"><text:span text:style-name="T45">&lt;/</text:span><text:span text:style-name="T55">hibernate-configuration</text:span><text:span text:style-name="T45">&gt;</text:span></text:p>
      <text:p text:style-name="P51"/>
      <text:p text:style-name="P51">MyMain.java</text:p>
      <text:p text:style-name="P51"/>
      <text:p text:style-name="P22">import java.util.Scanner;</text:p>
      <text:p text:style-name="P22"/>
      <text:p text:style-name="P22">import com.dsrc.bean.Employee;</text:p>
      <text:p text:style-name="P22">import com.dsrc.util.UserCode;</text:p>
      <text:p text:style-name="P22"/>
      <text:p text:style-name="P22">public class MyMain {</text:p>
      <text:p text:style-name="P22"/>
      <text:p text:style-name="P22"><text:tab/>public static void main(String[] args) {</text:p>
      <text:p text:style-name="P22"/>
      <text:p text:style-name="P22"><text:tab/><text:tab/><text:tab/>Employee e1 = new Employee();</text:p>
      <text:p text:style-name="P22"><text:tab/> <text:s text:c="15"/>System.out.println("Enter EmpNo ");</text:p>
      <text:p text:style-name="P22"><text:tab/> <text:s text:c="15"/>Scanner sc1 = new Scanner(System.in);</text:p>
      <text:p text:style-name="P22"><text:tab/> <text:s text:c="15"/>int empno = sc1.nextInt();</text:p>
      <text:p text:style-name="P22"><text:tab/> <text:s text:c="15"/>System.out.println("Enter New <text:s/>Name ");</text:p>
      <text:p text:style-name="P22"><text:tab/> <text:s text:c="15"/>Scanner sc2 = new Scanner(System.in);</text:p>
      <text:p text:style-name="P22"><text:tab/> <text:s text:c="15"/>String name = sc2.nextLine();</text:p>
      <text:p text:style-name="P22"><text:tab/> <text:s text:c="15"/>System.out.println("Enter New City ");</text:p>
      <text:p text:style-name="P22"><text:tab/> <text:s text:c="15"/>Scanner sc3 = new Scanner(System.in);</text:p>
      <text:p text:style-name="P22"><text:tab/> <text:s text:c="14"/>String city = sc3.nextLine();</text:p>
      <text:p text:style-name="P22"><text:tab/> <text:s text:c="15"/>e1.setEmpno(empno);</text:p>
      <text:p text:style-name="P22"><text:tab/> <text:s text:c="15"/>e1.setName(name);</text:p>
      <text:p text:style-name="P22"><text:tab/> <text:s text:c="15"/>e1.setCity(city);</text:p>
      <text:p text:style-name="P22"><text:tab/> <text:s text:c="11"/><text:tab/>new UserCode().updateEmployee(e1);</text:p>
      <text:p text:style-name="P22"><text:tab/>} </text:p>
      <text:p text:style-name="P22"><text:tab/>}</text:p>
      <text:p text:style-name="P22"/>
      <text:p text:style-name="P22"><text:tab/></text:p>
      <text:p text:style-name="P51"><text:soft-page-break/></text:p>
      <text:p text:style-name="P51">UserCode.java</text:p>
      <text:p text:style-name="P51"/>
      <text:p text:style-name="P59"><text:span text:style-name="T7">package</text:span><text:span text:style-name="T90"> com.dsrc.util;</text:span></text:p>
      <text:p text:style-name="P33"/>
      <text:p text:style-name="P4"><text:span text:style-name="T2">import</text:span><text:span text:style-name="T11"> org.hibernate.HibernateException;</text:span></text:p>
      <text:p text:style-name="P4"><text:span text:style-name="T2">import</text:span><text:span text:style-name="T11"> org.hibernate.Session;</text:span></text:p>
      <text:p text:style-name="P4"><text:span text:style-name="T2">import</text:span><text:span text:style-name="T11"> org.hibernate.SessionFactory;</text:span></text:p>
      <text:p text:style-name="P4"><text:span text:style-name="T2">import</text:span><text:span text:style-name="T11"> org.hibernate.Transaction;</text:span></text:p>
      <text:p text:style-name="P4"><text:span text:style-name="T2">import</text:span><text:span text:style-name="T11"> org.hibernate.cfg.Configuration;</text:span></text:p>
      <text:p text:style-name="P1"/>
      <text:p text:style-name="P4"><text:span text:style-name="T2">import</text:span><text:span text:style-name="T11"> com.dsrc.bean.Employee;</text:span></text:p>
      <text:p text:style-name="P1"/>
      <text:p text:style-name="P4"><text:span text:style-name="T2">public</text:span><text:span text:style-name="T11"> </text:span><text:span text:style-name="T2">class</text:span><text:span text:style-name="T11"> UserCode {</text:span></text:p>
      <text:p text:style-name="P31"><text:tab/></text:p>
      <text:p text:style-name="P4"><text:span text:style-name="T11"><text:tab/></text:span><text:span text:style-name="T2">public</text:span><text:span text:style-name="T11"> </text:span><text:span text:style-name="T2">boolean</text:span><text:span text:style-name="T11"> updateEmployee(Employee </text:span><text:span text:style-name="T35">bean</text:span><text:span text:style-name="T11">)</text:span></text:p>
      <text:p text:style-name="P31"><text:tab/>{</text:p>
      <text:p text:style-name="P4"><text:span text:style-name="T11"><text:tab/><text:tab/>SessionFactory </text:span><text:span text:style-name="T35">sf</text:span><text:span text:style-name="T11">=</text:span><text:span text:style-name="T2">new</text:span><text:span text:style-name="T11"> Configuration().configure().buildSessionFactory();</text:span></text:p>
      <text:p text:style-name="P4"><text:span text:style-name="T11"><text:tab/><text:tab/>Session </text:span><text:span text:style-name="T35">s</text:span><text:span text:style-name="T11">=</text:span><text:span text:style-name="T35">sf</text:span><text:span text:style-name="T11">.openSession();</text:span></text:p>
      <text:p text:style-name="P4"><text:span text:style-name="T11"><text:tab/><text:tab/>Transaction </text:span><text:span text:style-name="T35">tx</text:span><text:span text:style-name="T11">=</text:span><text:span text:style-name="T2">null</text:span><text:span text:style-name="T11">;</text:span></text:p>
      <text:p text:style-name="P4"><text:span text:style-name="T11"><text:tab/><text:tab/></text:span><text:span text:style-name="T2">try</text:span><text:span text:style-name="T11">{</text:span></text:p>
      <text:p text:style-name="P4"><text:span text:style-name="T11"><text:tab/><text:tab/><text:tab/></text:span><text:span text:style-name="T35">tx</text:span><text:span text:style-name="T11"> = </text:span><text:span text:style-name="T35">s</text:span><text:span text:style-name="T11">.beginTransaction();</text:span></text:p>
      <text:p text:style-name="P4"><text:span text:style-name="T11"><text:tab/><text:tab/><text:tab/>Employee </text:span><text:span text:style-name="T35">employee</text:span><text:span text:style-name="T11">=(Employee)</text:span><text:span text:style-name="T35">s</text:span><text:span text:style-name="T11">.get(Employee.</text:span><text:span text:style-name="T2">class</text:span><text:span text:style-name="T11">,</text:span><text:span text:style-name="T35">bean</text:span><text:span text:style-name="T11">.getEmpno());</text:span></text:p>
      <text:p text:style-name="P4"><text:span text:style-name="T11"><text:tab/><text:tab/><text:tab/></text:span><text:span text:style-name="T35">employee</text:span><text:span text:style-name="T11">.setName(</text:span><text:span text:style-name="T35">bean</text:span><text:span text:style-name="T11">.getName());</text:span></text:p>
      <text:p text:style-name="P4"><text:span text:style-name="T11"><text:tab/><text:tab/><text:tab/></text:span><text:span text:style-name="T35">employee</text:span><text:span text:style-name="T11">.setCity(</text:span><text:span text:style-name="T35">bean</text:span><text:span text:style-name="T11">.getCity());</text:span></text:p>
      <text:p text:style-name="P4"><text:span text:style-name="T11"><text:tab/><text:tab/><text:tab/></text:span><text:span text:style-name="T35">s</text:span><text:span text:style-name="T11">.update(</text:span><text:span text:style-name="T35">employee</text:span><text:span text:style-name="T11">); </text:span></text:p>
      <text:p text:style-name="P4"><text:span text:style-name="T11"><text:tab/> <text:s text:c="8"/></text:span><text:span text:style-name="T35">tx</text:span><text:span text:style-name="T11">.commit();</text:span></text:p>
      <text:p text:style-name="P4"><text:span text:style-name="T11"><text:s text:c="9"/><text:tab/>System.</text:span><text:span text:style-name="T29">out</text:span><text:span text:style-name="T11">.println(</text:span><text:span text:style-name="T73">"Done..."</text:span><text:span text:style-name="T11">);</text:span></text:p>
      <text:p text:style-name="P31"><text:tab/><text:tab/>}</text:p>
      <text:p text:style-name="P4"><text:span text:style-name="T11"><text:tab/><text:tab/></text:span><text:span text:style-name="T2">catch</text:span><text:span text:style-name="T11">(HibernateException </text:span><text:span text:style-name="T35">e</text:span><text:span text:style-name="T11">)</text:span></text:p>
      <text:p text:style-name="P31"><text:tab/><text:tab/>{</text:p>
      <text:p text:style-name="P4"><text:span text:style-name="T11"><text:tab/><text:tab/><text:tab/></text:span><text:span text:style-name="T2">if</text:span><text:span text:style-name="T11">(</text:span><text:span text:style-name="T35">tx</text:span><text:span text:style-name="T11">!=</text:span><text:span text:style-name="T2">null</text:span><text:span text:style-name="T11">)</text:span></text:p>
      <text:p text:style-name="P4"><text:span text:style-name="T11"><text:tab/><text:tab/><text:tab/><text:tab/></text:span><text:span text:style-name="T35">tx</text:span><text:span text:style-name="T11">.rollback();</text:span></text:p>
      <text:p text:style-name="P4"><text:span text:style-name="T11"><text:tab/><text:tab/><text:tab/></text:span><text:span text:style-name="T35">e</text:span><text:span text:style-name="T11">.printStackTrace();<text:tab/><text:tab/><text:tab/></text:span></text:p>
      <text:p text:style-name="P31"><text:tab/><text:tab/>}</text:p>
      <text:p text:style-name="P4"><text:span text:style-name="T11"><text:tab/><text:tab/></text:span><text:span text:style-name="T2">finally</text:span></text:p>
      <text:p text:style-name="P31"><text:tab/><text:tab/>{</text:p>
      <text:p text:style-name="P4"><text:span text:style-name="T11"><text:tab/><text:tab/><text:tab/></text:span><text:span text:style-name="T35">s</text:span><text:span text:style-name="T11">.close();</text:span></text:p>
      <text:p text:style-name="P31"><text:tab/><text:tab/>}</text:p>
      <text:p text:style-name="P4"><text:span text:style-name="T11"><text:tab/><text:tab/></text:span><text:span text:style-name="T2">return</text:span><text:span text:style-name="T11"> </text:span><text:span text:style-name="T2">false</text:span><text:span text:style-name="T11">;</text:span></text:p>
      <text:p text:style-name="P31"><text:tab/>}</text:p>
      <text:p text:style-name="P31">}</text:p>
      <text:p text:style-name="P36"/>
      <text:p text:style-name="P52"/>
      <text:p text:style-name="P40"><text:span text:style-name="T99">6</text:span>.Annotation <text:span text:style-name="T98">Create a </text:span><text:span text:style-name="T93">hibernate</text:span><text:span text:style-name="T98"> application persist the employee using </text:span><text:span text:style-name="T93">Hibernate</text:span><text:span text:style-name="T98"> Annotations..</text:span></text:p>
      <text:p text:style-name="P40"/>
      <text:p text:style-name="P53">Employee.java</text:p>
      <text:p text:style-name="P53"/>
      <text:p text:style-name="P46"><text:span text:style-name="T1">package</text:span> com.dsrc.bean;</text:p>
      <text:p text:style-name="P75"/>
      <text:p text:style-name="P4"><text:span text:style-name="T2">import</text:span><text:span text:style-name="T11"> javax.persistence.Column;</text:span></text:p>
      <text:p text:style-name="P4"><text:span text:style-name="T2">import</text:span><text:span text:style-name="T11"> javax.persistence.Entity;</text:span></text:p>
      <text:p text:style-name="P4"><text:span text:style-name="T2">import</text:span><text:span text:style-name="T11"> javax.persistence.Id;</text:span></text:p>
      <text:p text:style-name="P4"><text:span text:style-name="T2">import</text:span><text:span text:style-name="T11"> javax.persistence.Table;</text:span></text:p>
      <text:p text:style-name="P1"/>
      <text:p text:style-name="P4"><text:span text:style-name="T96">@Entity</text:span></text:p>
      <text:p text:style-name="P4"><text:soft-page-break/><text:span text:style-name="T96">@Table</text:span><text:span text:style-name="T11">(name=</text:span><text:span text:style-name="T73">"Employee"</text:span><text:span text:style-name="T11">)</text:span></text:p>
      <text:p text:style-name="P4"><text:span text:style-name="T2">public</text:span><text:span text:style-name="T11"> </text:span><text:span text:style-name="T2">class</text:span><text:span text:style-name="T11"> Employee {</text:span></text:p>
      <text:p text:style-name="P4"><text:span text:style-name="T96">@Id</text:span></text:p>
      <text:p text:style-name="P4"><text:span text:style-name="T96">@Column</text:span><text:span text:style-name="T11">(name=</text:span><text:span text:style-name="T73">"EmpNO"</text:span><text:span text:style-name="T11">)</text:span></text:p>
      <text:p text:style-name="P4"><text:span text:style-name="T11"><text:tab/></text:span><text:span text:style-name="T2">private</text:span><text:span text:style-name="T11"> </text:span><text:span text:style-name="T2">int</text:span><text:span text:style-name="T11"> </text:span><text:span text:style-name="T27">empno</text:span><text:span text:style-name="T11">;</text:span></text:p>
      <text:p text:style-name="P4"><text:span text:style-name="T96">@Column</text:span><text:span text:style-name="T11">(name=</text:span><text:span text:style-name="T73">"Name"</text:span><text:span text:style-name="T11">)</text:span></text:p>
      <text:p text:style-name="P4"><text:span text:style-name="T11"><text:tab/></text:span><text:span text:style-name="T2">private</text:span><text:span text:style-name="T11"> String </text:span><text:span text:style-name="T27">name</text:span><text:span text:style-name="T11">;</text:span></text:p>
      <text:p text:style-name="P4"><text:span text:style-name="T96">@Column</text:span><text:span text:style-name="T11">(name=</text:span><text:span text:style-name="T73">"City"</text:span><text:span text:style-name="T11">)</text:span></text:p>
      <text:p text:style-name="P4"><text:span text:style-name="T11"><text:tab/></text:span><text:span text:style-name="T2">private</text:span><text:span text:style-name="T11"> String </text:span><text:span text:style-name="T27">city</text:span><text:span text:style-name="T11">;</text:span></text:p>
      <text:p text:style-name="P4"><text:span text:style-name="T11"><text:tab/></text:span><text:span text:style-name="T2">public</text:span><text:span text:style-name="T11"> Employee(</text:span><text:span text:style-name="T2">int</text:span><text:span text:style-name="T11"> </text:span><text:span text:style-name="T35">empno</text:span><text:span text:style-name="T11">, String </text:span><text:span text:style-name="T35">name</text:span><text:span text:style-name="T11">, String </text:span><text:span text:style-name="T35">city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empno</text:span><text:span text:style-name="T11">=</text:span><text:span text:style-name="T35">empno</text:span><text:span text:style-name="T11">;</text:span></text:p>
      <text:p text:style-name="P4"><text:span text:style-name="T11"><text:tab/><text:tab/></text:span><text:span text:style-name="T2">this</text:span><text:span text:style-name="T11">.</text:span><text:span text:style-name="T27">name</text:span><text:span text:style-name="T11">=</text:span><text:span text:style-name="T35">name</text:span><text:span text:style-name="T11">;</text:span></text:p>
      <text:p text:style-name="P4"><text:span text:style-name="T11"><text:tab/><text:tab/></text:span><text:span text:style-name="T2">this</text:span><text:span text:style-name="T11">.</text:span><text:span text:style-name="T27">city</text:span><text:span text:style-name="T11">=</text:span><text:span text:style-name="T35">city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int</text:span><text:span text:style-name="T11"> getEmpno() {</text:span></text:p>
      <text:p text:style-name="P4"><text:span text:style-name="T11"><text:tab/><text:tab/></text:span><text:span text:style-name="T2">return</text:span><text:span text:style-name="T11"> </text:span><text:span text:style-name="T27">empno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Empno(</text:span><text:span text:style-name="T2">int</text:span><text:span text:style-name="T11"> </text:span><text:span text:style-name="T35">empno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empno</text:span><text:span text:style-name="T11"> = </text:span><text:span text:style-name="T35">empno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String getName() {</text:span></text:p>
      <text:p text:style-name="P4"><text:span text:style-name="T11"><text:tab/><text:tab/></text:span><text:span text:style-name="T2">return</text:span><text:span text:style-name="T11"> </text:span><text:span text:style-name="T27">name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Name(String </text:span><text:span text:style-name="T35">name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name</text:span><text:span text:style-name="T11"> = </text:span><text:span text:style-name="T35">name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String getCity() {</text:span></text:p>
      <text:p text:style-name="P4"><text:span text:style-name="T11"><text:tab/><text:tab/></text:span><text:span text:style-name="T2">return</text:span><text:span text:style-name="T11"> </text:span><text:span text:style-name="T27">city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City(String </text:span><text:span text:style-name="T35">city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city</text:span><text:span text:style-name="T11"> = </text:span><text:span text:style-name="T35">city</text:span><text:span text:style-name="T11">;</text:span></text:p>
      <text:p text:style-name="P4"><text:span text:style-name="T11"><text:tab/>}</text:span></text:p>
      <text:p text:style-name="P4"><text:span text:style-name="T11">}</text:span></text:p>
      <text:p text:style-name="P8"/>
      <text:p text:style-name="P53">hibernate.cfg.xml</text:p>
      <text:p text:style-name="P53"/>
      <text:p text:style-name="P58"><text:span text:style-name="T39">&lt;?</text:span><text:span text:style-name="T49">xml</text:span> <text:span text:style-name="T64">version</text:span>=<text:span text:style-name="T79">"1.0"</text:span> <text:span text:style-name="T64">encoding</text:span>=<text:span text:style-name="T79">"UTF-8"</text:span><text:span text:style-name="T39">?&gt;</text:span></text:p>
      <text:p text:style-name="P4"><text:span text:style-name="T41">&lt;!</text:span><text:span text:style-name="T51">DOCTYPE</text:span><text:span text:style-name="T60"> </text:span><text:span text:style-name="T41">hibernate-configuration</text:span><text:span text:style-name="T60"> </text:span><text:span text:style-name="T81">PUBLIC</text:span><text:span text:style-name="T60"> <text:s/></text:span></text:p>
      <text:p text:style-name="P4"><text:span text:style-name="T60"><text:s text:c="10"/></text:span><text:span text:style-name="T41">"-//Hibernate/Hibernate Configuration DTD 3.0//EN"</text:span><text:span text:style-name="T60"> <text:s/></text:span></text:p>
      <text:p text:style-name="P4"><text:span text:style-name="T60"><text:s text:c="10"/></text:span><text:span text:style-name="T84">"http://hibernate.sourceforge.net/hibernate-configuration-3.0.dtd"</text:span><text:span text:style-name="T41">&gt;</text:span><text:span text:style-name="T11"> <text:s/></text:span></text:p>
      <text:p text:style-name="P4"><text:span text:style-name="T41">&lt;</text:span><text:span text:style-name="T51">hibernate-configuration</text:span><text:span text:style-name="T41">&gt;</text:span><text:span text:style-name="T11"> <text:s/></text:span></text:p>
      <text:p text:style-name="P4"><text:span text:style-name="T11"><text:s text:c="4"/></text:span><text:span text:style-name="T41">&lt;</text:span><text:span text:style-name="T51">session-factor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hbm2ddl.auto"</text:span><text:span text:style-name="T41">&gt;</text:span><text:span text:style-name="T11">update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dialect"</text:span><text:span text:style-name="T41">&gt;</text:span><text:span text:style-name="T11">org.hibernate.dialect.MySQLDialec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rl"</text:span><text:span text:style-name="T41">&gt;</text:span><text:span text:style-name="T11">jdbc:mysql://</text:span><text:span text:style-name="T13">localhost</text:span><text:span text:style-name="T11">:3306/</text:span><text:span text:style-name="T13">myhibernate</text:span><text:span text:style-name="T41">&lt;/</text:span><text:span text:style-name="T51">property</text:span><text:span text:style-name="T41">&gt;</text:span><text:span text:style-name="T11"> <text:s text:c="8"/></text:span></text:p>
      <text:p text:style-name="P4"><text:span text:style-name="T11"><text:s text:c="2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sername"</text:span><text:span text:style-name="T41">&gt;</text:span><text:span text:style-name="T11">roo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password"</text:span><text:span text:style-name="T41">&gt;</text:span><text:span text:style-name="T13">dsrc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driver_class"</text:span><text:span text:style-name="T41">&gt;</text:span><text:span text:style-name="T11">com.mysql.jdbc.Driver</text:span><text:span text:style-name="T41">&lt;/</text:span><text:span text:style-name="T51">property</text:span><text:span text:style-name="T41">&gt;</text:span><text:span text:style-name="T11"> <text:s text:c="2"/></text:span></text:p>
      <text:p text:style-name="P4"><text:span text:style-name="T11"><text:s text:c="6"/></text:span><text:span text:style-name="T41">&lt;/</text:span><text:span text:style-name="T51">session-factory</text:span><text:span text:style-name="T41">&gt;</text:span><text:span text:style-name="T11"> <text:s/></text:span></text:p>
      <text:p text:style-name="P46"><text:span text:style-name="T39">&lt;/</text:span><text:span text:style-name="T49">hibernate-configuration</text:span><text:span text:style-name="T39">&gt;</text:span></text:p>
      <text:p text:style-name="P53"/>
      <text:p text:style-name="P53">MyMain.java</text:p>
      <text:p text:style-name="P46"/>
      <text:p text:style-name="P46"><text:span text:style-name="T1">import</text:span> org.hibernate.Session;</text:p>
      <text:p text:style-name="P4"><text:span text:style-name="T2">import</text:span><text:span text:style-name="T11"> org.hibernate.SessionFactory;</text:span></text:p>
      <text:p text:style-name="P4"><text:span text:style-name="T2">import</text:span><text:span text:style-name="T11"> org.hibernate.Transaction;</text:span></text:p>
      <text:p text:style-name="P4"><text:span text:style-name="T2">import</text:span><text:span text:style-name="T11"> org.hibernate.cfg.AnnotationConfiguration;</text:span></text:p>
      <text:p text:style-name="P1"><text:soft-page-break/></text:p>
      <text:p text:style-name="P1"/>
      <text:p text:style-name="P4"><text:span text:style-name="T2">import</text:span><text:span text:style-name="T11"> com.dsrc.bean.Employee;</text:span></text:p>
      <text:p text:style-name="P1"/>
      <text:p text:style-name="P4"><text:span text:style-name="T2">public</text:span><text:span text:style-name="T11"> </text:span><text:span text:style-name="T2">class</text:span><text:span text:style-name="T11"> MyMain {</text:span></text:p>
      <text:p text:style-name="P1"/>
      <text:p text:style-name="P4"><text:span text:style-name="T11"><text:tab/></text:span><text:span text:style-name="T2">public</text:span><text:span text:style-name="T11"> </text:span><text:span text:style-name="T2">static</text:span><text:span text:style-name="T11"> </text:span><text:span text:style-name="T2">void</text:span><text:span text:style-name="T11"> main(String[] </text:span><text:span text:style-name="T35">args</text:span><text:span text:style-name="T11">) {</text:span></text:p>
      <text:p text:style-name="P4"><text:span text:style-name="T11">SessionFactory </text:span><text:span text:style-name="T35">sf</text:span><text:span text:style-name="T11">=</text:span><text:span text:style-name="T2">new</text:span><text:span text:style-name="T11"> AnnotationConfiguration().configure().addAnnotatedClass(Employee.</text:span><text:span text:style-name="T2">class</text:span><text:span text:style-name="T11">).buildSessionFactory();</text:span></text:p>
      <text:p text:style-name="P4"><text:span text:style-name="T11"><text:tab/><text:tab/></text:span></text:p>
      <text:p text:style-name="P4"><text:span text:style-name="T11"><text:tab/><text:tab/>Session </text:span><text:span text:style-name="T35">s</text:span><text:span text:style-name="T11">=</text:span><text:span text:style-name="T35">sf</text:span><text:span text:style-name="T11">.openSession();</text:span></text:p>
      <text:p text:style-name="P4"><text:span text:style-name="T11"><text:tab/><text:tab/>Employee </text:span><text:span text:style-name="T35">c</text:span><text:span text:style-name="T11">=</text:span><text:span text:style-name="T2">new</text:span><text:span text:style-name="T11"> Employee(103,</text:span><text:span text:style-name="T73">"Abi"</text:span><text:span text:style-name="T11">,</text:span><text:span text:style-name="T73">"Chennai"</text:span><text:span text:style-name="T11">);</text:span></text:p>
      <text:p text:style-name="P4"><text:span text:style-name="T11"><text:tab/><text:tab/></text:span></text:p>
      <text:p text:style-name="P4"><text:span text:style-name="T11"><text:tab/><text:tab/>Transaction </text:span><text:span text:style-name="T35">tc</text:span><text:span text:style-name="T11">=</text:span><text:span text:style-name="T35">s</text:span><text:span text:style-name="T11">.beginTransaction();</text:span></text:p>
      <text:p text:style-name="P4"><text:span text:style-name="T11"><text:tab/><text:tab/></text:span><text:span text:style-name="T35">s</text:span><text:span text:style-name="T11">.save(</text:span><text:span text:style-name="T35">c</text:span><text:span text:style-name="T11">);</text:span></text:p>
      <text:p text:style-name="P4"><text:span text:style-name="T11"><text:tab/><text:tab/></text:span><text:span text:style-name="T35">tc</text:span><text:span text:style-name="T11">.commit();</text:span></text:p>
      <text:p text:style-name="P4"><text:span text:style-name="T11"><text:tab/><text:tab/></text:span><text:span text:style-name="T35">s</text:span><text:span text:style-name="T11">.close();</text:span></text:p>
      <text:p text:style-name="P4"><text:span text:style-name="T11"><text:tab/><text:tab/>System.</text:span><text:span text:style-name="T29">out</text:span><text:span text:style-name="T11">.println(</text:span><text:span text:style-name="T73">"Done..."</text:span><text:span text:style-name="T11">)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aveEmployee(Employee </text:span><text:span text:style-name="T35">eb</text:span><text:span text:style-name="T11">) {</text:span></text:p>
      <text:p text:style-name="P4"><text:span text:style-name="T11"><text:tab/><text:tab/></text:span><text:span text:style-name="T84">// </text:span><text:span text:style-name="T87">TODO</text:span><text:span text:style-name="T84"> Auto-generated method stub</text:span></text:p>
      <text:p text:style-name="P4"><text:span text:style-name="T11"><text:tab/>}</text:span></text:p>
      <text:p text:style-name="P4"><text:span text:style-name="T11">}</text:span></text:p>
      <text:p text:style-name="P71"/>
      <text:p text:style-name="P53"/>
      <text:p text:style-name="P41">7.<text:span text:style-name="T100">Annotation</text:span></text:p>
      <text:p text:style-name="P41"/>
      <text:p text:style-name="P54">Department.java</text:p>
      <text:p text:style-name="P54"/>
      <text:p text:style-name="P47"><text:span text:style-name="T1">package</text:span> com.dsrc.bean;</text:p>
      <text:p text:style-name="P1"/>
      <text:p text:style-name="P4"><text:span text:style-name="T2">import</text:span><text:span text:style-name="T11"> javax.persistence.Column;</text:span></text:p>
      <text:p text:style-name="P4"><text:span text:style-name="T2">import</text:span><text:span text:style-name="T11"> javax.persistence.Entity;</text:span></text:p>
      <text:p text:style-name="P4"><text:span text:style-name="T2">import</text:span><text:span text:style-name="T11"> javax.persistence.Id;</text:span></text:p>
      <text:p text:style-name="P4"><text:span text:style-name="T2">import</text:span><text:span text:style-name="T11"> javax.persistence.Table;</text:span></text:p>
      <text:p text:style-name="P1"/>
      <text:p text:style-name="P4"><text:span text:style-name="T96">@Entity</text:span></text:p>
      <text:p text:style-name="P4"><text:span text:style-name="T96">@Table</text:span><text:span text:style-name="T11">(name=</text:span><text:span text:style-name="T73">"Department"</text:span><text:span text:style-name="T11">)</text:span></text:p>
      <text:p text:style-name="P4"><text:span text:style-name="T2">public</text:span><text:span text:style-name="T11"> </text:span><text:span text:style-name="T2">class</text:span><text:span text:style-name="T11"> Department {</text:span></text:p>
      <text:p text:style-name="P4"><text:span text:style-name="T11"><text:tab/></text:span><text:span text:style-name="T96">@Id</text:span></text:p>
      <text:p text:style-name="P4"><text:span text:style-name="T11"><text:tab/></text:span><text:span text:style-name="T96">@Column</text:span><text:span text:style-name="T11">(name=</text:span><text:span text:style-name="T73">"DeptNo"</text:span><text:span text:style-name="T11">)</text:span></text:p>
      <text:p text:style-name="P4"><text:span text:style-name="T11"><text:tab/><text:tab/></text:span><text:span text:style-name="T2">public</text:span><text:span text:style-name="T11"> </text:span><text:span text:style-name="T2">int</text:span><text:span text:style-name="T11"> </text:span><text:span text:style-name="T27">deptno</text:span><text:span text:style-name="T11">;</text:span></text:p>
      <text:p text:style-name="P4"><text:span text:style-name="T11"><text:tab/></text:span><text:span text:style-name="T96">@Column</text:span><text:span text:style-name="T11">(name=</text:span><text:span text:style-name="T73">"DeptName"</text:span><text:span text:style-name="T11">)</text:span></text:p>
      <text:p text:style-name="P4"><text:span text:style-name="T11"><text:tab/><text:tab/></text:span><text:span text:style-name="T2">public</text:span><text:span text:style-name="T11"> String </text:span><text:span text:style-name="T27">deptname</text:span><text:span text:style-name="T11">;</text:span></text:p>
      <text:p text:style-name="P4"><text:span text:style-name="T11"><text:tab/></text:span><text:span text:style-name="T96">@Column</text:span><text:span text:style-name="T11">(name=</text:span><text:span text:style-name="T73">"Location"</text:span><text:span text:style-name="T11">)</text:span></text:p>
      <text:p text:style-name="P4"><text:span text:style-name="T11"><text:tab/><text:tab/></text:span><text:span text:style-name="T2">public</text:span><text:span text:style-name="T11"> String </text:span><text:span text:style-name="T27">location</text:span><text:span text:style-name="T11">;</text:span></text:p>
      <text:p text:style-name="P4"><text:span text:style-name="T11"><text:tab/><text:tab/></text:span><text:span text:style-name="T2">public</text:span><text:span text:style-name="T11"> Department(</text:span><text:span text:style-name="T2">int</text:span><text:span text:style-name="T11"> </text:span><text:span text:style-name="T35">deptno</text:span><text:span text:style-name="T11">, String </text:span><text:span text:style-name="T35">deptname</text:span><text:span text:style-name="T11">, String </text:span><text:span text:style-name="T35">location</text:span><text:span text:style-name="T11">) {</text:span></text:p>
      <text:p text:style-name="P4"><text:span text:style-name="T11"><text:tab/><text:tab/><text:tab/></text:span><text:span text:style-name="T2">this</text:span><text:span text:style-name="T11">.</text:span><text:span text:style-name="T27">deptno</text:span><text:span text:style-name="T11">=</text:span><text:span text:style-name="T35">deptno</text:span><text:span text:style-name="T11">;</text:span></text:p>
      <text:p text:style-name="P4"><text:span text:style-name="T11"><text:tab/><text:tab/><text:tab/></text:span><text:span text:style-name="T2">this</text:span><text:span text:style-name="T11">.</text:span><text:span text:style-name="T27">deptname</text:span><text:span text:style-name="T11">=</text:span><text:span text:style-name="T35">deptname</text:span><text:span text:style-name="T11">;</text:span></text:p>
      <text:p text:style-name="P4"><text:span text:style-name="T11"><text:tab/><text:tab/><text:tab/></text:span><text:span text:style-name="T2">this</text:span><text:span text:style-name="T11">.</text:span><text:span text:style-name="T27">location</text:span><text:span text:style-name="T11">=</text:span><text:span text:style-name="T35">location</text:span><text:span text:style-name="T11">;</text:span></text:p>
      <text:p text:style-name="P4"><text:span text:style-name="T11"><text:tab/><text:tab/>}</text:span></text:p>
      <text:p text:style-name="P4"><text:span text:style-name="T11"><text:tab/><text:tab/></text:span><text:span text:style-name="T2">public</text:span><text:span text:style-name="T11"> </text:span><text:span text:style-name="T2">int</text:span><text:span text:style-name="T11"> getDeptno() {</text:span></text:p>
      <text:p text:style-name="P4"><text:span text:style-name="T11"><text:tab/><text:tab/><text:tab/></text:span><text:span text:style-name="T2">return</text:span><text:span text:style-name="T11"> </text:span><text:span text:style-name="T27">deptno</text:span><text:span text:style-name="T11">;</text:span></text:p>
      <text:p text:style-name="P4"><text:span text:style-name="T11"><text:tab/><text:tab/>}</text:span></text:p>
      <text:p text:style-name="P4"><text:span text:style-name="T11"><text:tab/><text:tab/></text:span><text:span text:style-name="T2">public</text:span><text:span text:style-name="T11"> </text:span><text:span text:style-name="T2">void</text:span><text:span text:style-name="T11"> setDeptno(</text:span><text:span text:style-name="T2">int</text:span><text:span text:style-name="T11"> </text:span><text:span text:style-name="T35">deptno</text:span><text:span text:style-name="T11">) {</text:span></text:p>
      <text:p text:style-name="P4"><text:span text:style-name="T11"><text:tab/><text:tab/><text:tab/></text:span><text:span text:style-name="T2">this</text:span><text:span text:style-name="T11">.</text:span><text:span text:style-name="T27">deptno</text:span><text:span text:style-name="T11"> = </text:span><text:span text:style-name="T35">deptno</text:span><text:span text:style-name="T11">;</text:span></text:p>
      <text:p text:style-name="P4"><text:soft-page-break/><text:span text:style-name="T11"><text:tab/><text:tab/>}</text:span></text:p>
      <text:p text:style-name="P4"><text:span text:style-name="T11"><text:tab/><text:tab/></text:span><text:span text:style-name="T2">public</text:span><text:span text:style-name="T11"> String getDeptname() {</text:span></text:p>
      <text:p text:style-name="P4"><text:span text:style-name="T11"><text:tab/><text:tab/><text:tab/></text:span><text:span text:style-name="T2">return</text:span><text:span text:style-name="T11"> </text:span><text:span text:style-name="T27">deptname</text:span><text:span text:style-name="T11">;</text:span></text:p>
      <text:p text:style-name="P4"><text:span text:style-name="T11"><text:tab/><text:tab/>}</text:span></text:p>
      <text:p text:style-name="P4"><text:span text:style-name="T11"><text:tab/><text:tab/></text:span><text:span text:style-name="T2">public</text:span><text:span text:style-name="T11"> </text:span><text:span text:style-name="T2">void</text:span><text:span text:style-name="T11"> setDeptname(String </text:span><text:span text:style-name="T35">deptname</text:span><text:span text:style-name="T11">) {</text:span></text:p>
      <text:p text:style-name="P4"><text:span text:style-name="T11"><text:tab/><text:tab/><text:tab/></text:span><text:span text:style-name="T2">this</text:span><text:span text:style-name="T11">.</text:span><text:span text:style-name="T27">deptname</text:span><text:span text:style-name="T11"> = </text:span><text:span text:style-name="T35">deptname</text:span><text:span text:style-name="T11">;</text:span></text:p>
      <text:p text:style-name="P4"><text:span text:style-name="T11"><text:tab/><text:tab/>}</text:span></text:p>
      <text:p text:style-name="P4"><text:span text:style-name="T11"><text:tab/><text:tab/></text:span><text:span text:style-name="T2">public</text:span><text:span text:style-name="T11"> String getLocation() {</text:span></text:p>
      <text:p text:style-name="P4"><text:span text:style-name="T11"><text:tab/><text:tab/><text:tab/></text:span><text:span text:style-name="T2">return</text:span><text:span text:style-name="T11"> </text:span><text:span text:style-name="T27">location</text:span><text:span text:style-name="T11">;</text:span></text:p>
      <text:p text:style-name="P4"><text:span text:style-name="T11"><text:tab/><text:tab/>}</text:span></text:p>
      <text:p text:style-name="P4"><text:span text:style-name="T11"><text:tab/><text:tab/></text:span><text:span text:style-name="T2">public</text:span><text:span text:style-name="T11"> </text:span><text:span text:style-name="T2">void</text:span><text:span text:style-name="T11"> setLocation(String </text:span><text:span text:style-name="T35">location</text:span><text:span text:style-name="T11">) {</text:span></text:p>
      <text:p text:style-name="P4"><text:span text:style-name="T11"><text:tab/><text:tab/><text:tab/></text:span><text:span text:style-name="T2">this</text:span><text:span text:style-name="T11">.</text:span><text:span text:style-name="T27">location</text:span><text:span text:style-name="T11"> = </text:span><text:span text:style-name="T35">location</text:span><text:span text:style-name="T11">;</text:span></text:p>
      <text:p text:style-name="P4"><text:span text:style-name="T11"><text:tab/><text:tab/>}</text:span></text:p>
      <text:p text:style-name="P4"><text:span text:style-name="T11"><text:tab/><text:tab/></text:span></text:p>
      <text:p text:style-name="P4"><text:span text:style-name="T11"><text:tab/><text:tab/>}</text:span></text:p>
      <text:p text:style-name="P76"/>
      <text:p text:style-name="P54"/>
      <text:p text:style-name="P54">hibernate.cfg.xml</text:p>
      <text:p text:style-name="P54"/>
      <text:p text:style-name="P47"><text:span text:style-name="T39">&lt;?</text:span><text:span text:style-name="T49">xml</text:span> <text:span text:style-name="T64">version</text:span>=<text:span text:style-name="T76">"1.0"</text:span> <text:span text:style-name="T64">encoding</text:span>=<text:span text:style-name="T76">"UTF-8"</text:span><text:span text:style-name="T39">?&gt;</text:span></text:p>
      <text:p text:style-name="P4"><text:span text:style-name="T41">&lt;!</text:span><text:span text:style-name="T51">DOCTYPE</text:span><text:span text:style-name="T60"> </text:span><text:span text:style-name="T41">hibernate-configuration</text:span><text:span text:style-name="T60"> </text:span><text:span text:style-name="T81">PUBLIC</text:span><text:span text:style-name="T60"> <text:s/></text:span></text:p>
      <text:p text:style-name="P4"><text:span text:style-name="T60"><text:s text:c="10"/></text:span><text:span text:style-name="T41">"-//Hibernate/Hibernate Configuration DTD 3.0//EN"</text:span><text:span text:style-name="T60"> <text:s/></text:span></text:p>
      <text:p text:style-name="P4"><text:span text:style-name="T60"><text:s text:c="10"/></text:span><text:span text:style-name="T84">"http://hibernate.sourceforge.net/hibernate-configuration-3.0.dtd"</text:span><text:span text:style-name="T41">&gt;</text:span><text:span text:style-name="T11"> <text:s/></text:span></text:p>
      <text:p text:style-name="P4"><text:span text:style-name="T41">&lt;</text:span><text:span text:style-name="T51">hibernate-configuration</text:span><text:span text:style-name="T41">&gt;</text:span><text:span text:style-name="T11"> <text:s/></text:span></text:p>
      <text:p text:style-name="P4"><text:span text:style-name="T11"><text:s text:c="4"/></text:span><text:span text:style-name="T41">&lt;</text:span><text:span text:style-name="T51">session-factor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hbm2ddl.auto"</text:span><text:span text:style-name="T41">&gt;</text:span><text:span text:style-name="T11">update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dialect"</text:span><text:span text:style-name="T41">&gt;</text:span><text:span text:style-name="T11">org.hibernate.dialect.MySQLDialec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rl"</text:span><text:span text:style-name="T41">&gt;</text:span><text:span text:style-name="T11">jdbc:mysql://</text:span><text:span text:style-name="T13">localhost</text:span><text:span text:style-name="T11">:3306/</text:span><text:span text:style-name="T13">myhibernate</text:span><text:span text:style-name="T41">&lt;/</text:span><text:span text:style-name="T51">property</text:span><text:span text:style-name="T41">&gt;</text:span><text:span text:style-name="T11"> <text:s text:c="8"/></text:span></text:p>
      <text:p text:style-name="P4"><text:span text:style-name="T11"><text:s text:c="2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sername"</text:span><text:span text:style-name="T41">&gt;</text:span><text:span text:style-name="T11">roo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password"</text:span><text:span text:style-name="T41">&gt;</text:span><text:span text:style-name="T13">dsrc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driver_class"</text:span><text:span text:style-name="T41">&gt;</text:span><text:span text:style-name="T11">com.mysql.jdbc.Driver</text:span><text:span text:style-name="T41">&lt;/</text:span><text:span text:style-name="T51">property</text:span><text:span text:style-name="T41">&gt;</text:span><text:span text:style-name="T11"> <text:s text:c="2"/></text:span></text:p>
      <text:p text:style-name="P4"><text:span text:style-name="T11"><text:s text:c="6"/></text:span><text:span text:style-name="T41">&lt;/</text:span><text:span text:style-name="T51">session-factory</text:span><text:span text:style-name="T41">&gt;</text:span><text:span text:style-name="T11"> <text:s/></text:span></text:p>
      <text:p text:style-name="P47"><text:span text:style-name="T39">&lt;/</text:span><text:span text:style-name="T49">hibernate-configuration</text:span><text:span text:style-name="T39">&gt;</text:span></text:p>
      <text:p text:style-name="P54"/>
      <text:p text:style-name="P54">MyMain.java</text:p>
      <text:p text:style-name="P54"/>
      <text:p text:style-name="P54"/>
      <text:p text:style-name="P47"><text:span text:style-name="T1">import</text:span> org.hibernate.Session;</text:p>
      <text:p text:style-name="P4"><text:span text:style-name="T2">import</text:span><text:span text:style-name="T11"> org.hibernate.SessionFactory;</text:span></text:p>
      <text:p text:style-name="P4"><text:span text:style-name="T2">import</text:span><text:span text:style-name="T11"> org.hibernate.Transaction;</text:span></text:p>
      <text:p text:style-name="P4"><text:span text:style-name="T2">import</text:span><text:span text:style-name="T11"> org.hibernate.cfg.AnnotationConfiguration;</text:span></text:p>
      <text:p text:style-name="P1"/>
      <text:p text:style-name="P4"><text:span text:style-name="T2">import</text:span><text:span text:style-name="T11"> com.dsrc.bean.Department;</text:span></text:p>
      <text:p text:style-name="P1"/>
      <text:p text:style-name="P4"><text:span text:style-name="T2">public</text:span><text:span text:style-name="T11"> </text:span><text:span text:style-name="T2">class</text:span><text:span text:style-name="T11"> MyMain {</text:span></text:p>
      <text:p text:style-name="P1"/>
      <text:p text:style-name="P4"><text:span text:style-name="T11"><text:tab/></text:span><text:span text:style-name="T2">public</text:span><text:span text:style-name="T11"> </text:span><text:span text:style-name="T2">static</text:span><text:span text:style-name="T11"> </text:span><text:span text:style-name="T2">void</text:span><text:span text:style-name="T11"> main(String[] </text:span><text:span text:style-name="T35">args</text:span><text:span text:style-name="T11">) {</text:span></text:p>
      <text:p text:style-name="P1"/>
      <text:p text:style-name="P4"><text:span text:style-name="T11">SessionFactory </text:span><text:span text:style-name="T35">sf</text:span><text:span text:style-name="T11">=</text:span><text:span text:style-name="T2">new</text:span><text:span text:style-name="T11"> AnnotationConfiguration().configure().addAnnotatedClass(Department.</text:span><text:span text:style-name="T2">class</text:span><text:span text:style-name="T11">).buildSessionFactory();</text:span></text:p>
      <text:p text:style-name="P4"><text:span text:style-name="T11"><text:tab/><text:tab/></text:span></text:p>
      <text:p text:style-name="P4"><text:span text:style-name="T11"><text:tab/><text:tab/>Session </text:span><text:span text:style-name="T35">s</text:span><text:span text:style-name="T11">=</text:span><text:span text:style-name="T35">sf</text:span><text:span text:style-name="T11">.openSession();</text:span></text:p>
      <text:p text:style-name="P4"><text:span text:style-name="T11"><text:tab/><text:tab/>Department </text:span><text:span text:style-name="T35">c</text:span><text:span text:style-name="T11">=</text:span><text:span text:style-name="T2">new</text:span><text:span text:style-name="T11"> Department(70,</text:span><text:span text:style-name="T73">"HR"</text:span><text:span text:style-name="T11">,</text:span><text:span text:style-name="T73">"INDIA"</text:span><text:span text:style-name="T11">);</text:span></text:p>
      <text:p text:style-name="P4"><text:span text:style-name="T11"><text:tab/><text:tab/></text:span></text:p>
      <text:p text:style-name="P4"><text:span text:style-name="T11"><text:tab/><text:tab/>Transaction </text:span><text:span text:style-name="T35">tc</text:span><text:span text:style-name="T11">=</text:span><text:span text:style-name="T35">s</text:span><text:span text:style-name="T11">.beginTransaction();</text:span></text:p>
      <text:p text:style-name="P4"><text:span text:style-name="T11"><text:tab/><text:tab/></text:span><text:span text:style-name="T35">s</text:span><text:span text:style-name="T11">.save(</text:span><text:span text:style-name="T35">c</text:span><text:span text:style-name="T11">);</text:span></text:p>
      <text:p text:style-name="P4"><text:span text:style-name="T11"><text:tab/><text:tab/></text:span><text:span text:style-name="T35">tc</text:span><text:span text:style-name="T11">.commit();</text:span></text:p>
      <text:p text:style-name="P4"><text:soft-page-break/><text:span text:style-name="T11"><text:tab/><text:tab/></text:span><text:span text:style-name="T35">s</text:span><text:span text:style-name="T11">.close();</text:span></text:p>
      <text:p text:style-name="P4"><text:span text:style-name="T11"><text:tab/><text:tab/>System.</text:span><text:span text:style-name="T29">out</text:span><text:span text:style-name="T11">.println(</text:span><text:span text:style-name="T73">"Done..."</text:span><text:span text:style-name="T11">);</text:span></text:p>
      <text:p text:style-name="P4"><text:span text:style-name="T11"><text:tab/>}</text:span></text:p>
      <text:p text:style-name="P4"><text:span text:style-name="T11">}</text:span></text:p>
      <text:p text:style-name="P78"><text:span text:style-name="T11"><text:tab/></text:span></text:p>
      <text:p text:style-name="P54"/>
      <text:p text:style-name="P69"><text:span text:style-name="T17">8.</text:span><text:span text:style-name="T61">Create a </text:span><text:span text:style-name="T13">hibernate</text:span><text:span text:style-name="T60"> application persist the employee details accepting from the user. (Use </text:span><text:span text:style-name="T13">Hibernate</text:span><text:span text:style-name="T60"> Annotation)</text:span></text:p>
      <text:p text:style-name="P1"/>
      <text:p text:style-name="P4"><text:span text:style-name="T60">Task:</text:span></text:p>
      <text:p text:style-name="P4"><text:span text:style-name="T60"><text:tab/><text:tab/>Read EmpoyeeID , Name and City from the user using scanner and save to database.</text:span></text:p>
      <text:p text:style-name="P4"><text:span text:style-name="T60"><text:tab/><text:tab/></text:span></text:p>
      <text:p text:style-name="P4"><text:span text:style-name="T60">The MainMenu Should look like the following</text:span></text:p>
      <text:p text:style-name="P1"/>
      <text:p text:style-name="P4"><text:span text:style-name="T60">EMPLOYEE MGMT</text:span></text:p>
      <text:p text:style-name="P4"><text:span text:style-name="T60">-------------</text:span></text:p>
      <text:p text:style-name="P4"><text:span text:style-name="T60">1. Enter Data</text:span></text:p>
      <text:p text:style-name="P4"><text:span text:style-name="T60">2. Exit</text:span></text:p>
      <text:p text:style-name="P4"><text:span text:style-name="T60">Enter your choice(1/2):</text:span></text:p>
      <text:p text:style-name="P1"/>
      <text:p text:style-name="P4"><text:span text:style-name="T60">If 1 is entered </text:span></text:p>
      <text:p text:style-name="P1"/>
      <text:p text:style-name="P4"><text:span text:style-name="T60">Enter EmpNo: 211</text:span></text:p>
      <text:p text:style-name="P4"><text:span text:style-name="T60">Enter Name : Your Name</text:span></text:p>
      <text:p text:style-name="P4"><text:span text:style-name="T60">Enter City : Your City</text:span></text:p>
      <text:p text:style-name="P1"/>
      <text:p text:style-name="P4"><text:span text:style-name="T60">..Data Saved ...</text:span></text:p>
      <text:p text:style-name="P4"><text:span text:style-name="T60">Enter your choice(1/2):</text:span></text:p>
      <text:p text:style-name="P1"/>
      <text:p text:style-name="P42"><text:span text:style-name="T97">if 2 end the application.</text:span><text:tab/><text:tab/></text:p>
      <text:p text:style-name="P42"/>
      <text:p text:style-name="P42"/>
      <text:p text:style-name="P55">Employee.java</text:p>
      <text:p text:style-name="P55"/>
      <text:p text:style-name="P48"><text:span text:style-name="T5">package</text:span> com.dsrc.bean;</text:p>
      <text:p text:style-name="P1"/>
      <text:p text:style-name="P4"><text:span text:style-name="T2">import</text:span><text:span text:style-name="T11"> javax.persistence.Column;</text:span></text:p>
      <text:p text:style-name="P4"><text:span text:style-name="T2">import</text:span><text:span text:style-name="T11"> javax.persistence.Entity;</text:span></text:p>
      <text:p text:style-name="P4"><text:span text:style-name="T2">import</text:span><text:span text:style-name="T11"> javax.persistence.Id;</text:span></text:p>
      <text:p text:style-name="P4"><text:span text:style-name="T2">import</text:span><text:span text:style-name="T11"> javax.persistence.Table;</text:span></text:p>
      <text:p text:style-name="P1"/>
      <text:p text:style-name="P4"><text:span text:style-name="T96">@Entity</text:span></text:p>
      <text:p text:style-name="P4"><text:span text:style-name="T96">@Table</text:span><text:span text:style-name="T11">(name=</text:span><text:span text:style-name="T73">"Employee"</text:span><text:span text:style-name="T11">)</text:span></text:p>
      <text:p text:style-name="P4"><text:span text:style-name="T2">public</text:span><text:span text:style-name="T11"> </text:span><text:span text:style-name="T2">class</text:span><text:span text:style-name="T11"> Employee {</text:span></text:p>
      <text:p text:style-name="P4"><text:span text:style-name="T96">@Id</text:span></text:p>
      <text:p text:style-name="P4"><text:span text:style-name="T96">@Column</text:span><text:span text:style-name="T11">(name=</text:span><text:span text:style-name="T73">"EmpNO"</text:span><text:span text:style-name="T11">)</text:span></text:p>
      <text:p text:style-name="P4"><text:span text:style-name="T11"><text:tab/></text:span><text:span text:style-name="T2">private</text:span><text:span text:style-name="T11"> </text:span><text:span text:style-name="T2">int</text:span><text:span text:style-name="T11"> </text:span><text:span text:style-name="T27">empno</text:span><text:span text:style-name="T11">;</text:span></text:p>
      <text:p text:style-name="P4"><text:span text:style-name="T96">@Column</text:span><text:span text:style-name="T11">(name=</text:span><text:span text:style-name="T73">"Name"</text:span><text:span text:style-name="T11">)</text:span></text:p>
      <text:p text:style-name="P4"><text:span text:style-name="T11"><text:tab/></text:span><text:span text:style-name="T2">private</text:span><text:span text:style-name="T11"> String </text:span><text:span text:style-name="T27">name</text:span><text:span text:style-name="T11">;</text:span></text:p>
      <text:p text:style-name="P4"><text:span text:style-name="T96">@Column</text:span><text:span text:style-name="T11">(name=</text:span><text:span text:style-name="T73">"City"</text:span><text:span text:style-name="T11">)</text:span></text:p>
      <text:p text:style-name="P4"><text:span text:style-name="T11"><text:tab/></text:span><text:span text:style-name="T2">private</text:span><text:span text:style-name="T11"> String </text:span><text:span text:style-name="T27">city</text:span><text:span text:style-name="T11">;</text:span></text:p>
      <text:p text:style-name="P4"><text:span text:style-name="T11"><text:tab/></text:span></text:p>
      <text:p text:style-name="P4"><text:span text:style-name="T11"><text:tab/></text:span><text:span text:style-name="T2">public</text:span><text:span text:style-name="T11"> </text:span><text:span text:style-name="T2">int</text:span><text:span text:style-name="T11"> getEmpno() {</text:span></text:p>
      <text:p text:style-name="P4"><text:span text:style-name="T11"><text:tab/><text:tab/></text:span><text:span text:style-name="T2">return</text:span><text:span text:style-name="T11"> </text:span><text:span text:style-name="T27">empno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Empno(</text:span><text:span text:style-name="T2">int</text:span><text:span text:style-name="T11"> </text:span><text:span text:style-name="T35">empno</text:span><text:span text:style-name="T11">) {</text:span></text:p>
      <text:p text:style-name="P4"><text:soft-page-break/><text:span text:style-name="T11"><text:tab/><text:tab/></text:span><text:span text:style-name="T2">this</text:span><text:span text:style-name="T11">.</text:span><text:span text:style-name="T27">empno</text:span><text:span text:style-name="T11"> = </text:span><text:span text:style-name="T35">empno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String getName() {</text:span></text:p>
      <text:p text:style-name="P4"><text:span text:style-name="T11"><text:tab/><text:tab/></text:span><text:span text:style-name="T2">return</text:span><text:span text:style-name="T11"> </text:span><text:span text:style-name="T27">name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Name(String </text:span><text:span text:style-name="T35">name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name</text:span><text:span text:style-name="T11"> = </text:span><text:span text:style-name="T35">name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String getCity() {</text:span></text:p>
      <text:p text:style-name="P4"><text:span text:style-name="T11"><text:tab/><text:tab/></text:span><text:span text:style-name="T2">return</text:span><text:span text:style-name="T11"> </text:span><text:span text:style-name="T27">city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City(String </text:span><text:span text:style-name="T35">city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city</text:span><text:span text:style-name="T11"> = </text:span><text:span text:style-name="T35">city</text:span><text:span text:style-name="T11">;</text:span></text:p>
      <text:p text:style-name="P4"><text:span text:style-name="T11"><text:tab/>}</text:span></text:p>
      <text:p text:style-name="P4"><text:span text:style-name="T11">}</text:span></text:p>
      <text:p text:style-name="P48"/>
      <text:p text:style-name="P55"/>
      <text:p text:style-name="P55">hibernate.cfg.xml</text:p>
      <text:p text:style-name="P55"/>
      <text:p text:style-name="P48"><text:span text:style-name="T39">&lt;?</text:span><text:span text:style-name="T49">xml</text:span> <text:span text:style-name="T64">version</text:span>=<text:span text:style-name="T76">"1.0"</text:span> <text:span text:style-name="T64">encoding</text:span>=<text:span text:style-name="T76">"UTF-8"</text:span><text:span text:style-name="T39">?&gt;</text:span></text:p>
      <text:p text:style-name="P4"><text:span text:style-name="T41">&lt;!</text:span><text:span text:style-name="T51">DOCTYPE</text:span><text:span text:style-name="T60"> </text:span><text:span text:style-name="T41">hibernate-configuration</text:span><text:span text:style-name="T60"> </text:span><text:span text:style-name="T81">PUBLIC</text:span><text:span text:style-name="T60"> <text:s/></text:span></text:p>
      <text:p text:style-name="P4"><text:span text:style-name="T60"><text:s text:c="10"/></text:span><text:span text:style-name="T41">"-//Hibernate/Hibernate Configuration DTD 3.0//EN"</text:span><text:span text:style-name="T60"> <text:s/></text:span></text:p>
      <text:p text:style-name="P4"><text:span text:style-name="T60"><text:s text:c="10"/></text:span><text:span text:style-name="T84">"http://hibernate.sourceforge.net/hibernate-configuration-3.0.dtd"</text:span><text:span text:style-name="T41">&gt;</text:span><text:span text:style-name="T11"> <text:s/></text:span></text:p>
      <text:p text:style-name="P4"><text:span text:style-name="T41">&lt;</text:span><text:span text:style-name="T51">hibernate-configuration</text:span><text:span text:style-name="T41">&gt;</text:span><text:span text:style-name="T11"> <text:s/></text:span></text:p>
      <text:p text:style-name="P4"><text:span text:style-name="T11"><text:s text:c="4"/></text:span><text:span text:style-name="T41">&lt;</text:span><text:span text:style-name="T51">session-factor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hbm2ddl.auto"</text:span><text:span text:style-name="T41">&gt;</text:span><text:span text:style-name="T11">update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dialect"</text:span><text:span text:style-name="T41">&gt;</text:span><text:span text:style-name="T11">org.hibernate.dialect.MySQLDialec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rl"</text:span><text:span text:style-name="T41">&gt;</text:span><text:span text:style-name="T11">jdbc:mysql://</text:span><text:span text:style-name="T18">localhost:3306/myhibernate</text:span><text:span text:style-name="T44">&lt;/</text:span><text:span text:style-name="T54">property</text:span><text:span text:style-name="T44">&gt;</text:span><text:span text:style-name="T18"> <text:s text:c="8"/></text:span></text:p>
      <text:p text:style-name="P10"><text:span text:style-name="T11"><text:s text:c="2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sername"</text:span><text:span text:style-name="T41">&gt;</text:span><text:span text:style-name="T11">root</text:span><text:span text:style-name="T41">&lt;/</text:span><text:span text:style-name="T51">property</text:span><text:span text:style-name="T41">&gt;</text:span><text:span text:style-name="T11"> <text:s/></text:span></text:p>
      <text:p text:style-name="P10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password"</text:span><text:span text:style-name="T41">&gt;</text:span><text:span text:style-name="T11">dsrc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driver_class"</text:span><text:span text:style-name="T41">&gt;</text:span><text:span text:style-name="T11">com.mysql.jdbc.Driver</text:span><text:span text:style-name="T41">&lt;/</text:span><text:span text:style-name="T51">property</text:span><text:span text:style-name="T41">&gt;</text:span><text:span text:style-name="T11"> <text:s text:c="2"/></text:span></text:p>
      <text:p text:style-name="P4"><text:span text:style-name="T11"><text:s text:c="6"/></text:span><text:span text:style-name="T41">&lt;/</text:span><text:span text:style-name="T51">session-factory</text:span><text:span text:style-name="T41">&gt;</text:span><text:span text:style-name="T11"> <text:s/></text:span></text:p>
      <text:p text:style-name="P48"><text:span text:style-name="T39">&lt;/</text:span><text:span text:style-name="T49">hibernate-configuration</text:span><text:span text:style-name="T39">&gt;</text:span></text:p>
      <text:p text:style-name="P55"/>
      <text:p text:style-name="P55">MyMain.java</text:p>
      <text:p text:style-name="P55"/>
      <text:p text:style-name="P48"><text:span text:style-name="T5">import</text:span> java.util.Scanner;</text:p>
      <text:p text:style-name="P1"/>
      <text:p text:style-name="P4"><text:span text:style-name="T2">import</text:span><text:span text:style-name="T11"> com.dsrc.bean.Employee;</text:span></text:p>
      <text:p text:style-name="P4"><text:span text:style-name="T2">import</text:span><text:span text:style-name="T11"> com.dsrc.util.UserCode;</text:span></text:p>
      <text:p text:style-name="P1"/>
      <text:p text:style-name="P4"><text:span text:style-name="T2">public</text:span><text:span text:style-name="T11"> </text:span><text:span text:style-name="T2">class</text:span><text:span text:style-name="T11"> MyMain {</text:span></text:p>
      <text:p text:style-name="P4"><text:span text:style-name="T11"><text:tab/><text:tab/></text:span><text:span text:style-name="T2">private</text:span><text:span text:style-name="T11"> </text:span><text:span text:style-name="T2">static</text:span><text:span text:style-name="T11"> </text:span><text:span text:style-name="T2">int</text:span><text:span text:style-name="T11"> </text:span><text:span text:style-name="T31">choice</text:span><text:span text:style-name="T11">;</text:span></text:p>
      <text:p text:style-name="P4"><text:span text:style-name="T11"><text:tab/><text:tab/></text:span><text:span text:style-name="T2">public</text:span><text:span text:style-name="T11"> </text:span><text:span text:style-name="T2">static</text:span><text:span text:style-name="T11"> </text:span><text:span text:style-name="T2">void</text:span><text:span text:style-name="T11"> main(String[] </text:span><text:span text:style-name="T35">args</text:span><text:span text:style-name="T11">) {</text:span></text:p>
      <text:p text:style-name="P4"><text:span text:style-name="T11"><text:tab/><text:tab/><text:tab/>Employee </text:span><text:span text:style-name="T35">e1</text:span><text:span text:style-name="T11"> = </text:span><text:span text:style-name="T2">new</text:span><text:span text:style-name="T11"> Employee();</text:span></text:p>
      <text:p text:style-name="P4"><text:span text:style-name="T11"><text:tab/> <text:s text:c="11"/>System.</text:span><text:span text:style-name="T29">out</text:span><text:span text:style-name="T11">.println(</text:span><text:span text:style-name="T73">"1. Insert "</text:span><text:span text:style-name="T11">);</text:span></text:p>
      <text:p text:style-name="P4"><text:span text:style-name="T11"><text:tab/> <text:s text:c="11"/>System.</text:span><text:span text:style-name="T29">out</text:span><text:span text:style-name="T11">.println(</text:span><text:span text:style-name="T73">"3. Exit "</text:span><text:span text:style-name="T11">);</text:span></text:p>
      <text:p text:style-name="P4"><text:span text:style-name="T11"><text:tab/> <text:s text:c="11"/>System.</text:span><text:span text:style-name="T29">out</text:span><text:span text:style-name="T11">.println(</text:span><text:span text:style-name="T73">"Enter your choice "</text:span><text:span text:style-name="T11">);</text:span></text:p>
      <text:p text:style-name="P4"><text:span text:style-name="T11"><text:tab/> <text:s text:c="11"/>Scanner </text:span><text:span text:style-name="T37">sc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tab/> <text:s text:c="11"/></text:span><text:span text:style-name="T31">choice</text:span><text:span text:style-name="T11"> = </text:span><text:span text:style-name="T35">sc</text:span><text:span text:style-name="T11">.nextInt();</text:span></text:p>
      <text:p text:style-name="P4"><text:span text:style-name="T11"><text:tab/> <text:s text:c="11"/></text:span><text:span text:style-name="T2">switch</text:span><text:span text:style-name="T11"> (</text:span><text:span text:style-name="T31">choice</text:span><text:span text:style-name="T11">) {</text:span></text:p>
      <text:p text:style-name="P4"><text:span text:style-name="T11"><text:tab/> <text:s text:c="15"/></text:span><text:span text:style-name="T2">case</text:span><text:span text:style-name="T11"> 1:</text:span></text:p>
      <text:p text:style-name="P4"><text:span text:style-name="T11"><text:tab/> <text:s text:c="19"/>System.</text:span><text:span text:style-name="T29">out</text:span><text:span text:style-name="T11">.println(</text:span><text:span text:style-name="T73">"Enter EmpNo: "</text:span><text:span text:style-name="T11">);</text:span></text:p>
      <text:p text:style-name="P4"><text:span text:style-name="T11"><text:tab/> <text:s text:c="19"/>Scanner </text:span><text:span text:style-name="T35">sc1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tab/> <text:s text:c="19"/></text:span><text:span text:style-name="T2">int</text:span><text:span text:style-name="T11"> </text:span><text:span text:style-name="T35">empno</text:span><text:span text:style-name="T11"> = </text:span><text:span text:style-name="T35">sc1</text:span><text:span text:style-name="T11">.nextInt();</text:span></text:p>
      <text:p text:style-name="P4"><text:span text:style-name="T11"><text:tab/> <text:s text:c="19"/>System.</text:span><text:span text:style-name="T29">out</text:span><text:span text:style-name="T11">.println(</text:span><text:span text:style-name="T73">"Enter Name: "</text:span><text:span text:style-name="T11">);</text:span></text:p>
      <text:p text:style-name="P4"><text:span text:style-name="T11"><text:tab/> <text:s text:c="19"/>Scanner </text:span><text:span text:style-name="T35">sc2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tab/> <text:s text:c="19"/>String </text:span><text:span text:style-name="T35">name</text:span><text:span text:style-name="T11"> = </text:span><text:span text:style-name="T35">sc2</text:span><text:span text:style-name="T11">.nextLine();</text:span></text:p>
      <text:p text:style-name="P4"><text:soft-page-break/><text:span text:style-name="T11"><text:tab/> <text:s text:c="19"/>System.</text:span><text:span text:style-name="T29">out</text:span><text:span text:style-name="T11">.println(</text:span><text:span text:style-name="T73">"Enter City: "</text:span><text:span text:style-name="T11">);</text:span></text:p>
      <text:p text:style-name="P4"><text:span text:style-name="T11"><text:tab/> <text:s text:c="19"/>Scanner </text:span><text:span text:style-name="T35">sc3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tab/> <text:s text:c="18"/>String </text:span><text:span text:style-name="T35">city</text:span><text:span text:style-name="T11"> = </text:span><text:span text:style-name="T35">sc3</text:span><text:span text:style-name="T11">.nextLine();</text:span></text:p>
      <text:p text:style-name="P4"><text:span text:style-name="T11"><text:tab/> <text:s text:c="19"/></text:span><text:span text:style-name="T35">e1</text:span><text:span text:style-name="T11">.setEmpno(</text:span><text:span text:style-name="T35">empno</text:span><text:span text:style-name="T11">);</text:span></text:p>
      <text:p text:style-name="P4"><text:span text:style-name="T11"><text:tab/> <text:s text:c="19"/></text:span><text:span text:style-name="T35">e1</text:span><text:span text:style-name="T11">.setName(</text:span><text:span text:style-name="T35">name</text:span><text:span text:style-name="T11">);</text:span></text:p>
      <text:p text:style-name="P4"><text:span text:style-name="T11"><text:tab/> <text:s text:c="19"/></text:span><text:span text:style-name="T35">e1</text:span><text:span text:style-name="T11">.setCity(</text:span><text:span text:style-name="T35">city</text:span><text:span text:style-name="T11">);<text:tab/></text:span></text:p>
      <text:p text:style-name="P4"><text:span text:style-name="T11"><text:tab/> <text:s text:c="17"/></text:span><text:span text:style-name="T2">new</text:span><text:span text:style-name="T11"> UserCode().saveEmployee(</text:span><text:span text:style-name="T35">e1</text:span><text:span text:style-name="T11">);</text:span></text:p>
      <text:p text:style-name="P4"><text:span text:style-name="T11"><text:tab/> <text:s text:c="23"/></text:span><text:span text:style-name="T2">break</text:span><text:span text:style-name="T11">;</text:span></text:p>
      <text:p text:style-name="P4"><text:span text:style-name="T11"><text:tab/> <text:s text:c="11"/></text:span><text:span text:style-name="T2">case</text:span><text:span text:style-name="T11"> 2:</text:span></text:p>
      <text:p text:style-name="P4"><text:span text:style-name="T11"><text:tab/> <text:s text:c="13"/>System.</text:span><text:span text:style-name="T15">exit</text:span><text:span text:style-name="T11">(0);</text:span></text:p>
      <text:p text:style-name="P4"><text:span text:style-name="T11"><text:tab/> <text:s text:c="13"/></text:span><text:span text:style-name="T2">break</text:span><text:span text:style-name="T11">;</text:span></text:p>
      <text:p text:style-name="P4"><text:span text:style-name="T11"><text:tab/><text:tab/><text:tab/><text:tab/>}</text:span></text:p>
      <text:p text:style-name="P1"/>
      <text:p text:style-name="P4"><text:span text:style-name="T11"><text:tab/>}</text:span></text:p>
      <text:p text:style-name="P48"><text:tab/>}</text:p>
      <text:p text:style-name="P55"/>
      <text:p text:style-name="P55">UserCode.java</text:p>
      <text:p text:style-name="P54"/>
      <text:p text:style-name="P54"><text:span text:style-name="T1">package</text:span> com.dsrc.util;</text:p>
      <text:p text:style-name="P1"/>
      <text:p text:style-name="P4"><text:span text:style-name="T2">import</text:span><text:span text:style-name="T11"> org.hibernate.Session;</text:span></text:p>
      <text:p text:style-name="P4"><text:span text:style-name="T2">import</text:span><text:span text:style-name="T11"> org.hibernate.SessionFactory;</text:span></text:p>
      <text:p text:style-name="P4"><text:span text:style-name="T2">import</text:span><text:span text:style-name="T11"> org.hibernate.Transaction;</text:span></text:p>
      <text:p text:style-name="P4"><text:span text:style-name="T2">import</text:span><text:span text:style-name="T11"> org.hibernate.cfg.AnnotationConfiguration;</text:span></text:p>
      <text:p text:style-name="P4"><text:span text:style-name="T2">import</text:span><text:span text:style-name="T11"> </text:span><text:span text:style-name="T13">org.hibernate.cfg.Configuration</text:span><text:span text:style-name="T11">;</text:span></text:p>
      <text:p text:style-name="P1"/>
      <text:p text:style-name="P4"><text:span text:style-name="T2">import</text:span><text:span text:style-name="T11"> com.dsrc.bean.Employee;</text:span></text:p>
      <text:p text:style-name="P1"/>
      <text:p text:style-name="P4"><text:span text:style-name="T2">public</text:span><text:span text:style-name="T11"> </text:span><text:span text:style-name="T2">class</text:span><text:span text:style-name="T11"> UserCode {</text:span></text:p>
      <text:p text:style-name="P4"><text:span text:style-name="T11"><text:tab/></text:span></text:p>
      <text:p text:style-name="P4"><text:span text:style-name="T11"><text:tab/></text:span><text:span text:style-name="T2">public</text:span><text:span text:style-name="T11"> </text:span><text:span text:style-name="T2">boolean</text:span><text:span text:style-name="T11"> saveEmployee(Employee </text:span><text:span text:style-name="T35">bean</text:span><text:span text:style-name="T11">)</text:span></text:p>
      <text:p text:style-name="P4"><text:span text:style-name="T11"><text:tab/>{</text:span></text:p>
      <text:p text:style-name="P4"><text:span text:style-name="T11"><text:tab/><text:tab/></text:span></text:p>
      <text:p text:style-name="P4"><text:span text:style-name="T11"><text:tab/><text:tab/>SessionFactory </text:span><text:span text:style-name="T35">sf</text:span><text:span text:style-name="T11">=</text:span><text:span text:style-name="T2">new</text:span><text:span text:style-name="T11"> AnnotationConfiguration().configure().addAnnotatedClass(Employee.</text:span><text:span text:style-name="T2">class</text:span><text:span text:style-name="T11">).buildSessionFactory();</text:span></text:p>
      <text:p text:style-name="P4"><text:span text:style-name="T11"><text:tab/><text:tab/>Session </text:span><text:span text:style-name="T35">s</text:span><text:span text:style-name="T11">=</text:span><text:span text:style-name="T35">sf</text:span><text:span text:style-name="T11">.openSession();</text:span></text:p>
      <text:p text:style-name="P4"><text:span text:style-name="T11"><text:tab/><text:tab/>Transaction </text:span><text:span text:style-name="T35">tc</text:span><text:span text:style-name="T11">=</text:span><text:span text:style-name="T35">s</text:span><text:span text:style-name="T11">.beginTransaction();</text:span></text:p>
      <text:p text:style-name="P4"><text:span text:style-name="T11"><text:tab/><text:tab/></text:span><text:span text:style-name="T35">s</text:span><text:span text:style-name="T11">.save(</text:span><text:span text:style-name="T35">bean</text:span><text:span text:style-name="T11">);</text:span></text:p>
      <text:p text:style-name="P4"><text:span text:style-name="T11"><text:tab/><text:tab/></text:span><text:span text:style-name="T35">tc</text:span><text:span text:style-name="T11">.commit();</text:span></text:p>
      <text:p text:style-name="P4"><text:span text:style-name="T11"><text:tab/><text:tab/>System.</text:span><text:span text:style-name="T29">out</text:span><text:span text:style-name="T11">.println(</text:span><text:span text:style-name="T73">"Done..."</text:span><text:span text:style-name="T11">);</text:span></text:p>
      <text:p text:style-name="P4"><text:span text:style-name="T11"><text:tab/><text:tab/></text:span></text:p>
      <text:p text:style-name="P4"><text:span text:style-name="T11"><text:tab/><text:tab/></text:span><text:span text:style-name="T2">return</text:span><text:span text:style-name="T11"> </text:span><text:span text:style-name="T2">false</text:span><text:span text:style-name="T11">;</text:span></text:p>
      <text:p text:style-name="P4"><text:span text:style-name="T11"><text:tab/>}</text:span></text:p>
      <text:p text:style-name="P1"/>
      <text:p text:style-name="P4"><text:span text:style-name="T11">}</text:span></text:p>
      <text:p text:style-name="P72"/>
      <text:p text:style-name="P54"/>
      <text:p text:style-name="P43">9.<text:span text:style-name="T104">Delete</text:span></text:p>
      <text:p text:style-name="P43"/>
      <text:p text:style-name="P56">Employee.java</text:p>
      <text:p text:style-name="P56"/>
      <text:p text:style-name="P49"><text:span text:style-name="T1">package</text:span> com.dsrc.bean;</text:p>
      <text:p text:style-name="P1"/>
      <text:p text:style-name="P1"/>
      <text:p text:style-name="P1"/>
      <text:p text:style-name="P4"><text:span text:style-name="T2">public</text:span><text:span text:style-name="T11"> </text:span><text:span text:style-name="T2">class</text:span><text:span text:style-name="T11"> Employee {</text:span></text:p>
      <text:p text:style-name="P1"><text:soft-page-break/></text:p>
      <text:p text:style-name="P4"><text:span text:style-name="T11"><text:tab/></text:span><text:span text:style-name="T2">private</text:span><text:span text:style-name="T11"> </text:span><text:span text:style-name="T2">int</text:span><text:span text:style-name="T11"> </text:span><text:span text:style-name="T27">empno</text:span><text:span text:style-name="T11">;</text:span></text:p>
      <text:p text:style-name="P1"/>
      <text:p text:style-name="P4"><text:span text:style-name="T11"><text:tab/></text:span><text:span text:style-name="T2">private</text:span><text:span text:style-name="T11"> String </text:span><text:span text:style-name="T27">name</text:span><text:span text:style-name="T11">;</text:span></text:p>
      <text:p text:style-name="P1"/>
      <text:p text:style-name="P4"><text:span text:style-name="T11"><text:tab/></text:span><text:span text:style-name="T2">private</text:span><text:span text:style-name="T11"> String </text:span><text:span text:style-name="T27">city</text:span><text:span text:style-name="T11">;</text:span></text:p>
      <text:p text:style-name="P4"><text:span text:style-name="T11"><text:tab/></text:span></text:p>
      <text:p text:style-name="P4"><text:span text:style-name="T11"><text:tab/></text:span><text:span text:style-name="T2">public</text:span><text:span text:style-name="T11"> </text:span><text:span text:style-name="T2">int</text:span><text:span text:style-name="T11"> getEmpno() {</text:span></text:p>
      <text:p text:style-name="P4"><text:span text:style-name="T11"><text:tab/><text:tab/></text:span><text:span text:style-name="T2">return</text:span><text:span text:style-name="T11"> </text:span><text:span text:style-name="T27">empno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Empno(</text:span><text:span text:style-name="T2">int</text:span><text:span text:style-name="T11"> </text:span><text:span text:style-name="T35">empno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empno</text:span><text:span text:style-name="T11"> = </text:span><text:span text:style-name="T35">empno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String getName() {</text:span></text:p>
      <text:p text:style-name="P4"><text:span text:style-name="T11"><text:tab/><text:tab/></text:span><text:span text:style-name="T2">return</text:span><text:span text:style-name="T11"> </text:span><text:span text:style-name="T27">name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Name(String </text:span><text:span text:style-name="T35">name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name</text:span><text:span text:style-name="T11"> = </text:span><text:span text:style-name="T35">name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String getCity() {</text:span></text:p>
      <text:p text:style-name="P4"><text:span text:style-name="T11"><text:tab/><text:tab/></text:span><text:span text:style-name="T2">return</text:span><text:span text:style-name="T11"> </text:span><text:span text:style-name="T27">city</text:span><text:span text:style-name="T11">;</text:span></text:p>
      <text:p text:style-name="P4"><text:span text:style-name="T11"><text:tab/>}</text:span></text:p>
      <text:p text:style-name="P4"><text:span text:style-name="T11"><text:tab/></text:span><text:span text:style-name="T2">public</text:span><text:span text:style-name="T11"> </text:span><text:span text:style-name="T2">void</text:span><text:span text:style-name="T11"> setCity(String </text:span><text:span text:style-name="T35">city</text:span><text:span text:style-name="T11">) {</text:span></text:p>
      <text:p text:style-name="P4"><text:span text:style-name="T11"><text:tab/><text:tab/></text:span><text:span text:style-name="T2">this</text:span><text:span text:style-name="T11">.</text:span><text:span text:style-name="T27">city</text:span><text:span text:style-name="T11"> = </text:span><text:span text:style-name="T35">city</text:span><text:span text:style-name="T11">;</text:span></text:p>
      <text:p text:style-name="P4"><text:span text:style-name="T11"><text:tab/>}</text:span></text:p>
      <text:p text:style-name="P4"><text:span text:style-name="T11">}</text:span></text:p>
      <text:p text:style-name="P56"/>
      <text:p text:style-name="P56"/>
      <text:p text:style-name="P56">hibernate.cfg.xml</text:p>
      <text:p text:style-name="P56"/>
      <text:p text:style-name="P49"><text:span text:style-name="T39">&lt;?</text:span><text:span text:style-name="T49">xml</text:span> <text:span text:style-name="T64">version</text:span>=<text:span text:style-name="T76">"1.0"</text:span> <text:span text:style-name="T64">encoding</text:span>=<text:span text:style-name="T76">"UTF-8"</text:span><text:span text:style-name="T39">?&gt;</text:span></text:p>
      <text:p text:style-name="P4"><text:span text:style-name="T41">&lt;!</text:span><text:span text:style-name="T51">DOCTYPE</text:span><text:span text:style-name="T60"> </text:span><text:span text:style-name="T41">hibernate-configuration</text:span><text:span text:style-name="T60"> </text:span><text:span text:style-name="T81">PUBLIC</text:span><text:span text:style-name="T60"> <text:s/></text:span></text:p>
      <text:p text:style-name="P4"><text:span text:style-name="T60"><text:s text:c="10"/></text:span><text:span text:style-name="T41">"-//Hibernate/Hibernate Configuration DTD 3.0//EN"</text:span><text:span text:style-name="T60"> <text:s/></text:span></text:p>
      <text:p text:style-name="P4"><text:span text:style-name="T60"><text:s text:c="10"/></text:span><text:span text:style-name="T84">"http://hibernate.sourceforge.net/hibernate-configuration-3.0.dtd"</text:span><text:span text:style-name="T41">&gt;</text:span><text:span text:style-name="T11"> <text:s/></text:span></text:p>
      <text:p text:style-name="P4"><text:span text:style-name="T41">&lt;</text:span><text:span text:style-name="T51">hibernate-configuration</text:span><text:span text:style-name="T41">&gt;</text:span><text:span text:style-name="T11"> <text:s/></text:span></text:p>
      <text:p text:style-name="P4"><text:span text:style-name="T11"><text:s text:c="4"/></text:span><text:span text:style-name="T41">&lt;</text:span><text:span text:style-name="T51">session-factor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hbm2ddl.auto"</text:span><text:span text:style-name="T41">&gt;</text:span><text:span text:style-name="T11">update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dialect"</text:span><text:span text:style-name="T41">&gt;</text:span><text:span text:style-name="T11">org.hibernate.dialect.MySQLDialec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rl"</text:span><text:span text:style-name="T41">&gt;</text:span><text:span text:style-name="T11">jdbc:mysql://</text:span><text:span text:style-name="T13">localhost</text:span><text:span text:style-name="T11">:3306/</text:span><text:span text:style-name="T13">myhibernate</text:span><text:span text:style-name="T41">&lt;/</text:span><text:span text:style-name="T51">property</text:span><text:span text:style-name="T41">&gt;</text:span><text:span text:style-name="T11"> <text:s text:c="8"/></text:span></text:p>
      <text:p text:style-name="P4"><text:span text:style-name="T11"><text:s text:c="2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username"</text:span><text:span text:style-name="T41">&gt;</text:span><text:span text:style-name="T11">root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password"</text:span><text:span text:style-name="T41">&gt;</text:span><text:span text:style-name="T13">dsrc</text:span><text:span text:style-name="T41">&lt;/</text:span><text:span text:style-name="T51">property</text:span><text:span text:style-name="T41">&gt;</text:span><text:span text:style-name="T11"> <text:s/></text:span></text:p>
      <text:p text:style-name="P4"><text:span text:style-name="T11"><text:s text:c="8"/></text:span><text:span text:style-name="T41">&lt;</text:span><text:span text:style-name="T51">property</text:span><text:span text:style-name="T60"> </text:span><text:span text:style-name="T66">name</text:span><text:span text:style-name="T11">=</text:span><text:span text:style-name="T71">"connection.driver_class"</text:span><text:span text:style-name="T41">&gt;</text:span><text:span text:style-name="T11">com.mysql.jdbc.Driver</text:span><text:span text:style-name="T41">&lt;/</text:span><text:span text:style-name="T51">property</text:span><text:span text:style-name="T41">&gt;</text:span><text:span text:style-name="T11"> <text:s text:c="2"/></text:span></text:p>
      <text:p text:style-name="P4"><text:span text:style-name="T11"><text:s text:c="8"/></text:span><text:span text:style-name="T41">&lt;</text:span><text:span text:style-name="T51">mapping</text:span><text:span text:style-name="T60"> </text:span><text:span text:style-name="T66">resource</text:span><text:span text:style-name="T11">=</text:span><text:span text:style-name="T71">"employee.hbm.xml"</text:span><text:span text:style-name="T41">&gt;&lt;/</text:span><text:span text:style-name="T51">mapping</text:span><text:span text:style-name="T41">&gt;</text:span><text:span text:style-name="T11"> <text:s/></text:span></text:p>
      <text:p text:style-name="P4"><text:span text:style-name="T11"><text:s text:c="6"/></text:span><text:span text:style-name="T41">&lt;/</text:span><text:span text:style-name="T51">session-factory</text:span><text:span text:style-name="T41">&gt;</text:span><text:span text:style-name="T11"> <text:s/></text:span></text:p>
      <text:p text:style-name="P49"><text:span text:style-name="T39">&lt;/</text:span><text:span text:style-name="T49">hibernate-configuration</text:span><text:span text:style-name="T39">&gt;</text:span></text:p>
      <text:p text:style-name="P56"/>
      <text:p text:style-name="P56">employee.<text:span text:style-name="T105">hbm.xml</text:span></text:p>
      <text:p text:style-name="P56"/>
      <text:p text:style-name="P49"><text:span text:style-name="T39">&lt;?</text:span><text:span text:style-name="T49">xml</text:span> <text:span text:style-name="T64">version</text:span> = <text:span text:style-name="T76">"1.0"</text:span> <text:span text:style-name="T64">encoding</text:span> = <text:span text:style-name="T76">"utf-8"</text:span><text:span text:style-name="T39">?&gt;</text:span></text:p>
      <text:p text:style-name="P4"><text:span text:style-name="T41">&lt;!</text:span><text:span text:style-name="T51">DOCTYPE</text:span><text:span text:style-name="T60"> </text:span><text:span text:style-name="T41">hibernate-mapping</text:span><text:span text:style-name="T60"> </text:span><text:span text:style-name="T81">PUBLIC</text:span><text:span text:style-name="T60"> </text:span></text:p>
      <text:p text:style-name="P4"><text:span text:style-name="T41">"-//Hibernate/Hibernate Mapping DTD//EN"</text:span></text:p>
      <text:p text:style-name="P4"><text:span text:style-name="T84">"http://www.hibernate.org/dtd/hibernate-mapping-3.0.dtd"</text:span><text:span text:style-name="T41">&gt;</text:span><text:span text:style-name="T11"> </text:span></text:p>
      <text:p text:style-name="P4"><text:span text:style-name="T41">&lt;</text:span><text:span text:style-name="T51">hibernate-mapping</text:span><text:span text:style-name="T41">&gt;</text:span></text:p>
      <text:p text:style-name="P4"><text:span text:style-name="T11"><text:s text:c="3"/></text:span><text:span text:style-name="T41">&lt;</text:span><text:span text:style-name="T51">class</text:span><text:span text:style-name="T60"> </text:span><text:span text:style-name="T66">name</text:span><text:span text:style-name="T60"> </text:span><text:span text:style-name="T11">=</text:span><text:span text:style-name="T60"> </text:span><text:span text:style-name="T71">"com.dsrc.bean.Employee"</text:span><text:span text:style-name="T60"> </text:span><text:span text:style-name="T66">table</text:span><text:span text:style-name="T60"> </text:span><text:span text:style-name="T11">=</text:span><text:span text:style-name="T60"> </text:span><text:span text:style-name="T71">"Employee"</text:span><text:span text:style-name="T41">&gt;</text:span><text:span text:style-name="T11"> </text:span></text:p>
      <text:p text:style-name="P4"><text:span text:style-name="T11"><text:s text:c="6"/></text:span><text:span text:style-name="T41">&lt;</text:span><text:span text:style-name="T51">meta</text:span><text:span text:style-name="T60"> </text:span><text:span text:style-name="T66">attribute</text:span><text:span text:style-name="T60"> </text:span><text:span text:style-name="T11">=</text:span><text:span text:style-name="T60"> </text:span><text:span text:style-name="T71">"class-description"</text:span><text:span text:style-name="T41">&gt;</text:span></text:p>
      <text:p text:style-name="P4"><text:span text:style-name="T11"><text:s text:c="9"/>This class contains the employee detail. </text:span></text:p>
      <text:p text:style-name="P4"><text:span text:style-name="T11"><text:s text:c="6"/></text:span><text:span text:style-name="T41">&lt;/</text:span><text:span text:style-name="T51">meta</text:span><text:span text:style-name="T41">&gt;</text:span></text:p>
      <text:p text:style-name="P4"><text:span text:style-name="T11"><text:s text:c="6"/></text:span><text:span text:style-name="T41">&lt;</text:span><text:span text:style-name="T51">id</text:span><text:span text:style-name="T60"> </text:span><text:span text:style-name="T66">name</text:span><text:span text:style-name="T60"> </text:span><text:span text:style-name="T11">=</text:span><text:span text:style-name="T60"> </text:span><text:span text:style-name="T71">"empno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int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EmpNO"</text:span><text:span text:style-name="T41">&gt;</text:span></text:p>
      <text:p text:style-name="P4"><text:soft-page-break/><text:span text:style-name="T11"><text:s text:c="9"/></text:span><text:span text:style-name="T41">&lt;</text:span><text:span text:style-name="T51">generator</text:span><text:span text:style-name="T60"> </text:span><text:span text:style-name="T66">class</text:span><text:span text:style-name="T11">=</text:span><text:span text:style-name="T71">"assigned"</text:span><text:span text:style-name="T41">/&gt;</text:span></text:p>
      <text:p text:style-name="P4"><text:span text:style-name="T11"><text:s text:c="6"/></text:span><text:span text:style-name="T41">&lt;/</text:span><text:span text:style-name="T51">id</text:span><text:span text:style-name="T41">&gt;</text:span></text:p>
      <text:p text:style-name="P4"><text:span text:style-name="T11"><text:s text:c="6"/></text:span><text:span text:style-name="T41">&lt;</text:span><text:span text:style-name="T51">property</text:span><text:span text:style-name="T60"> </text:span><text:span text:style-name="T66">name</text:span><text:span text:style-name="T60"> </text:span><text:span text:style-name="T11">=</text:span><text:span text:style-name="T60"> </text:span><text:span text:style-name="T71">"name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Name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string"</text:span><text:span text:style-name="T41">/&gt;</text:span></text:p>
      <text:p text:style-name="P4"><text:span text:style-name="T11"><text:s text:c="6"/></text:span><text:span text:style-name="T41">&lt;</text:span><text:span text:style-name="T51">property</text:span><text:span text:style-name="T60"> </text:span><text:span text:style-name="T66">name</text:span><text:span text:style-name="T60"> </text:span><text:span text:style-name="T11">=</text:span><text:span text:style-name="T60"> </text:span><text:span text:style-name="T71">"city"</text:span><text:span text:style-name="T60"> </text:span><text:span text:style-name="T66">column</text:span><text:span text:style-name="T60"> </text:span><text:span text:style-name="T11">=</text:span><text:span text:style-name="T60"> </text:span><text:span text:style-name="T71">"City"</text:span><text:span text:style-name="T60"> </text:span><text:span text:style-name="T66">type</text:span><text:span text:style-name="T60"> </text:span><text:span text:style-name="T11">=</text:span><text:span text:style-name="T60"> </text:span><text:span text:style-name="T71">"string"</text:span><text:span text:style-name="T41">/&gt;</text:span></text:p>
      <text:p text:style-name="P4"><text:span text:style-name="T11"><text:s text:c="3"/></text:span><text:span text:style-name="T41">&lt;/</text:span><text:span text:style-name="T51">class</text:span><text:span text:style-name="T41">&gt;</text:span></text:p>
      <text:p text:style-name="P49"><text:span text:style-name="T39">&lt;/</text:span><text:span text:style-name="T49">hibernate-mapping</text:span><text:span text:style-name="T39">&gt;</text:span> <text:s/></text:p>
      <text:p text:style-name="P56"/>
      <text:p text:style-name="P57">MyMain.java</text:p>
      <text:p text:style-name="P57"/>
      <text:p text:style-name="P66"><text:span text:style-name="T5">import</text:span> java.util.Scanner;</text:p>
      <text:p text:style-name="P1"/>
      <text:p text:style-name="P4"><text:span text:style-name="T2">import</text:span><text:span text:style-name="T11"> com.dsrc.bean.Employee;</text:span></text:p>
      <text:p text:style-name="P4"><text:span text:style-name="T2">import</text:span><text:span text:style-name="T11"> com.dsrc.util.UserCode;</text:span></text:p>
      <text:p text:style-name="P1"/>
      <text:p text:style-name="P4"><text:span text:style-name="T2">public</text:span><text:span text:style-name="T11"> </text:span><text:span text:style-name="T2">class</text:span><text:span text:style-name="T11"> MyMain {</text:span></text:p>
      <text:p text:style-name="P1"/>
      <text:p text:style-name="P4"><text:span text:style-name="T11"><text:tab/></text:span><text:span text:style-name="T2">public</text:span><text:span text:style-name="T11"> </text:span><text:span text:style-name="T2">static</text:span><text:span text:style-name="T11"> </text:span><text:span text:style-name="T2">void</text:span><text:span text:style-name="T11"> main(String[] </text:span><text:span text:style-name="T35">args</text:span><text:span text:style-name="T11">) {</text:span></text:p>
      <text:p text:style-name="P1"/>
      <text:p text:style-name="P4"><text:span text:style-name="T11"><text:tab/><text:tab/>Employee </text:span><text:span text:style-name="T35">e1</text:span><text:span text:style-name="T11"> = </text:span><text:span text:style-name="T2">new</text:span><text:span text:style-name="T11"> Employee();</text:span></text:p>
      <text:p text:style-name="P4"><text:span text:style-name="T11"><text:s text:c="8"/>System.</text:span><text:span text:style-name="T29">out</text:span><text:span text:style-name="T11">.println(</text:span><text:span text:style-name="T73">"Enter EmpNo "</text:span><text:span text:style-name="T11">);</text:span></text:p>
      <text:p text:style-name="P4"><text:span text:style-name="T11"><text:s text:c="8"/>Scanner </text:span><text:span text:style-name="T37">sc1</text:span><text:span text:style-name="T11"> = </text:span><text:span text:style-name="T2">new</text:span><text:span text:style-name="T11"> Scanner(System.</text:span><text:span text:style-name="T29">in</text:span><text:span text:style-name="T11">);</text:span></text:p>
      <text:p text:style-name="P4"><text:span text:style-name="T11"><text:s text:c="8"/></text:span><text:span text:style-name="T2">int</text:span><text:span text:style-name="T11"> </text:span><text:span text:style-name="T35">empno</text:span><text:span text:style-name="T11"> = </text:span><text:span text:style-name="T35">sc1</text:span><text:span text:style-name="T11">.nextInt();</text:span></text:p>
      <text:p text:style-name="P4"><text:span text:style-name="T11"><text:s text:c="7"/></text:span></text:p>
      <text:p text:style-name="P4"><text:span text:style-name="T11"><text:s text:c="8"/></text:span><text:span text:style-name="T35">e1</text:span><text:span text:style-name="T11">.setEmpno(</text:span><text:span text:style-name="T35">empno</text:span><text:span text:style-name="T11">);</text:span></text:p>
      <text:p text:style-name="P4"><text:span text:style-name="T11"><text:s text:c="7"/></text:span></text:p>
      <text:p text:style-name="P4"><text:span text:style-name="T11"><text:s text:c="4"/><text:tab/></text:span><text:span text:style-name="T2">new</text:span><text:span text:style-name="T11"> UserCode().deleteEmployee(</text:span><text:span text:style-name="T35">e1</text:span><text:span text:style-name="T11">);</text:span></text:p>
      <text:p text:style-name="P4"><text:span text:style-name="T11">} </text:span></text:p>
      <text:p text:style-name="P1"/>
      <text:p text:style-name="P4"><text:span text:style-name="T11">}</text:span></text:p>
      <text:p text:style-name="P57"/>
      <text:p text:style-name="P57">UserCode.java</text:p>
      <text:p text:style-name="P43"/>
      <text:p text:style-name="P43"/>
      <text:p text:style-name="P44"><text:span text:style-name="T1">package</text:span> com.dsrc.util;</text:p>
      <text:p text:style-name="P1"/>
      <text:p text:style-name="P4"><text:span text:style-name="T2">import</text:span><text:span text:style-name="T11"> org.hibernate.HibernateException;</text:span></text:p>
      <text:p text:style-name="P4"><text:span text:style-name="T2">import</text:span><text:span text:style-name="T11"> org.hibernate.Session;</text:span></text:p>
      <text:p text:style-name="P4"><text:span text:style-name="T2">import</text:span><text:span text:style-name="T11"> org.hibernate.SessionFactory;</text:span></text:p>
      <text:p text:style-name="P4"><text:span text:style-name="T2">import</text:span><text:span text:style-name="T11"> org.hibernate.Transaction;</text:span></text:p>
      <text:p text:style-name="P4"><text:span text:style-name="T2">import</text:span><text:span text:style-name="T11"> org.hibernate.cfg.Configuration;</text:span></text:p>
      <text:p text:style-name="P1"/>
      <text:p text:style-name="P4"><text:span text:style-name="T2">import</text:span><text:span text:style-name="T11"> com.dsrc.bean.Employee;</text:span></text:p>
      <text:p text:style-name="P1"/>
      <text:p text:style-name="P4"><text:span text:style-name="T2">public</text:span><text:span text:style-name="T11"> </text:span><text:span text:style-name="T2">class</text:span><text:span text:style-name="T11"> UserCode {</text:span></text:p>
      <text:p text:style-name="P4"><text:span text:style-name="T11"><text:tab/></text:span></text:p>
      <text:p text:style-name="P4"><text:span text:style-name="T11"><text:tab/></text:span><text:span text:style-name="T2">public</text:span><text:span text:style-name="T11"> </text:span><text:span text:style-name="T2">boolean</text:span><text:span text:style-name="T11"> deleteEmployee(Employee </text:span><text:span text:style-name="T35">bean</text:span><text:span text:style-name="T11">)</text:span></text:p>
      <text:p text:style-name="P4"><text:span text:style-name="T11"><text:tab/>{</text:span></text:p>
      <text:p text:style-name="P4"><text:span text:style-name="T11"><text:tab/><text:tab/>SessionFactory </text:span><text:span text:style-name="T35">sf</text:span><text:span text:style-name="T11">=</text:span><text:span text:style-name="T2">new</text:span><text:span text:style-name="T11"> Configuration().configure().buildSessionFactory();</text:span></text:p>
      <text:p text:style-name="P4"><text:span text:style-name="T11"><text:tab/><text:tab/>Session </text:span><text:span text:style-name="T35">s</text:span><text:span text:style-name="T11">=</text:span><text:span text:style-name="T35">sf</text:span><text:span text:style-name="T11">.openSession();</text:span></text:p>
      <text:p text:style-name="P4"><text:span text:style-name="T11"><text:tab/><text:tab/>Transaction </text:span><text:span text:style-name="T35">tx</text:span><text:span text:style-name="T11">=</text:span><text:span text:style-name="T2">null</text:span><text:span text:style-name="T11">;</text:span></text:p>
      <text:p text:style-name="P4"><text:span text:style-name="T11"><text:tab/><text:tab/></text:span><text:span text:style-name="T2">try</text:span><text:span text:style-name="T11">{</text:span></text:p>
      <text:p text:style-name="P4"><text:span text:style-name="T11"><text:tab/><text:tab/><text:tab/></text:span><text:span text:style-name="T35">tx</text:span><text:span text:style-name="T11"> = </text:span><text:span text:style-name="T35">s</text:span><text:span text:style-name="T11">.beginTransaction();</text:span></text:p>
      <text:p text:style-name="P4"><text:span text:style-name="T11"><text:tab/><text:tab/><text:tab/>Employee </text:span><text:span text:style-name="T35">employee</text:span><text:span text:style-name="T11">=(Employee)</text:span><text:span text:style-name="T35">s</text:span><text:span text:style-name="T11">.get(Employee.</text:span><text:span text:style-name="T2">class</text:span><text:span text:style-name="T11">,</text:span><text:span text:style-name="T35">bean</text:span><text:span text:style-name="T11">.getEmpno());</text:span></text:p>
      <text:p text:style-name="P4"><text:span text:style-name="T11"><text:tab/><text:tab/><text:tab/></text:span><text:span text:style-name="T35">s</text:span><text:span text:style-name="T11">.delete(</text:span><text:span text:style-name="T35">employee</text:span><text:span text:style-name="T11">); </text:span></text:p>
      <text:p text:style-name="P4"><text:span text:style-name="T11"><text:tab/> <text:s text:c="8"/></text:span><text:span text:style-name="T35">tx</text:span><text:span text:style-name="T11">.commit();</text:span></text:p>
      <text:p text:style-name="P4"><text:span text:style-name="T11"><text:s text:c="9"/><text:tab/>System.</text:span><text:span text:style-name="T29">out</text:span><text:span text:style-name="T11">.println(</text:span><text:span text:style-name="T73">"Done..."</text:span><text:span text:style-name="T11">);</text:span></text:p>
      <text:p text:style-name="P4"><text:span text:style-name="T11"><text:tab/><text:tab/>}</text:span></text:p>
      <text:p text:style-name="P4"><text:span text:style-name="T11"><text:tab/><text:tab/></text:span><text:span text:style-name="T2">catch</text:span><text:span text:style-name="T11">(HibernateException </text:span><text:span text:style-name="T35">e</text:span><text:span text:style-name="T11">)</text:span></text:p>
      <text:p text:style-name="P4"><text:soft-page-break/><text:span text:style-name="T11"><text:tab/><text:tab/>{</text:span></text:p>
      <text:p text:style-name="P4"><text:span text:style-name="T11"><text:tab/><text:tab/><text:tab/></text:span><text:span text:style-name="T2">if</text:span><text:span text:style-name="T11">(</text:span><text:span text:style-name="T35">tx</text:span><text:span text:style-name="T11">!=</text:span><text:span text:style-name="T2">null</text:span><text:span text:style-name="T11">)</text:span></text:p>
      <text:p text:style-name="P4"><text:span text:style-name="T11"><text:tab/><text:tab/><text:tab/><text:tab/></text:span><text:span text:style-name="T35">tx</text:span><text:span text:style-name="T11">.rollback();</text:span></text:p>
      <text:p text:style-name="P4"><text:span text:style-name="T11"><text:tab/><text:tab/><text:tab/></text:span><text:span text:style-name="T35">e</text:span><text:span text:style-name="T11">.printStackTrace();<text:tab/><text:tab/><text:tab/></text:span></text:p>
      <text:p text:style-name="P4"><text:span text:style-name="T11"><text:tab/><text:tab/>}</text:span></text:p>
      <text:p text:style-name="P4"><text:span text:style-name="T11"><text:tab/><text:tab/></text:span><text:span text:style-name="T2">finally</text:span></text:p>
      <text:p text:style-name="P4"><text:span text:style-name="T11"><text:tab/><text:tab/>{</text:span></text:p>
      <text:p text:style-name="P4"><text:span text:style-name="T11"><text:tab/><text:tab/><text:tab/></text:span><text:span text:style-name="T35">s</text:span><text:span text:style-name="T11">.close();</text:span></text:p>
      <text:p text:style-name="P4"><text:span text:style-name="T11"><text:tab/><text:tab/>}</text:span></text:p>
      <text:p text:style-name="P4"><text:span text:style-name="T11"><text:tab/><text:tab/></text:span><text:span text:style-name="T2">return</text:span><text:span text:style-name="T11"> </text:span><text:span text:style-name="T2">false</text:span><text:span text:style-name="T11">;</text:span></text:p>
      <text:p text:style-name="P4"><text:span text:style-name="T11"><text:tab/>}</text:span></text:p>
      <text:p text:style-name="P1"/>
      <text:p text:style-name="P78"><text:span text:style-name="T11">}</text:span></text:p>
      <text:p text:style-name="P45"/>
      <text:p text:style-name="P45">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2:55:47.010000000</meta:creation-date>
    <dc:date>2019-06-27T16:51:47.145000000</dc:date>
    <meta:editing-duration>PT6H13M54S</meta:editing-duration>
    <meta:editing-cycles>35</meta:editing-cycles>
    <meta:generator>LibreOffice/5.0.5.2$Windows_X86_64 LibreOffice_project/55b006a02d247b5f7215fc6ea0fde844b30035b3</meta:generator>
    <meta:document-statistic meta:table-count="0" meta:image-count="0" meta:object-count="0" meta:page-count="20" meta:paragraph-count="899" meta:word-count="2179" meta:character-count="27185" meta:non-whitespace-character-count="22330"/>
  </office:meta>
</office:document-meta>
</file>